
<file path=META-INF/manifest.xml><?xml version="1.0" encoding="utf-8"?>
<manifest:manifest xmlns:manifest="urn:oasis:names:tc:opendocument:xmlns:manifest:1.0">
  <manifest:file-entry manifest:media-type="application/vnd.oasis.opendocument.text" manifest:full-path="/"/>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application/binary" manifest:full-path="layout-cache"/>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 manifest:full-path="ObjectReplacements/Object 90"/>
  <manifest:file-entry manifest:media-type=""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application/x-openoffice-gdimetafile;windows_formatname=&quot;GDIMetaFile&quot;" manifest:full-path="ObjectReplacements/Object 81"/>
  <manifest:file-entry manifest:media-type="" manifest:full-path="ObjectReplacements/Object 82"/>
  <manifest:file-entry manifest:media-type="" manifest:full-path="ObjectReplacements/Object 83"/>
  <manifest:file-entry manifest:media-type="" manifest:full-path="ObjectReplacements/Object 84"/>
  <manifest:file-entry manifest:media-type="" manifest:full-path="ObjectReplacements/Object 85"/>
  <manifest:file-entry manifest:media-type=""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 manifest:full-path="ObjectReplacements/Object 88"/>
  <manifest:file-entry manifest:media-type="application/x-openoffice-gdimetafile;windows_formatname=&quot;GDIMetaFile&quot;" manifest:full-path="ObjectReplacements/Object 31"/>
  <manifest:file-entry manifest:media-type=""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Text_20_body">
      <style:paragraph-properties fo:margin-left="0cm" fo:margin-right="0cm" fo:text-align="justify" style:justify-single-word="false" fo:text-indent="0cm" style:auto-text-indent="false"/>
    </style:style>
    <style:style style:name="P5" style:family="paragraph" style:parent-style-name="Heading_20_3">
      <style:paragraph-properties fo:margin-left="0cm" fo:margin-right="0cm" fo:text-indent="0cm" style:auto-text-indent="false"/>
    </style:style>
    <style:style style:name="P6" style:family="paragraph" style:parent-style-name="Heading_20_4">
      <style:paragraph-properties fo:margin-left="0cm" fo:margin-right="0cm" fo:text-indent="0cm" style:auto-text-indent="false"/>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paragraph-properties fo:margin-left="0cm" fo:margin-right="0cm" fo:margin-top="0cm" fo:margin-bottom="0.212cm" fo:text-align="justify" style:justify-single-word="false" fo:text-indent="0.499cm" style:auto-text-indent="false"/>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P9" style:family="paragraph" style:parent-style-name="Text_20_body">
      <style:paragraph-properties fo:margin-left="0cm" fo:margin-right="0cm" fo:margin-top="0cm" fo:margin-bottom="0.212cm" fo:text-align="justify" style:justify-single-word="false" fo:text-indent="0.499cm" style:auto-text-indent="false"/>
    </style:style>
    <style:style style:name="P10" style:family="paragraph" style:parent-style-name="Heading_20_4">
      <style:paragraph-properties fo:margin-left="0cm" fo:margin-right="0cm" fo:text-indent="0.499cm" style:auto-text-indent="false"/>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style:font-name="Bitstream Vera Sans1" fo:font-size="12pt" fo:font-style="normal" fo:font-weight="normal" style:font-name-asian="Nimbus Mono L" style:font-size-asian="12pt" style:font-style-asian="normal" style:font-weight-asian="normal" style:font-name-complex="Nimbus Mono L" style:font-size-complex="12pt" style:font-style-complex="normal" style:font-weight-complex="normal"/>
    </style:style>
    <style:style style:name="P14" style:family="paragraph" style:parent-style-name="Heading_20_3">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5">
      <style:paragraph-properties>
        <style:tab-stops>
          <style:tab-stop style:position="15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4">
      <style:paragraph-properties>
        <style:tab-stops>
          <style:tab-stop style:position="15.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de">
      <style:text-properties fo:font-weight="normal" style:font-weight-asian="normal" style:font-weight-complex="normal"/>
    </style:style>
    <style:style style:name="P21" style:family="paragraph" style:parent-style-name="Heading_20_1" style:master-page-name="Standard">
      <style:paragraph-properties style:page-number="1"/>
    </style:style>
    <style:style style:name="P22" style:family="paragraph" style:parent-style-name="Text_20_body" style:master-page-name="Index">
      <style:paragraph-properties style:page-number="auto"/>
    </style:style>
    <style:style style:name="P23" style:family="paragraph" style:parent-style-name="Text_20_body" style:list-style-name="List_20_2"/>
    <style:style style:name="P24" style:family="paragraph" style:parent-style-name="Text_20_body" style:list-style-name="List_20_2"/>
    <style:style style:name="P25" style:family="paragraph" style:parent-style-name="Text_20_body" style:list-style-name="List_20_2"/>
    <style:style style:name="P26" style:family="paragraph" style:parent-style-name="Text_20_body" style:list-style-name="List_20_2"/>
    <style:style style:name="P27" style:family="paragraph" style:parent-style-name="Text_20_body" style:list-style-name="List_20_2"/>
    <style:style style:name="P28" style:family="paragraph" style:parent-style-name="Text_20_body" style:list-style-name="List_20_2"/>
    <style:style style:name="P29" style:family="paragraph" style:parent-style-name="Text_20_body" style:list-style-name="L1"/>
    <style:style style:name="P30" style:family="paragraph" style:parent-style-name="Text_20_body" style:list-style-name="L1"/>
    <style:style style:name="P31" style:family="paragraph" style:parent-style-name="Text_20_body" style:list-style-name="L1">
      <style:paragraph-properties fo:text-align="center" style:justify-single-word="false"/>
      <style:text-properties fo:font-weight="normal" style:font-weight-asian="normal" style:font-weight-complex="normal"/>
    </style:style>
    <style:style style:name="P32" style:family="paragraph" style:parent-style-name="Text_20_body" style:list-style-name="L1">
      <style:text-properties fo:font-weight="normal" style:font-weight-asian="normal" style:font-weight-complex="normal"/>
    </style:style>
    <style:style style:name="P33" style:family="paragraph" style:parent-style-name="Text_20_body" style:list-style-name="L2"/>
    <style:style style:name="P34" style:family="paragraph" style:parent-style-name="Text_20_body" style:list-style-name="L2">
      <style:paragraph-properties fo:text-align="center" style:justify-single-word="false"/>
    </style:style>
    <style:style style:name="P35" style:family="paragraph" style:parent-style-name="Text_20_body" style:list-style-name="L2">
      <style:paragraph-properties fo:text-align="center" style:justify-single-word="false"/>
    </style:style>
    <style:style style:name="P36" style:family="paragraph" style:parent-style-name="Text_20_body" style:list-style-name="L2">
      <style:paragraph-properties fo:text-align="justify" style:justify-single-word="false"/>
    </style:style>
    <style:style style:name="P37" style:family="paragraph" style:parent-style-name="Text_20_body" style:list-style-name="List_20_2"/>
    <style:style style:name="P38" style:family="paragraph" style:parent-style-name="Text_20_body" style:list-style-name="List_20_2"/>
    <style:style style:name="P39" style:family="paragraph" style:parent-style-name="Text_20_body" style:list-style-name="List_20_2"/>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itle" style:master-page-name="First_20_Page">
      <style:paragraph-properties style:page-number="auto"/>
    </style:style>
    <style:style style:name="T1" style:family="text">
      <style:text-properties style:font-name="DejaVu Sans1" style:font-name-asian="DejaVu Sans1" style:font-name-complex="DejaVu Sans1"/>
    </style:style>
    <style:style style:name="T2" style:family="text">
      <style:text-properties fo:font-weight="normal" style:font-weight-asian="normal" style:font-weight-complex="normal"/>
    </style:style>
    <style:style style:name="T3" style:family="text">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T4" style:family="text">
      <style:text-properties style:font-name="Bitstream Vera Sans1" fo:font-size="12pt" fo:language="fr" fo:country="FR" fo:font-style="normal" style:font-name-asian="Nimbus Mono L" style:font-size-asian="12pt" style:font-style-asian="normal" style:font-name-complex="Nimbus Mono L" style:font-size-complex="12pt" style:font-style-complex="normal"/>
    </style:style>
    <style:style style:name="T5" style:family="text">
      <style:text-properties style:text-position="0% 100%" style:font-name="Bitstream Vera Sans1" fo:font-size="12pt" fo:font-style="normal" style:font-name-asian="Nimbus Mono L" style:font-size-asian="12pt" style:font-style-asian="normal" style:font-name-complex="Nimbus Mono L" style:font-size-complex="12pt"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style:num-suffix="." style:num-format="1">
        <style:list-level-properties text:min-label-width="0.635cm"/>
      </text:list-level-style-number>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ubject>Optimisation de la gestion de portefeuille</text:subject></text:p>
      <text:p text:style-name="Title"><text:title>Document technique</text:title></text:p>
      <text:p text:style-name="Subtitle">Projet optimisation – IFIPS INFO3 2008</text:p>
      <text:p text:style-name="Subtitle">Date de dernière mise à jour : <text:date style:data-style-name="N76" text:date-value="2007-11-09T16:12:40.99">9 novembre 2007</text:date><text:line-break/>Numéro de révision : <text:editing-cycles>119</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22"/>
      <text:table-of-content text:style-name="Sect1" text:protected="true" text:name="Table of Contents">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Table of Contents</text:p>
          </text:index-title>
          <text:p text:style-name="P17"><text:a xlink:type="simple" xlink:href="#1.Introduction|outline" text:style-name="Index_20_Link" text:visited-style-name="Index_20_Link">1. Introduction</text:a><text:tab/>1</text:p>
          <text:p text:style-name="P15"><text:a xlink:type="simple" xlink:href="#1.1.Les données|outline" text:style-name="Index_20_Link" text:visited-style-name="Index_20_Link">1.1. Les données</text:a><text:tab/>1</text:p>
          <text:p text:style-name="P15"><text:a xlink:type="simple" xlink:href="#1.2.Les variables|outline" text:style-name="Index_20_Link" text:visited-style-name="Index_20_Link">1.2. Les variables</text:a><text:tab/>1</text:p>
          <text:p text:style-name="P15"><text:a xlink:type="simple" xlink:href="#1.3.Commentaires|outline" text:style-name="Index_20_Link" text:visited-style-name="Index_20_Link">1.3. Commentaires</text:a><text:tab/>1</text:p>
          <text:p text:style-name="P17"><text:a xlink:type="simple" xlink:href="#2.Modèle déterministe|outline" text:style-name="Index_20_Link" text:visited-style-name="Index_20_Link">2. Modèle déterministe</text:a><text:tab/>2</text:p>
          <text:p text:style-name="P15"><text:a xlink:type="simple" xlink:href="#2.1.Formulation du problème|outline" text:style-name="Index_20_Link" text:visited-style-name="Index_20_Link">2.1. Formulation du problème</text:a><text:tab/>2</text:p>
          <text:p text:style-name="P15"><text:a xlink:type="simple" xlink:href="#2.2.Méthodes de résolution|outline" text:style-name="Index_20_Link" text:visited-style-name="Index_20_Link">2.2. Méthodes de résolution</text:a><text:tab/>3</text:p>
          <text:p text:style-name="P19"><text:a xlink:type="simple" xlink:href="#2.2.1.Relaxation lagrangienne|outline" text:style-name="Index_20_Link" text:visited-style-name="Index_20_Link">2.2.1. Relaxation lagrangienne</text:a><text:tab/>3</text:p>
          <text:p text:style-name="P18"><text:a xlink:type="simple" xlink:href="#2.2.1.1.Linéarisation|outline" text:style-name="Index_20_Link" text:visited-style-name="Index_20_Link">2.2.1.1. Linéarisation</text:a><text:tab/>3</text:p>
          <text:p text:style-name="P18"><text:a xlink:type="simple" xlink:href="#2.2.1.2.Relaxation lagrangienne|outline" text:style-name="Index_20_Link" text:visited-style-name="Index_20_Link">2.2.1.2. Relaxation lagrangienne</text:a><text:tab/>3</text:p>
          <text:p text:style-name="P18"><text:a xlink:type="simple" xlink:href="#2.2.1.3.Dual lagrangien|outline" text:style-name="Index_20_Link" text:visited-style-name="Index_20_Link">2.2.1.3. Dual lagrangien</text:a><text:tab/>5</text:p>
          <text:p text:style-name="P19"><text:a xlink:type="simple" xlink:href="#2.2.2.Recuit Simulé|outline" text:style-name="Index_20_Link" text:visited-style-name="Index_20_Link">2.2.2. Recuit Simulé</text:a><text:tab/>6</text:p>
          <text:p text:style-name="P18"><text:a xlink:type="simple" xlink:href="#2.2.2.1.Définition|outline" text:style-name="Index_20_Link" text:visited-style-name="Index_20_Link">2.2.2.1. Définition</text:a><text:tab/>6</text:p>
          <text:p text:style-name="P18"><text:a xlink:type="simple" xlink:href="#2.2.2.2.Solution Initiale|outline" text:style-name="Index_20_Link" text:visited-style-name="Index_20_Link">2.2.2.2. Solution Initiale</text:a><text:tab/>6</text:p>
          <text:p text:style-name="P16"><text:a xlink:type="simple" xlink:href="#2.2.2.2.1.Approche naïve|outline" text:style-name="Index_20_Link" text:visited-style-name="Index_20_Link">2.2.2.2.1. Approche naïve</text:a><text:tab/>6</text:p>
          <text:p text:style-name="P16"><text:a xlink:type="simple" xlink:href="#2.2.2.2.2.Approche gloutonne|outline" text:style-name="Index_20_Link" text:visited-style-name="Index_20_Link">2.2.2.2.2. Approche gloutonne</text:a><text:tab/>6</text:p>
          <text:p text:style-name="P16"><text:a xlink:type="simple" xlink:href="#2.2.2.2.3.Approche par relaxation d'une contrainte|outline" text:style-name="Index_20_Link" text:visited-style-name="Index_20_Link">2.2.2.2.3. Approche par relaxation d'une contrainte</text:a><text:tab/>6</text:p>
          <text:p text:style-name="P18"><text:a xlink:type="simple" xlink:href="#2.2.2.3.Température initiale et décroissance|outline" text:style-name="Index_20_Link" text:visited-style-name="Index_20_Link">2.2.2.3. Température initiale et décroissance</text:a><text:tab/>7</text:p>
          <text:p text:style-name="P16"><text:a xlink:type="simple" xlink:href="#2.2.2.3.1.Méthode de Kirkpatrick|outline" text:style-name="Index_20_Link" text:visited-style-name="Index_20_Link">2.2.2.3.1. Méthode de Kirkpatrick</text:a><text:tab/>7</text:p>
          <text:p text:style-name="P16"><text:a xlink:type="simple" xlink:href="#2.2.2.3.2.Méthode adaptative|outline" text:style-name="Index_20_Link" text:visited-style-name="Index_20_Link">2.2.2.3.2. Méthode adaptative</text:a><text:tab/>7</text:p>
          <text:p text:style-name="P18"><text:a xlink:type="simple" xlink:href="#2.2.2.4.Le modèle de réglage|outline" text:style-name="Index_20_Link" text:visited-style-name="Index_20_Link">2.2.2.4. Le modèle de réglage</text:a><text:tab/>8</text:p>
          <text:p text:style-name="P19"><text:a xlink:type="simple" xlink:href="#2.2.3.Variable Neighbourghood Search (VNS)|outline" text:style-name="Index_20_Link" text:visited-style-name="Index_20_Link">2.2.3. Variable Neighbourghood Search (VNS)</text:a><text:tab/>9</text:p>
          <text:p text:style-name="P18"><text:a xlink:type="simple" xlink:href="#2.2.3.1.Définition|outline" text:style-name="Index_20_Link" text:visited-style-name="Index_20_Link">2.2.3.1. Définition</text:a><text:tab/>9</text:p>
          <text:p text:style-name="P18"><text:a xlink:type="simple" xlink:href="#2.2.3.2.Solution Initiale|outline" text:style-name="Index_20_Link" text:visited-style-name="Index_20_Link">2.2.3.2. Solution Initiale</text:a><text:tab/>9</text:p>
          <text:p text:style-name="P18"><text:a xlink:type="simple" xlink:href="#2.2.3.3.Structures de voisinage|outline" text:style-name="Index_20_Link" text:visited-style-name="Index_20_Link">2.2.3.3. Structures de voisinage</text:a><text:tab/>9</text:p>
          <text:p text:style-name="P18"><text:a xlink:type="simple" xlink:href="#2.2.3.4.Algorithme VNS|outline" text:style-name="Index_20_Link" text:visited-style-name="Index_20_Link">2.2.3.4. Algorithme VNS</text:a><text:tab/>10</text:p>
          <text:p text:style-name="P17"><text:a xlink:type="simple" xlink:href="#3.Modèle stochastique|outline" text:style-name="Index_20_Link" text:visited-style-name="Index_20_Link">3. Modèle stochastique</text:a><text:tab/>11</text:p>
          <text:p text:style-name="P15"><text:a xlink:type="simple" xlink:href="#3.1.Les données|outline" text:style-name="Index_20_Link" text:visited-style-name="Index_20_Link">3.1. Les données</text:a><text:tab/>11</text:p>
          <text:p text:style-name="P15"><text:a xlink:type="simple" xlink:href="#3.2.Formulation du problème|outline" text:style-name="Index_20_Link" text:visited-style-name="Index_20_Link">3.2. Formulation du problème</text:a><text:tab/>11</text:p>
          <text:p text:style-name="P15"><text:a xlink:type="simple" xlink:href="#3.3.Commentaires|outline" text:style-name="Index_20_Link" text:visited-style-name="Index_20_Link">3.3. Commentaires</text:a><text:tab/>12</text:p>
          <text:p text:style-name="P15"><text:a xlink:type="simple" xlink:href="#3.4.Méthodes de résolution|outline" text:style-name="Index_20_Link" text:visited-style-name="Index_20_Link">3.4. Méthodes de résolution</text:a><text:tab/>12</text:p>
          <text:p text:style-name="P19"><text:a xlink:type="simple" xlink:href="#3.4.1.Relaxation lagrangienne|outline" text:style-name="Index_20_Link" text:visited-style-name="Index_20_Link">3.4.1. Relaxation lagrangienne</text:a><text:tab/>12</text:p>
          <text:p text:style-name="P18"><text:a xlink:type="simple" xlink:href="#3.4.1.1.Relaxation lagrangienne|outline" text:style-name="Index_20_Link" text:visited-style-name="Index_20_Link">3.4.1.1. Relaxation lagrangienne</text:a><text:tab/>12</text:p>
          <text:p text:style-name="P18"><text:a xlink:type="simple" xlink:href="#3.4.1.2.Dual lagrangien|outline" text:style-name="Index_20_Link" text:visited-style-name="Index_20_Link">3.4.1.2. Dual lagrangien</text:a><text:tab/>13</text:p>
          <text:p text:style-name="P19"><text:a xlink:type="simple" xlink:href="#3.4.2.Recuit Simulé|outline" text:style-name="Index_20_Link" text:visited-style-name="Index_20_Link">3.4.2. Recuit Simulé</text:a><text:tab/>14</text:p>
          <text:p text:style-name="P19"><text:a xlink:type="simple" xlink:href="#3.4.3.Variable Neighbourghood Search (VNS)|outline" text:style-name="Index_20_Link" text:visited-style-name="Index_20_Link">3.4.3. Variable Neighbourghood Search (VNS)</text:a><text:tab/>14</text:p>
        </text:index-body>
      </text:table-of-content>
      <text:p text:style-name="Standard"/>
      <text:h text:style-name="P21" text:outline-level="1">Introduction</text:h>
      <text:p text:style-name="Text_20_body">Le but de ce projet est d'étudier l'optimisation de portefeuille financier. Nous allons nous servir ici de deux modèles mathématiques : un modèle déterministe et un modèle stochastique. Dans ce document, nous présentons et commentons chacun des deux modèles, puis les méthodes de résolution envisagées.</text:p>
      <text:h text:style-name="Heading_20_2" text:outline-level="2">Les données</text:h>
      <text:list text:style-name="List_20_2">
        <text:list-item>
          <text:p text:style-name="P23"><draw:frame draw:style-name="fr1" draw:name="Object2" text:anchor-type="as-char" svg:width="0.469cm" svg:height="0.492cm" draw:z-index="90"><draw:object xlink:href="./Object 2" xlink:type="simple" xlink:show="embed" xlink:actuate="onLoad"/><draw:image xlink:href="./ObjectReplacements/Object 2" xlink:type="simple" xlink:show="embed" xlink:actuate="onLoad"/></draw:frame> : titres disponibles;</text:p>
        </text:list-item>
        <text:list-item>
          <text:p text:style-name="P23"><draw:frame draw:style-name="fr1" draw:name="Object1" text:anchor-type="as-char" svg:width="0.529cm" svg:height="0.563cm" draw:z-index="0"><draw:object xlink:href="./Object 1" xlink:type="simple" xlink:show="embed" xlink:actuate="onLoad"/><draw:image xlink:href="./ObjectReplacements/Object 1" xlink:type="simple" xlink:show="embed" xlink:actuate="onLoad"/></draw:frame> : le rendement espéré du titre i, i = 1, ..., n;</text:p>
        </text:list-item>
        <text:list-item>
          <text:p text:style-name="P23"><draw:frame draw:style-name="fr1" draw:name="Object3" text:anchor-type="as-char" svg:width="0.644cm" svg:height="0.563cm" draw:z-index="5"><draw:object xlink:href="./Object 3" xlink:type="simple" xlink:show="embed" xlink:actuate="onLoad"/><draw:image xlink:href="./ObjectReplacements/Object 3" xlink:type="simple" xlink:show="embed" xlink:actuate="onLoad"/></draw:frame> : covariance des rendements associés aux titres i et j pour i,j = (1, ..., n);</text:p>
        </text:list-item>
        <text:list-item>
          <text:p text:style-name="P23"><draw:frame draw:style-name="fr1" draw:name="Object4" text:anchor-type="as-char" svg:width="0.45cm" svg:height="0.492cm" draw:z-index="6"><draw:object xlink:href="./Object 4" xlink:type="simple" xlink:show="embed" xlink:actuate="onLoad"/><draw:image xlink:href="./ObjectReplacements/Object 4" xlink:type="simple" xlink:show="embed" xlink:actuate="onLoad"/></draw:frame>: espérance désirée du rendement;</text:p>
        </text:list-item>
        <text:list-item>
          <text:p text:style-name="P23"><draw:frame draw:style-name="fr1" draw:name="Object5" text:anchor-type="as-char" svg:width="0.48cm" svg:height="0.492cm" draw:z-index="7"><draw:object xlink:href="./Object 5" xlink:type="simple" xlink:show="embed" xlink:actuate="onLoad"/><draw:image xlink:href="./ObjectReplacements/Object 5" xlink:type="simple" xlink:show="embed" xlink:actuate="onLoad"/></draw:frame>: nombre de titres à retenir pour constituer le portefeuille, dans le cas déterministe;</text:p>
        </text:list-item>
        <text:list-item>
          <text:p text:style-name="P23"><draw:frame draw:style-name="fr1" draw:name="Object7" text:anchor-type="as-char" svg:width="0.476cm" svg:height="0.563cm" draw:z-index="8"><draw:object xlink:href="./Object 7" xlink:type="simple" xlink:show="embed" xlink:actuate="onLoad"/><draw:image xlink:href="./ObjectReplacements/Object 7" xlink:type="simple" xlink:show="embed" xlink:actuate="onLoad"/></draw:frame>et <draw:frame draw:style-name="fr1" draw:name="Object6" text:anchor-type="as-char" svg:width="0.517cm" svg:height="0.563cm" draw:z-index="9"><draw:object xlink:href="./Object 6" xlink:type="simple" xlink:show="embed" xlink:actuate="onLoad"/><draw:image xlink:href="./ObjectReplacements/Object 6" xlink:type="simple" xlink:show="embed" xlink:actuate="onLoad"/></draw:frame>deux réels tels que <draw:frame draw:style-name="fr1" draw:name="Object8" text:anchor-type="as-char" svg:width="3.117cm" svg:height="0.563cm" draw:z-index="10"><draw:object xlink:href="./Object 8" xlink:type="simple" xlink:show="embed" xlink:actuate="onLoad"/><draw:image xlink:href="./ObjectReplacements/Object 8" xlink:type="simple" xlink:show="embed" xlink:actuate="onLoad"/></draw:frame><text:span text:style-name="T1">.</text:span></text:p>
        </text:list-item>
      </text:list>
      <text:h text:style-name="Heading_20_2" text:outline-level="2">Les variables</text:h>
      <text:list text:style-name="L1">
        <text:list-item>
          <text:p text:style-name="P29"><draw:frame draw:style-name="fr1" draw:name="Object16" text:anchor-type="as-char" svg:width="0.54cm" svg:height="0.563cm" draw:z-index="11"><draw:object xlink:href="./Object 23" xlink:type="simple" xlink:show="embed" xlink:actuate="onLoad"/><draw:image xlink:href="./ObjectReplacements/Object 23" xlink:type="simple" xlink:show="embed" xlink:actuate="onLoad"/></draw:frame> <text:span text:style-name="T2">: proportion du titre </text:span><text:span text:style-name="T2"><draw:frame draw:style-name="fr1" draw:name="Object23" text:anchor-type="as-char" svg:width="0.319cm" svg:height="0.492cm" draw:z-index="12"><draw:object xlink:href="./Object 24" xlink:type="simple" xlink:show="embed" xlink:actuate="onLoad"/><draw:image xlink:href="./ObjectReplacements/Object 24" xlink:type="simple" xlink:show="embed" xlink:actuate="onLoad"/></draw:frame></text:span><text:span text:style-name="T2"> dans le portefeuille avec </text:span><text:span text:style-name="T2"><draw:frame draw:style-name="fr1" draw:name="Object33" text:anchor-type="as-char" svg:width="4.066cm" svg:height="0.563cm" draw:z-index="13"><draw:object xlink:href="./Object 34" xlink:type="simple" xlink:show="embed" xlink:actuate="onLoad"/><draw:image xlink:href="./ObjectReplacements/Object 34" xlink:type="simple" xlink:show="embed" xlink:actuate="onLoad"/></draw:frame></text:span><text:span text:style-name="T2">.</text:span></text:p>
        </text:list-item>
        <text:list-item>
          <text:p text:style-name="P29"><draw:frame draw:style-name="fr1" draw:name="Object37" text:anchor-type="as-char" svg:width="0.542cm" svg:height="0.563cm" draw:z-index="14"><draw:object xlink:href="./Object 38" xlink:type="simple" xlink:show="embed" xlink:actuate="onLoad"/><draw:image xlink:href="./ObjectReplacements/Object 38" xlink:type="simple" xlink:show="embed" xlink:actuate="onLoad"/></draw:frame><text:span text:style-name="T2"> : variable binaire montrant l'acceptation du titre </text:span><text:span text:style-name="T2"><draw:frame draw:style-name="fr1" draw:name="Object38" text:anchor-type="as-char" svg:width="0.319cm" svg:height="0.492cm" draw:z-index="15"><draw:object xlink:href="./Object 39" xlink:type="simple" xlink:show="embed" xlink:actuate="onLoad"/><draw:image xlink:href="./ObjectReplacements/Object 39" xlink:type="simple" xlink:show="embed" xlink:actuate="onLoad"/></draw:frame></text:span><text:span text:style-name="T2"> dans le portefeuille. </text:span></text:p>
          <text:p text:style-name="P31"><draw:frame draw:style-name="fr1" draw:name="Object39" text:anchor-type="as-char" svg:width="6.008cm" svg:height="1.108cm" draw:z-index="31"><draw:object xlink:href="./Object 40" xlink:type="simple" xlink:show="embed" xlink:actuate="onLoad"/><draw:image xlink:href="./ObjectReplacements/Object 40" xlink:type="simple" xlink:show="embed" xlink:actuate="onLoad"/></draw:frame></text:p>
        </text:list-item>
        <text:list-item>
          <text:p text:style-name="P32"/>
        </text:list-item>
      </text:list>
      <text:h text:style-name="Heading_20_2" text:outline-level="2">Commentaires</text:h>
      <text:p text:style-name="Text_20_body"><text:tab/><draw:frame draw:style-name="fr1" draw:name="Object9" text:anchor-type="as-char" svg:width="0.644cm" svg:height="0.563cm" draw:z-index="32"><draw:object xlink:href="./Object 9" xlink:type="simple" xlink:show="embed" xlink:actuate="onLoad"/><draw:image xlink:href="./ObjectReplacements/Object 9" xlink:type="simple" xlink:show="embed" xlink:actuate="onLoad"/></draw:frame>symbolise la corrélation entre les titres <draw:frame draw:style-name="fr1" draw:name="Object24" text:anchor-type="as-char" svg:width="0.319cm" svg:height="0.492cm" draw:z-index="33"><draw:object xlink:href="./Object 25" xlink:type="simple" xlink:show="embed" xlink:actuate="onLoad"/><draw:image xlink:href="./ObjectReplacements/Object 25" xlink:type="simple" xlink:show="embed" xlink:actuate="onLoad"/></draw:frame> et <draw:frame draw:style-name="fr1" draw:name="Object25" text:anchor-type="as-char" svg:width="0.349cm" svg:height="0.492cm" draw:z-index="34"><draw:object xlink:href="./Object 26" xlink:type="simple" xlink:show="embed" xlink:actuate="onLoad"/><draw:image xlink:href="./ObjectReplacements/Object 26" xlink:type="simple" xlink:show="embed" xlink:actuate="onLoad"/></draw:frame>. Si <draw:frame draw:style-name="fr1" draw:name="Object26" text:anchor-type="as-char" svg:width="0.644cm" svg:height="0.563cm" draw:z-index="35"><draw:object xlink:href="./Object 27" xlink:type="simple" xlink:show="embed" xlink:actuate="onLoad"/><draw:image xlink:href="./ObjectReplacements/Object 27" xlink:type="simple" xlink:show="embed" xlink:actuate="onLoad"/></draw:frame> est positif, alors lorsque la valeur du tire <draw:frame draw:style-name="fr1" draw:name="Object30" text:anchor-type="as-char" svg:width="0.319cm" svg:height="0.492cm" draw:z-index="36"><draw:object xlink:href="./Object 31" xlink:type="simple" xlink:show="embed" xlink:actuate="onLoad"/><draw:image xlink:href="./ObjectReplacements/Object 31" xlink:type="simple" xlink:show="embed" xlink:actuate="onLoad"/></draw:frame> augmentera (respectivement baissera), celle du titre <draw:frame draw:style-name="fr1" draw:name="Object29" text:anchor-type="as-char" svg:width="0.349cm" svg:height="0.492cm" draw:z-index="37"><draw:object xlink:href="./Object 30" xlink:type="simple" xlink:show="embed" xlink:actuate="onLoad"/><draw:image xlink:href="./ObjectReplacements/Object 30" xlink:type="simple" xlink:show="embed" xlink:actuate="onLoad"/></draw:frame> aura de forte chance d'augmenter (respectivement baisser), et ce d'autant plus que <draw:frame draw:style-name="fr1" draw:name="Object27" text:anchor-type="as-char" svg:width="0.644cm" svg:height="0.563cm" draw:z-index="38"><draw:object xlink:href="./Object 28" xlink:type="simple" xlink:show="embed" xlink:actuate="onLoad"/><draw:image xlink:href="./ObjectReplacements/Object 28" xlink:type="simple" xlink:show="embed" xlink:actuate="onLoad"/></draw:frame> est grand. Si <draw:frame draw:style-name="fr1" draw:name="Object28" text:anchor-type="as-char" svg:width="0.644cm" svg:height="0.563cm" draw:z-index="39"><draw:object xlink:href="./Object 29" xlink:type="simple" xlink:show="embed" xlink:actuate="onLoad"/><draw:image xlink:href="./ObjectReplacements/Object 29" xlink:type="simple" xlink:show="embed" xlink:actuate="onLoad"/></draw:frame> est négatif, alors lorsque la valeur de <draw:frame draw:style-name="fr1" draw:name="Object31" text:anchor-type="as-char" svg:width="0.319cm" svg:height="0.492cm" draw:z-index="40"><draw:object xlink:href="./Object 32" xlink:type="simple" xlink:show="embed" xlink:actuate="onLoad"/><draw:image xlink:href="./ObjectReplacements/Object 32" xlink:type="simple" xlink:show="embed" xlink:actuate="onLoad"/></draw:frame> augmentera, la valeur de <draw:frame draw:style-name="fr1" draw:name="Object32" text:anchor-type="as-char" svg:width="0.349cm" svg:height="0.492cm" draw:z-index="41"><draw:object xlink:href="./Object 33" xlink:type="simple" xlink:show="embed" xlink:actuate="onLoad"/><draw:image xlink:href="./ObjectReplacements/Object 33" xlink:type="simple" xlink:show="embed" xlink:actuate="onLoad"/></draw:frame> aura tendance à baisser, et vice-versa.</text:p>
      <text:p text:style-name="Text_20_body"><draw:frame draw:style-name="fr1" draw:name="Object34" text:anchor-type="as-char" svg:width="0.476cm" svg:height="0.563cm" draw:z-index="42"><draw:object xlink:href="./Object 35" xlink:type="simple" xlink:show="embed" xlink:actuate="onLoad"/><draw:image xlink:href="./ObjectReplacements/Object 35" xlink:type="simple" xlink:show="embed" xlink:actuate="onLoad"/></draw:frame> et <draw:frame draw:style-name="fr1" draw:name="Object35" text:anchor-type="as-char" svg:width="0.517cm" svg:height="0.563cm" draw:z-index="43"><draw:object xlink:href="./Object 36" xlink:type="simple" xlink:show="embed" xlink:actuate="onLoad"/><draw:image xlink:href="./ObjectReplacements/Object 36" xlink:type="simple" xlink:show="embed" xlink:actuate="onLoad"/></draw:frame> désignent respectivement les bornes inférieure et supérieure à la variable <draw:frame draw:style-name="fr1" draw:name="Object36" text:anchor-type="as-char" svg:width="0.54cm" svg:height="0.563cm" draw:z-index="44"><draw:object xlink:href="./Object 37" xlink:type="simple" xlink:show="embed" xlink:actuate="onLoad"/><draw:image xlink:href="./ObjectReplacements/Object 37" xlink:type="simple" xlink:show="embed" xlink:actuate="onLoad"/></draw:frame>, dans le cadre du problème déterministe.</text:p>
      <text:p text:style-name="Text_20_body"/>
      <text:h text:style-name="Heading_20_1" text:outline-level="1">Modèle déterministe</text:h>
      <text:h text:style-name="Heading_20_2" text:outline-level="2">Formulation du problème</text:h>
      <text:p text:style-name="Text_20_body">Nous pouvons formuler le problème de deux manières différentes:</text:p>
      <text:list text:style-name="L2">
        <text:list-item>
          <text:p text:style-name="P33">minimiser le risque (ici variance du rendement) pour un rendement supérieur à un objectif fixé <draw:frame draw:style-name="fr1" draw:name="Objet2" text:anchor-type="as-char" svg:width="0.45cm" svg:height="0.492cm" draw:z-index="45"><draw:object xlink:href="./Object 42" xlink:type="simple" xlink:show="embed" xlink:actuate="onLoad"/><draw:image xlink:href="./ObjectReplacements/Object 42" xlink:type="simple" xlink:show="embed" xlink:actuate="onLoad"/></draw:frame> :</text:p>
          <text:p text:style-name="P34"><draw:frame draw:style-name="fr1" draw:name="Objet3" text:anchor-type="as-char" svg:width="7.324cm" svg:height="6.976cm" draw:z-index="46"><draw:object xlink:href="./Object 43" xlink:type="simple" xlink:show="embed" xlink:actuate="onLoad"/><draw:image xlink:href="./ObjectReplacements/Object 43" xlink:type="simple" xlink:show="embed" xlink:actuate="onLoad"/></draw:frame><text:line-break/></text:p>
        </text:list-item>
        <text:list-item>
          <text:p text:style-name="P36">maximiser le rendement pour un risque inférieur à une borne fixée <draw:frame draw:style-name="fr1" draw:name="Object40" text:anchor-type="as-char" svg:width="1.09cm" svg:height="0.563cm" draw:z-index="47"><draw:object xlink:href="./Object 41" xlink:type="simple" xlink:show="embed" xlink:actuate="onLoad"/><draw:image xlink:href="./ObjectReplacements/Object 41" xlink:type="simple" xlink:show="embed" xlink:actuate="onLoad"/></draw:frame> :</text:p>
          <text:p text:style-name="P34"><draw:frame draw:style-name="fr1" draw:name="Objet4" text:anchor-type="as-char" svg:width="7.324cm" svg:height="6.976cm" draw:z-index="48"><draw:object xlink:href="./Object 44" xlink:type="simple" xlink:show="embed" xlink:actuate="onLoad"/><draw:image xlink:href="./ObjectReplacements/Object 44" xlink:type="simple" xlink:show="embed" xlink:actuate="onLoad"/></draw:frame></text:p>
        </text:list-item>
      </text:list>
      <text:p text:style-name="P11"/>
      <text:p text:style-name="Text_20_body">Pour la suite nous nous préoccuperons uniquement de la minimisation du risque pour un rendement minimum <draw:frame draw:style-name="fr1" draw:name="Object41" text:anchor-type="as-char" svg:width="0.45cm" svg:height="0.492cm" draw:z-index="49"><draw:object xlink:href="./Object 45" xlink:type="simple" xlink:show="embed" xlink:actuate="onLoad"/><draw:image xlink:href="./ObjectReplacements/Object 45" xlink:type="simple" xlink:show="embed" xlink:actuate="onLoad"/></draw:frame>fixé (1).</text:p>
      <text:h text:style-name="Heading_20_2" text:outline-level="2"><text:soft-page-break/>Méthodes de résolution</text:h>
      <text:h text:style-name="Heading_20_3" text:outline-level="3">Relaxation lagrangienne</text:h>
      <text:h text:style-name="Heading_20_4" text:outline-level="4"><text:span text:style-name="T3">Linéarisa</text:span><text:span text:style-name="T4">tion</text:span></text:h>
      <text:p text:style-name="P8">Afin d'utiliser la relaxation lagrangienne à notre problème nous commençons par linéariser notre programme quadratique. La linéarisation n'est pas obligatoire pour relaxer le problème, mais elle nous permettra d'utiliser un programme tel que Ciplex pour résoudre les duales lagrangiens.</text:p>
      <text:p text:style-name="P9"><text:span text:style-name="T3">Pour linéariser, on définit une variable </text:span><text:span text:style-name="T3"><draw:frame draw:style-name="fr1" draw:name="Object42" text:anchor-type="as-char" svg:width="4.131cm" svg:height="0.563cm" draw:z-index="50"><draw:object xlink:href="./Object 78" xlink:type="simple" xlink:show="embed" xlink:actuate="onLoad"/><draw:image xlink:href="./ObjectReplacements/Object 78" xlink:type="simple" xlink:show="embed" xlink:actuate="onLoad"/></draw:frame></text:span><text:span text:style-name="T3">,</text:span><text:span text:style-name="T5"> et on ajoute les contraintes suivantes au programme :</text:span></text:p>
      <text:p text:style-name="P13"><draw:frame draw:style-name="fr1" draw:name="Objet34" text:anchor-type="as-char" svg:width="2.681cm" svg:height="2.372cm" draw:z-index="51"><draw:object xlink:href="./Object 51" xlink:type="simple" xlink:show="embed" xlink:actuate="onLoad"/><draw:image xlink:href="./ObjectReplacements/Object 51" xlink:type="simple" xlink:show="embed" xlink:actuate="onLoad"/></draw:frame></text:p>
      <text:p text:style-name="P13">On obtient alors le programme linéaire suivant :</text:p>
      <text:p text:style-name="P13"><draw:frame draw:style-name="fr1" draw:name="Objet35" text:anchor-type="as-char" svg:width="5.72cm" svg:height="10.418cm" draw:z-index="52"><draw:object xlink:href="./Object 52" xlink:type="simple" xlink:show="embed" xlink:actuate="onLoad"/><draw:image xlink:href="./ObjectReplacements/Object 52" xlink:type="simple" xlink:show="embed" xlink:actuate="onLoad"/></draw:frame></text:p>
      <text:h text:style-name="Heading_20_4" text:outline-level="4">Relaxation lagrangienne</text:h>
      <text:p text:style-name="P12">Afin de minimiser le risque, nous allons chercher une borne inférieur à la solution du problème en utilisant la relaxation lagrangienne.</text:p>
      <text:p text:style-name="P12">Le but de la relaxation lagrangienne est de distinguer les contraintes faciles et difficiles afin d'intégrer les contraintes difficiles dans la fonction objectif.</text:p>
      <text:p text:style-name="P12"><text:soft-page-break/>Nous décidons d'intégrer la contrainte (1d) qui impose une borne supérieur et inférieur à une proportion.</text:p>
      <text:p text:style-name="P12">On ajoute donc à la fonction objectif les contraintes :</text:p>
      <text:p text:style-name="P12"><draw:frame draw:style-name="fr1" draw:name="Objet36" text:anchor-type="as-char" svg:width="6.184cm" svg:height="2.157cm" draw:z-index="53"><draw:object xlink:href="./Object 53" xlink:type="simple" xlink:show="embed" xlink:actuate="onLoad"/><draw:image xlink:href="./ObjectReplacements/Object 53" xlink:type="simple" xlink:show="embed" xlink:actuate="onLoad"/></draw:frame></text:p>
      <text:p text:style-name="P12">et</text:p>
      <text:p text:style-name="P12"><draw:frame draw:style-name="fr1" draw:name="Objet37" text:anchor-type="as-char" svg:width="4.39cm" svg:height="1.431cm" draw:z-index="54"><draw:object xlink:href="./Object 54" xlink:type="simple" xlink:show="embed" xlink:actuate="onLoad"/><draw:image xlink:href="./ObjectReplacements/Object 54" xlink:type="simple" xlink:show="embed" xlink:actuate="onLoad"/></draw:frame></text:p>
      <text:p text:style-name="Text_20_body">Pour un <draw:frame draw:style-name="fr1" draw:name="Objet7" text:anchor-type="as-char" svg:width="2.536cm" svg:height="0.7cm" draw:z-index="55"><draw:object xlink:href="./Object 55" xlink:type="simple" xlink:show="embed" xlink:actuate="onLoad"/><draw:image xlink:href="./ObjectReplacements/Object 55" xlink:type="simple" xlink:show="embed" xlink:actuate="onLoad"/></draw:frame>, où <draw:frame draw:style-name="fr1" draw:name="Objet6" text:anchor-type="as-char" svg:width="1.369cm" svg:height="0.7cm" draw:z-index="56"><draw:object xlink:href="./Object 56" xlink:type="simple" xlink:show="embed" xlink:actuate="onLoad"/><draw:image xlink:href="./ObjectReplacements/Object 56" xlink:type="simple" xlink:show="embed" xlink:actuate="onLoad"/></draw:frame> sont les pénalités, on remplace la fonction objectif par :</text:p>
      <text:p text:style-name="Text_20_body"><draw:frame draw:style-name="fr1" draw:name="Objet8" text:anchor-type="as-char" svg:width="13.982cm" svg:height="1.289cm" draw:z-index="57"><draw:object xlink:href="./Object 57" xlink:type="simple" xlink:show="embed" xlink:actuate="onLoad"/><draw:image xlink:href="./ObjectReplacements/Object 57" xlink:type="simple" xlink:show="embed" xlink:actuate="onLoad"/></draw:frame></text:p>
      <text:p text:style-name="Text_20_body"/>
      <text:p text:style-name="P12">En ajoutant la contrainte (1d) qui est négative, on trouve une borne inférieure à la fonction objectif. </text:p>
      <text:p text:style-name="Text_20_body"><draw:frame draw:style-name="fr1" draw:name="Objet9" text:anchor-type="as-char" svg:width="14.146cm" svg:height="0.706cm" draw:z-index="58"><draw:object xlink:href="./Object 58" xlink:type="simple" xlink:show="embed" xlink:actuate="onLoad"/><draw:image xlink:href="./ObjectReplacements/Object 58" xlink:type="simple" xlink:show="embed" xlink:actuate="onLoad"/></draw:frame></text:p>
      <text:p text:style-name="Text_20_body"/>
      <text:p text:style-name="Text_20_body">On obtient donc le programme relaxé suivant :</text:p>
      <text:p text:style-name="Text_20_body"><draw:frame draw:style-name="fr1" draw:name="Objet11" text:anchor-type="as-char" svg:width="9.051cm" svg:height="8.978cm" draw:z-index="59"><draw:object xlink:href="./Object 59" xlink:type="simple" xlink:show="embed" xlink:actuate="onLoad"/><draw:image xlink:href="./ObjectReplacements/Object 59" xlink:type="simple" xlink:show="embed" xlink:actuate="onLoad"/></draw:frame></text:p>
      <text:h text:style-name="Heading_20_4" text:outline-level="4"><text:soft-page-break/>Dual lagrangien</text:h>
      <text:p text:style-name="P12">Il nous faut maintenant trouver la meilleure des bornes inférieurs en maximisant notre solution trouvée. On utilise pour cela le dual lagrangien.</text:p>
      <text:p text:style-name="Text_20_body">Il nous faut donc résoudre le problème tel que <draw:frame draw:style-name="fr1" draw:name="Objet12" text:anchor-type="as-char" svg:width="3.122cm" svg:height="0.596cm" draw:z-index="60"><draw:object xlink:href="./Object 60" xlink:type="simple" xlink:show="embed" xlink:actuate="onLoad"/><draw:image xlink:href="./ObjectReplacements/Object 60" xlink:type="simple" xlink:show="embed" xlink:actuate="onLoad"/></draw:frame>. </text:p>
      <text:p text:style-name="Text_20_body">Et pour tout <draw:frame draw:style-name="fr1" draw:name="Objet13" text:anchor-type="as-char" svg:width="1.369cm" svg:height="0.7cm" draw:z-index="61"><draw:object xlink:href="./Object 61" xlink:type="simple" xlink:show="embed" xlink:actuate="onLoad"/><draw:image xlink:href="./ObjectReplacements/Object 61" xlink:type="simple" xlink:show="embed" xlink:actuate="onLoad"/></draw:frame>, <draw:frame draw:style-name="fr1" draw:name="Objet14" text:anchor-type="as-char" svg:width="3.47cm" svg:height="0.7cm" draw:z-index="62"><draw:object xlink:href="./Object 62" xlink:type="simple" xlink:show="embed" xlink:actuate="onLoad"/><draw:image xlink:href="./ObjectReplacements/Object 62" xlink:type="simple" xlink:show="embed" xlink:actuate="onLoad"/></draw:frame>.</text:p>
      <text:p text:style-name="Text_20_body">Le problème dual est de la forme : <draw:frame draw:style-name="fr1" draw:name="Objet15" text:anchor-type="as-char" svg:width="6.84cm" svg:height="0.7cm" draw:z-index="63"><draw:object xlink:href="./Object 63" xlink:type="simple" xlink:show="embed" xlink:actuate="onLoad"/><draw:image xlink:href="./ObjectReplacements/Object 63" xlink:type="simple" xlink:show="embed" xlink:actuate="onLoad"/></draw:frame></text:p>
      <text:p text:style-name="Text_20_body">Pour résoudre ce problème, on choisit quelques points de X, <draw:frame draw:style-name="fr1" draw:name="Objet16" text:anchor-type="as-char" svg:width="1.933cm" svg:height="0.707cm" draw:z-index="64"><draw:object xlink:href="./Object 64" xlink:type="simple" xlink:show="embed" xlink:actuate="onLoad"/><draw:image xlink:href="./ObjectReplacements/Object 64" xlink:type="simple" xlink:show="embed" xlink:actuate="onLoad"/></draw:frame>.</text:p>
      <text:p text:style-name="Text_20_body">Le dual s'écrit alors de la forme :</text:p>
      <text:p text:style-name="Text_20_body"><draw:frame draw:style-name="fr1" draw:name="Objet17" text:anchor-type="as-char" svg:width="12.772cm" svg:height="0.707cm" draw:z-index="65"><draw:object xlink:href="./Object 65" xlink:type="simple" xlink:show="embed" xlink:actuate="onLoad"/><draw:image xlink:href="./ObjectReplacements/Object 65" xlink:type="simple" xlink:show="embed" xlink:actuate="onLoad"/></draw:frame></text:p>
      <text:p text:style-name="Text_20_body">Il nous suffit ensuite de résoudre le programme linéaire suivant :</text:p>
      <text:p text:style-name="Text_20_body"><draw:frame draw:style-name="fr1" draw:name="Objet18" text:anchor-type="as-char" svg:width="4.484cm" svg:height="3.678cm" draw:z-index="66"><draw:object xlink:href="./Object 66" xlink:type="simple" xlink:show="embed" xlink:actuate="onLoad"/><draw:image xlink:href="./ObjectReplacements/Object 66" xlink:type="simple" xlink:show="embed" xlink:actuate="onLoad"/></draw:frame></text:p>
      <text:p text:style-name="Text_20_body">Le maximum du programme linéaire est atteint pour <draw:frame draw:style-name="fr1" draw:name="Objet19" text:anchor-type="as-char" svg:width="1.402cm" svg:height="0.7cm" draw:z-index="67"><draw:object xlink:href="./Object 67" xlink:type="simple" xlink:show="embed" xlink:actuate="onLoad"/><draw:image xlink:href="./ObjectReplacements/Object 67" xlink:type="simple" xlink:show="embed" xlink:actuate="onLoad"/></draw:frame>, <text:s/><draw:frame draw:style-name="fr1" draw:name="Objet10" text:anchor-type="as-char" svg:width="1.418cm" svg:height="0.7cm" draw:z-index="68"><draw:object xlink:href="./Object 68" xlink:type="simple" xlink:show="embed" xlink:actuate="onLoad"/><draw:image xlink:href="./ObjectReplacements/Object 68" xlink:type="simple" xlink:show="embed" xlink:actuate="onLoad"/></draw:frame> et à une valeur de <draw:frame draw:style-name="fr1" draw:name="Objet20" text:anchor-type="as-char" svg:width="0.661cm" svg:height="0.718cm" draw:z-index="69"><draw:object xlink:href="./Object 69" xlink:type="simple" xlink:show="embed" xlink:actuate="onLoad"/><draw:image xlink:href="./ObjectReplacements/Object 69" xlink:type="simple" xlink:show="embed" xlink:actuate="onLoad"/></draw:frame>, sachant que <draw:frame draw:style-name="fr1" draw:name="Objet21" text:anchor-type="as-char" svg:width="0.661cm" svg:height="0.718cm" draw:z-index="70"><draw:object xlink:href="./Object 70" xlink:type="simple" xlink:show="embed" xlink:actuate="onLoad"/><draw:image xlink:href="./ObjectReplacements/Object 70" xlink:type="simple" xlink:show="embed" xlink:actuate="onLoad"/></draw:frame> est une borne supérieure de <draw:frame draw:style-name="fr1" draw:name="Objet22" text:anchor-type="as-char" svg:width="0.661cm" svg:height="0.605cm" draw:z-index="71"><draw:object xlink:href="./Object 71" xlink:type="simple" xlink:show="embed" xlink:actuate="onLoad"/><draw:image xlink:href="./ObjectReplacements/Object 71" xlink:type="simple" xlink:show="embed" xlink:actuate="onLoad"/></draw:frame>, <draw:frame draw:style-name="fr1" draw:name="Objet23" text:anchor-type="as-char" svg:width="1.485cm" svg:height="0.718cm" draw:z-index="73"><draw:object xlink:href="./Object 72" xlink:type="simple" xlink:show="embed" xlink:actuate="onLoad"/><draw:image xlink:href="./ObjectReplacements/Object 72" xlink:type="simple" xlink:show="embed" xlink:actuate="onLoad"/></draw:frame>.</text:p>
      <text:p text:style-name="Text_20_body">On calcul <draw:frame draw:style-name="fr1" draw:name="Objet24" text:anchor-type="as-char" svg:width="0.661cm" svg:height="0.718cm" draw:z-index="74"><draw:object xlink:href="./Object 73" xlink:type="simple" xlink:show="embed" xlink:actuate="onLoad"/><draw:image xlink:href="./ObjectReplacements/Object 73" xlink:type="simple" xlink:show="embed" xlink:actuate="onLoad"/></draw:frame> où <draw:frame draw:style-name="fr1" draw:name="Objet25" text:anchor-type="as-char" svg:width="0.564cm" svg:height="0.706cm" draw:z-index="85"><draw:object xlink:href="./Object 74" xlink:type="simple" xlink:show="embed" xlink:actuate="onLoad"/><draw:image xlink:href="./ObjectReplacements/Object 74" xlink:type="simple" xlink:show="embed" xlink:actuate="onLoad"/></draw:frame> est un point qui atteint ce minimum.</text:p>
      <text:p text:style-name="Text_20_body">On alors <draw:frame draw:style-name="fr1" draw:name="Objet26" text:anchor-type="as-char" svg:width="3.727cm" svg:height="0.718cm" draw:z-index="86"><draw:object xlink:href="./Object 75" xlink:type="simple" xlink:show="embed" xlink:actuate="onLoad"/><draw:image xlink:href="./ObjectReplacements/Object 75" xlink:type="simple" xlink:show="embed" xlink:actuate="onLoad"/></draw:frame>.</text:p>
      <text:p text:style-name="P12">La propriété du test d'optimalité nous dit que si <draw:frame draw:style-name="fr1" draw:name="Objet27" text:anchor-type="as-char" svg:width="4.695cm" svg:height="0.721cm" draw:z-index="87"><draw:object xlink:href="./Object 76" xlink:type="simple" xlink:show="embed" xlink:actuate="onLoad"/><draw:image xlink:href="./ObjectReplacements/Object 76" xlink:type="simple" xlink:show="embed" xlink:actuate="onLoad"/></draw:frame> alors x est solution optimale du problème primal et <draw:frame draw:style-name="fr1" draw:name="Objet28" text:anchor-type="as-char" svg:width="0.443cm" svg:height="0.593cm" draw:z-index="89"><draw:object xlink:href="./Object 77" xlink:type="simple" xlink:show="embed" xlink:actuate="onLoad"/><draw:image xlink:href="./ObjectReplacements/Object 77" xlink:type="simple" xlink:show="embed" xlink:actuate="onLoad"/></draw:frame> est optimal pour le problème lagrangien.</text:p>
      <text:p text:style-name="P12">Chaque solution L(x,<draw:frame draw:style-name="fr1" draw:name="Objet29" text:anchor-type="as-char" svg:width="1.154cm" svg:height="0.7cm" draw:z-index="91"><draw:object xlink:href="./Object 46" xlink:type="simple" xlink:show="embed" xlink:actuate="onLoad"/><draw:image xlink:href="./ObjectReplacements/Object 46" xlink:type="simple" xlink:show="embed" xlink:actuate="onLoad"/></draw:frame>) est une borne inférieur de la solution de la fonction objectif et L* est la meilleure. Si L(x,<draw:frame draw:style-name="fr1" draw:name="Objet30" text:anchor-type="as-char" svg:width="1.154cm" svg:height="0.7cm" draw:z-index="92"><draw:object xlink:href="./Object 47" xlink:type="simple" xlink:show="embed" xlink:actuate="onLoad"/><draw:image xlink:href="./ObjectReplacements/Object 47" xlink:type="simple" xlink:show="embed" xlink:actuate="onLoad"/></draw:frame>)=<draw:frame draw:style-name="fr1" draw:name="Objet32" text:anchor-type="as-char" svg:width="0.766cm" svg:height="0.614cm" draw:z-index="93"><draw:object xlink:href="./Object 48" xlink:type="simple" xlink:show="embed" xlink:actuate="onLoad"/><draw:image xlink:href="./ObjectReplacements/Object 48" xlink:type="simple" xlink:show="embed" xlink:actuate="onLoad"/></draw:frame> alors <draw:frame draw:style-name="fr1" draw:name="Objet31" text:anchor-type="as-char" svg:width="2.478cm" svg:height="0.617cm" draw:z-index="94"><draw:object xlink:href="./Object 49" xlink:type="simple" xlink:show="embed" xlink:actuate="onLoad"/><draw:image xlink:href="./ObjectReplacements/Object 49" xlink:type="simple" xlink:show="embed" xlink:actuate="onLoad"/></draw:frame>. Si cela n'est pas vérifier, on utilisera L* pour résoudre les problèmes combinatoires au sein d'heuristiques.</text:p>
      <text:h text:style-name="P14" text:outline-level="3">Recuit Simulé</text:h>
      <text:h text:style-name="Heading_20_4" text:outline-level="4">Définition</text:h>
      <text:p text:style-name="Text_20_body">L'utilisation d'un recuit simulé nécessite la définition d'autres données:</text:p>
      <text:list text:style-name="List_20_2">
        <text:list-item text:start-value="1">
          <text:p text:style-name="P23">Solution initiale <draw:frame draw:style-name="fr1" draw:name="Object71" text:anchor-type="as-char" svg:width="0.631cm" svg:height="0.563cm" draw:z-index="1"><draw:object xlink:href="./Object 106" xlink:type="simple" xlink:show="embed" xlink:actuate="onLoad"/><draw:image xlink:href="./ObjectReplacements/Object 106" xlink:type="simple" xlink:show="embed" xlink:actuate="onLoad"/></draw:frame></text:p>
        </text:list-item>
        <text:list-item>
          <text:p text:style-name="P23">Température <draw:frame draw:style-name="fr1" draw:name="Object72" text:anchor-type="as-char" svg:width="0.482cm" svg:height="0.492cm" draw:z-index="2"><draw:object xlink:href="./Object 107" xlink:type="simple" xlink:show="embed" xlink:actuate="onLoad"/><draw:image xlink:href="./ObjectReplacements/Object 107" xlink:type="simple" xlink:show="embed" xlink:actuate="onLoad"/></draw:frame> variant en fonction du temps et sa fonction de décroissance.</text:p>
        </text:list-item>
        <text:list-item>
          <text:p text:style-name="P23">Un modèle pour le jeu de réglage.</text:p>
        </text:list-item>
      </text:list>
      <text:p text:style-name="Text_20_body">Nous avons déjà exprimé la fonction objectif sous plusieurs formes notamment grâce à une relaxation lagrangienne.</text:p>
      <text:h text:style-name="Heading_20_4" text:outline-level="4">Solution Initiale</text:h>
      <text:p text:style-name="Text_20_body">Afin d'obtenir une solution initiale nous avons considéré plusieurs approches, une approche naïve, une approche gloutonne et une approche à l'aide d'une relaxation lagrangienne.</text:p>
      <text:h text:style-name="Heading_20_5" text:outline-level="5">Approche naïve</text:h>
      <text:p text:style-name="Text_20_body">L'approche naïve se base sur la supposition qu'il est possible de constituer un portefeuille de K titres ayant une proportion égale pour chaque à 1/K. Sont sélectionnés les titres ayant une espérance de rendement supérieure à <draw:frame draw:style-name="fr1" draw:name="Object73" text:anchor-type="as-char" svg:width="0.45cm" svg:height="0.492cm" draw:z-index="16"><draw:object xlink:href="./Object 108" xlink:type="simple" xlink:show="embed" xlink:actuate="onLoad"/><draw:image xlink:href="./ObjectReplacements/Object 108" xlink:type="simple" xlink:show="embed" xlink:actuate="onLoad"/></draw:frame> avec un risque minimum: la somme des covariances des titres déjà sélectionnés avec le nouveau ainsi que sa propre variance.</text:p>
      <text:p text:style-name="Text_20_body">Cette approche simpliste n'est pas utilisable tout le temps, car 1/K ne vérifie pas nécessairement dans tous les cas:</text:p>
      <text:p text:style-name="Text_20_body"><draw:frame draw:style-name="fr1" draw:name="Object74" text:anchor-type="as-char" svg:width="2.651cm" svg:height="1.048cm" draw:z-index="17"><draw:object xlink:href="./Object 109" xlink:type="simple" xlink:show="embed" xlink:actuate="onLoad"/><draw:image xlink:href="./ObjectReplacements/Object 109" xlink:type="simple" xlink:show="embed" xlink:actuate="onLoad"/></draw:frame></text:p>
      <text:h text:style-name="Heading_20_5" text:outline-level="5">Approche gloutonne</text:h>
      <text:p text:style-name="Text_20_body">L'approche gloutonne est similaire à l'approche naïve. Cependant elle consiste à vérifier les bornes de <draw:frame draw:style-name="fr1" draw:name="Object75" text:anchor-type="as-char" svg:width="0.54cm" svg:height="0.563cm" draw:z-index="18"><draw:object xlink:href="./Object 110" xlink:type="simple" xlink:show="embed" xlink:actuate="onLoad"/><draw:image xlink:href="./ObjectReplacements/Object 110" xlink:type="simple" xlink:show="embed" xlink:actuate="onLoad"/></draw:frame> et dans le cas ou <draw:frame draw:style-name="fr1" draw:name="Object76" text:anchor-type="as-char" svg:width="1.699cm" svg:height="1.048cm" draw:z-index="19"><draw:object xlink:href="./Object 111" xlink:type="simple" xlink:show="embed" xlink:actuate="onLoad"/><draw:image xlink:href="./ObjectReplacements/Object 111" xlink:type="simple" xlink:show="embed" xlink:actuate="onLoad"/></draw:frame> ou <draw:frame draw:style-name="fr1" draw:name="Object77" text:anchor-type="as-char" svg:width="1.603cm" svg:height="1.048cm" draw:z-index="20"><draw:object xlink:href="./Object 112" xlink:type="simple" xlink:show="embed" xlink:actuate="onLoad"/><draw:image xlink:href="./ObjectReplacements/Object 112" xlink:type="simple" xlink:show="embed" xlink:actuate="onLoad"/></draw:frame>choisir la borne la plus proche. A la fin de la sélection des K titres si la contrainte <draw:frame draw:style-name="fr1" draw:name="Object78" text:anchor-type="as-char" svg:width="1.727cm" svg:height="1.169cm" draw:z-index="21"><draw:object xlink:href="./Object 113" xlink:type="simple" xlink:show="embed" xlink:actuate="onLoad"/><draw:image xlink:href="./ObjectReplacements/Object 113" xlink:type="simple" xlink:show="embed" xlink:actuate="onLoad"/></draw:frame> est respectée, il suffit de « moduler » les proportions des titres en tenant compte de l'ordre de sélection et du risque du titre: somme des variances et covariances liées à un titre donné.</text:p>
      <text:p text:style-name="Text_20_body">Cependant cette approche comporte également un inconvénient, en effet si la modulation ne permet toujours pas d'arriver à une taille du portefeuille égale à 1 nous sommes forcé de retirer un titre du portefeuille pour en choisir un autre de nouveau permettant d'égaler ou de s'approcher de 1. Dans le pire des cas nous nous retrouvons avec un comportement glouton de test d'une grande quantité de combinaison de titres.</text:p>
      <text:h text:style-name="Heading_20_5" text:outline-level="5">Approche par relaxation d'une contrainte</text:h>
      <text:p text:style-name="Text_20_body">L'approche par relaxation d'une contrainte permet de simplifier le programme afin d'obtenir une solution initiale plus rapidement.</text:p>
      <text:p text:style-name="Text_20_body"><text:soft-page-break/>Nous utilisons le problème relâché sous sa forme lagrangienne pour déterminer une solution initiale.</text:p>
      <text:p text:style-name="Text_20_body"><draw:frame draw:style-name="fr1" draw:name="Object79" text:anchor-type="as-char" svg:width="8.296cm" svg:height="1.169cm" draw:z-index="78"><draw:object xlink:href="./Object 114" xlink:type="simple" xlink:show="embed" xlink:actuate="onLoad"/><draw:image xlink:href="./ObjectReplacements/Object 114" xlink:type="simple" xlink:show="embed" xlink:actuate="onLoad"/></draw:frame></text:p>
      <text:p text:style-name="Text_20_body">La pénalité s'applique ici lorsque la proportion <draw:frame draw:style-name="fr1" draw:name="Object80" text:anchor-type="as-char" svg:width="0.54cm" svg:height="0.563cm" draw:z-index="79"><draw:object xlink:href="./Object 115" xlink:type="simple" xlink:show="embed" xlink:actuate="onLoad"/><draw:image xlink:href="./ObjectReplacements/Object 115" xlink:type="simple" xlink:show="embed" xlink:actuate="onLoad"/></draw:frame> du titre i dépasse les bornes fixés par <draw:frame draw:style-name="fr1" draw:name="Object81" text:anchor-type="as-char" svg:width="0.476cm" svg:height="0.563cm" draw:z-index="80"><draw:object xlink:href="./Object 116" xlink:type="simple" xlink:show="embed" xlink:actuate="onLoad"/><draw:image xlink:href="./ObjectReplacements/Object 116" xlink:type="simple" xlink:show="embed" xlink:actuate="onLoad"/></draw:frame> et <draw:frame draw:style-name="fr1" draw:name="Object82" text:anchor-type="as-char" svg:width="0.517cm" svg:height="0.563cm" draw:z-index="81"><draw:object xlink:href="./Object 117" xlink:type="simple" xlink:show="embed" xlink:actuate="onLoad"/><draw:image xlink:href="./ObjectReplacements/Object 117" xlink:type="simple" xlink:show="embed" xlink:actuate="onLoad"/></draw:frame>.</text:p>
      <text:p text:style-name="Text_20_body">L'inconvénient de cette méthode est que nous obtiendront plus facilement des maximums locaux mais de « moins bonne qualité » qu'avec un algorithme glouton.</text:p>
      <text:p text:style-name="Text_20_body">La relaxation de cette contrainte nous permet cependant de constituer une première solution initiale de manière beaucoup plus aisée. Le programme est plus simple, donc moins d'itérations sont nécessaire pour arriver à cette solution initiale.</text:p>
      <text:h text:style-name="Heading_20_4" text:outline-level="4">Température initiale et décroissance</text:h>
      <text:h text:style-name="Heading_20_5" text:outline-level="5">Méthode de Kirkpatrick</text:h>
      <text:p text:style-name="Text_20_body">La méthode de Kirkpatrick peut être utilisée afin de déterminer une température pour laquelle le taux d'acceptation empirique atteint un minimum.</text:p>
      <text:p text:style-name="Text_20_body">Par exemple nous fixons une température de manière arbitraire à 10 avec une limite à 1 et une décroissance g(t) = 0.85t. Nous utilisons ces données pour réaliser un recuit et nous les acceptons si le taux d'acception est assez grand (e.g. 80%); sinon nous recommençons le même processus en doublant T.</text:p>
      <text:h text:style-name="Heading_20_5" text:outline-level="5">Méthode adaptative</text:h>
      <text:p text:style-name="Text_20_body">La méthode de sélection de notre solution initiale nous incite à utiliser une température suffisamment grande au début pour accepter de s'éloigner du risque minimum local initial pour un autre minimum local meilleur.</text:p>
      <text:p text:style-name="Text_20_body">Cependant nous souhaitons également limiter le nombre d'itération afin de ne passer trop de temps à chercher un meilleur optimum local.</text:p>
      <text:p text:style-name="Text_20_body">Pour toutes ces raisons nous utiliserons une température initiale élevée avec une décroissance rapide et une fonction d'acceptation définie telle que:</text:p>
      <text:p text:style-name="Text_20_body"><draw:frame draw:style-name="fr1" draw:name="Object83" text:anchor-type="as-char" svg:width="5.694cm" svg:height="2.081cm" draw:z-index="82"><draw:object xlink:href="./Object 118" xlink:type="simple" xlink:show="embed" xlink:actuate="onLoad"/><draw:image xlink:href="./ObjectReplacements/Object 118" xlink:type="simple" xlink:show="embed" xlink:actuate="onLoad"/></draw:frame></text:p>
      <text:p text:style-name="Text_20_body">Par conséquent plus la variation <draw:frame draw:style-name="fr1" draw:name="Object84" text:anchor-type="as-char" svg:width="0.87cm" svg:height="0.492cm" draw:z-index="83"><draw:object xlink:href="./Object 119" xlink:type="simple" xlink:show="embed" xlink:actuate="onLoad"/><draw:image xlink:href="./ObjectReplacements/Object 119" xlink:type="simple" xlink:show="embed" xlink:actuate="onLoad"/></draw:frame>et plus la température est faible plus la valeur de la fonction d'acceptation sera faible.</text:p>
      <text:p text:style-name="Text_20_body"/>
      <text:p text:style-name="Text_20_body">Il est également important de s'assurer qu'un domaine suffisamment grand a été exploré avant de réduire la température.</text:p>
      <text:h text:style-name="Heading_20_4" text:outline-level="4"><text:soft-page-break/>Le modèle de réglage</text:h>
      <text:p text:style-name="Text_20_body">Le réglage du recuit sur notre portefeuille opère sur deux variables liées, les <draw:frame draw:style-name="fr1" draw:name="Object85" text:anchor-type="as-char" svg:width="0.54cm" svg:height="0.563cm" draw:z-index="95"><draw:object xlink:href="./Object 120" xlink:type="simple" xlink:show="embed" xlink:actuate="onLoad"/><draw:image xlink:href="./ObjectReplacements/Object 120" xlink:type="simple" xlink:show="embed" xlink:actuate="onLoad"/></draw:frame> et les <draw:frame draw:style-name="fr1" draw:name="Object86" text:anchor-type="as-char" svg:width="0.542cm" svg:height="0.563cm" draw:z-index="96"><draw:object xlink:href="./Object 121" xlink:type="simple" xlink:show="embed" xlink:actuate="onLoad"/><draw:image xlink:href="./ObjectReplacements/Object 121" xlink:type="simple" xlink:show="embed" xlink:actuate="onLoad"/></draw:frame>. Nous devons faire entrer et sortir des titres de notre portefeuille en échangeant des valeurs de y et faire varier les proportions.</text:p>
      <text:p text:style-name="Text_20_body">Pour chaque réglage nous tirons aléatoirement deux <draw:frame draw:style-name="fr2" draw:name="Objet87" text:anchor-type="as-char" svg:width="0.566cm" svg:height="0.561cm" draw:z-index="159"><draw:object xlink:href="./Object 160" xlink:type="simple" xlink:show="embed" xlink:actuate="onLoad"/><draw:image xlink:href="./ObjectReplacements/Object 160" xlink:type="simple" xlink:show="embed" xlink:actuate="onLoad"/></draw:frame>, un avec une valeur de 1 et l'autre avec une valeur de 0 pour les échanger. Nous faisons ainsi entrer un nouveau titre et sortir un de notre portefeuille.</text:p>
      <text:p text:style-name="Text_20_body">Lors de l'introduction d'un nouveau titre nous tentons de respecter les contraintes, notamment <draw:frame draw:style-name="fr1" draw:name="Object69" text:anchor-type="as-char" svg:width="1.727cm" svg:height="1.169cm" draw:z-index="97"><draw:object xlink:href="./Object 104" xlink:type="simple" xlink:show="embed" xlink:actuate="onLoad"/><draw:image xlink:href="./ObjectReplacements/Object 104" xlink:type="simple" xlink:show="embed" xlink:actuate="onLoad"/></draw:frame>. Si cette contrainte n'est pas respectée nous appliquons une forte pénalité <draw:frame draw:style-name="fr1" draw:name="Object70" text:anchor-type="as-char" svg:width="0.443cm" svg:height="0.492cm" draw:z-index="98"><draw:object xlink:href="./Object 105" xlink:type="simple" xlink:show="embed" xlink:actuate="onLoad"/><draw:image xlink:href="./ObjectReplacements/Object 105" xlink:type="simple" xlink:show="embed" xlink:actuate="onLoad"/></draw:frame>.</text:p>
      <text:p text:style-name="Text_20_body"/>
      <text:h text:style-name="P14" text:outline-level="3">Variable Neighbourghood Search (VNS)</text:h>
      <text:h text:style-name="Heading_20_4" text:outline-level="4">Définition</text:h>
      <text:p text:style-name="Text_20_body">Le principe de VNS est de changer systématiquement le voisinage de la solution courante, en explorant et augmentant progressivement la taille de ce voisinage. Une solution voisine est acceptée si celle-ci améliore la meilleur solution trouvée jusque là. </text:p>
      <text:p text:style-name="Text_20_body">La première étape est de fixer les différentes structures de voisinages, de déterminer une solution initiale (X) et de définir une condition d'arrêt.</text:p>
      <text:p text:style-name="Text_20_body">La seconde étape consiste a déroulé l'algorithme jusqu'à ce que la condition d'arrêt soit atteinte. L'algorithme se décompose en 2 parties.</text:p>
      <text:list text:style-name="L3">
        <text:list-item>
          <text:p text:style-name="P40">Le shaking: Il consiste a tirer de façon aléatoire un voisin de la solution courante (X'), qui se trouve dans la structure de voisinage courante.</text:p>
        </text:list-item>
        <text:list-item>
          <text:p text:style-name="P40">Heuristique de recherche locale: Elle détermine si l'optimum local(X'') au voisin de la solution courante est meilleur que celle-ci(X).</text:p>
          <text:list>
            <text:list-item>
              <text:p text:style-name="P40">Si X'' est meilleur que X alors X=X'' et u=1</text:p>
            </text:list-item>
            <text:list-item>
              <text:p text:style-name="P40">Sinon u=u+1</text:p>
            </text:list-item>
          </text:list>
        </text:list-item>
      </text:list>
      <text:p text:style-name="P7">u correspond à la taille du voisinage (voisinage u-opt)</text:p>
      <text:p text:style-name="P7">La condition d'arrêt est une taille de voisinage à atteindre (u &lt;= u-max)</text:p>
      <text:h text:style-name="P10" text:outline-level="4">Solution Initiale</text:h>
      <text:p text:style-name="P7">La solution initiale <draw:frame draw:style-name="fr1" draw:name="Objet1" text:anchor-type="as-char" svg:width="0.631cm" svg:height="0.563cm" draw:z-index="22"><draw:object xlink:href="./Object 18" xlink:type="simple" xlink:show="embed" xlink:actuate="onLoad"/><draw:image xlink:href="./ObjectReplacements/Object 18" xlink:type="simple" xlink:show="embed" xlink:actuate="onLoad"/></draw:frame>de VNS peut s'obtenir de la même façon que dans le recuit simulé. La même méthode sera donc appliqué dans ces 2 méta heuristiques.</text:p>
      <text:h text:style-name="P10" text:outline-level="4">Structures de voisinage</text:h>
      <text:p text:style-name="P2">Le principe est de modifier le vecteur Y en enlevant un nombre de titre défini par le numéro de l'itération et en le remplaçant par un nouveau titre. Par exemple, le voisinage 2-opt permettra de supprimer de façon aléatoire 2 titres du portefeuille pour en acquérir 2 autres de la même manière. </text:p>
      <text:p text:style-name="P7">Il est prévu que l'utilisateur puisse définir la condition d'arrêt, c'est à dire le nombre d'itération d'augmentation de voisinage. Par défaut, il est raisonnable de considérer que la condition d'arrêt est un nombre d'itération de K/2.</text:p>
      <text:h text:style-name="P10" text:outline-level="4"><text:soft-page-break/>Algorithme VNS</text:h>
      <text:p text:style-name="CodeTitle">General Variable Neighbourghood Search (GVNS)</text:p>
      <text:p text:style-name="P20">Générer une solution initiale <draw:frame draw:style-name="fr1" draw:name="Object53" text:anchor-type="as-char" svg:width="0.46cm" svg:height="0.492cm" draw:z-index="103"><draw:object xlink:href="./Object 80" xlink:type="simple" xlink:show="embed" xlink:actuate="onLoad"/><draw:image xlink:href="./ObjectReplacements/Object 80" xlink:type="simple" xlink:show="embed" xlink:actuate="onLoad"/></draw:frame>, et évaluer <draw:frame draw:style-name="fr1" draw:name="Object54" text:anchor-type="as-char" svg:width="1cm" svg:height="0.503cm" draw:z-index="104"><draw:object xlink:href="./Object 81" xlink:type="simple" xlink:show="embed" xlink:actuate="onLoad"/><draw:image xlink:href="./ObjectReplacements/Object 81" xlink:type="simple" xlink:show="embed" xlink:actuate="onLoad"/></draw:frame></text:p>
      <text:p text:style-name="P20">While (! condition d'arrêt) do</text:p>
      <text:p text:style-name="P20"><text:tab/><draw:frame draw:style-name="fr1" draw:name="Object52" text:anchor-type="as-char" svg:width="1.092cm" svg:height="0.492cm" draw:z-index="106"><draw:object xlink:href="./Object 82" xlink:type="simple" xlink:show="embed" xlink:actuate="onLoad"/><draw:image xlink:href="./ObjectReplacements/Object 82" xlink:type="simple" xlink:show="embed" xlink:actuate="onLoad"/></draw:frame></text:p>
      <text:p text:style-name="P20"><text:tab/>While (<draw:frame draw:style-name="fr1" draw:name="Object45" text:anchor-type="as-char" svg:width="1.642cm" svg:height="0.563cm" draw:z-index="107"><draw:object xlink:href="./Object 83" xlink:type="simple" xlink:show="embed" xlink:actuate="onLoad"/><draw:image xlink:href="./ObjectReplacements/Object 83" xlink:type="simple" xlink:show="embed" xlink:actuate="onLoad"/></draw:frame>) do</text:p>
      <text:p text:style-name="P20"><text:tab/><text:tab/>Choisir, de façon aléatoire, une solution <draw:frame draw:style-name="fr1" draw:name="Object51" text:anchor-type="as-char" svg:width="2.048cm" svg:height="0.563cm" draw:z-index="113"><draw:object xlink:href="./Object 84" xlink:type="simple" xlink:show="embed" xlink:actuate="onLoad"/><draw:image xlink:href="./ObjectReplacements/Object 84" xlink:type="simple" xlink:show="embed" xlink:actuate="onLoad"/></draw:frame></text:p>
      <text:p text:style-name="P20"><text:tab/><text:tab/><draw:frame draw:style-name="fr1" draw:name="Object49" text:anchor-type="as-char" svg:width="0.787cm" svg:height="0.492cm" draw:z-index="114"><draw:object xlink:href="./Object 85" xlink:type="simple" xlink:show="embed" xlink:actuate="onLoad"/><draw:image xlink:href="./ObjectReplacements/Object 85" xlink:type="simple" xlink:show="embed" xlink:actuate="onLoad"/></draw:frame> est le résultat de VND sur <draw:frame draw:style-name="fr1" draw:name="Object50" text:anchor-type="as-char" svg:width="0.628cm" svg:height="0.492cm" draw:z-index="115"><draw:object xlink:href="./Object 86" xlink:type="simple" xlink:show="embed" xlink:actuate="onLoad"/><draw:image xlink:href="./ObjectReplacements/Object 86" xlink:type="simple" xlink:show="embed" xlink:actuate="onLoad"/></draw:frame></text:p>
      <text:p text:style-name="P20"><text:tab/><text:tab/>If <draw:frame draw:style-name="fr1" draw:name="Object44" text:anchor-type="as-char" svg:width="2.461cm" svg:height="0.503cm" draw:z-index="116"><draw:object xlink:href="./Object 87" xlink:type="simple" xlink:show="embed" xlink:actuate="onLoad"/><draw:image xlink:href="./ObjectReplacements/Object 87" xlink:type="simple" xlink:show="embed" xlink:actuate="onLoad"/></draw:frame> then</text:p>
      <text:p text:style-name="P20"><text:tab/><text:tab/><text:tab/><draw:frame draw:style-name="fr1" draw:name="Object47" text:anchor-type="as-char" svg:width="1.408cm" svg:height="0.492cm" draw:z-index="117"><draw:object xlink:href="./Object 88" xlink:type="simple" xlink:show="embed" xlink:actuate="onLoad"/><draw:image xlink:href="./ObjectReplacements/Object 88" xlink:type="simple" xlink:show="embed" xlink:actuate="onLoad"/></draw:frame> and <draw:frame draw:style-name="fr1" draw:name="Object48" text:anchor-type="as-char" svg:width="1.092cm" svg:height="0.492cm" draw:z-index="118"><draw:object xlink:href="./Object 89" xlink:type="simple" xlink:show="embed" xlink:actuate="onLoad"/><draw:image xlink:href="./ObjectReplacements/Object 89" xlink:type="simple" xlink:show="embed" xlink:actuate="onLoad"/></draw:frame></text:p>
      <text:p text:style-name="P20"><text:tab/><text:tab/>else</text:p>
      <text:p text:style-name="P20"><text:tab/><text:tab/><text:tab/><draw:frame draw:style-name="fr1" draw:name="Object46" text:anchor-type="as-char" svg:width="1.715cm" svg:height="0.492cm" draw:z-index="119"><draw:object xlink:href="./Object 90" xlink:type="simple" xlink:show="embed" xlink:actuate="onLoad"/><draw:image xlink:href="./ObjectReplacements/Object 90" xlink:type="simple" xlink:show="embed" xlink:actuate="onLoad"/></draw:frame></text:p>
      <text:p text:style-name="P20"><text:tab/><text:tab/>end if</text:p>
      <text:p text:style-name="P20"><text:tab/>end while</text:p>
      <text:p text:style-name="P20">end while</text:p>
      <text:p text:style-name="P20">Return <draw:frame draw:style-name="fr1" draw:name="Objet80" text:anchor-type="as-char" svg:width="0.46cm" svg:height="0.492cm" draw:z-index="120"><draw:object xlink:href="./Object 91" xlink:type="simple" xlink:show="embed" xlink:actuate="onLoad"/><draw:image xlink:href="./ObjectReplacements/Object 91" xlink:type="simple" xlink:show="embed" xlink:actuate="onLoad"/></draw:frame></text:p>
      <text:p text:style-name="P7"/>
      <text:p text:style-name="CodeTitle">Variable Neighbourghood Descent Algorithm (VND)</text:p>
      <text:p text:style-name="P20"><draw:frame draw:style-name="fr1" draw:name="Object59" text:anchor-type="as-char" svg:width="0.46cm" svg:height="0.492cm" draw:z-index="148"><draw:object xlink:href="./Object 92" xlink:type="simple" xlink:show="embed" xlink:actuate="onLoad"/><draw:image xlink:href="./ObjectReplacements/Object 92" xlink:type="simple" xlink:show="embed" xlink:actuate="onLoad"/></draw:frame> est la solution initiale pour VND</text:p>
      <text:p text:style-name="P20">While (! condition d'arrêt) do</text:p>
      <text:p text:style-name="P20"><text:tab/><draw:frame draw:style-name="fr1" draw:name="Object55" text:anchor-type="as-char" svg:width="1.092cm" svg:height="0.492cm" draw:z-index="149"><draw:object xlink:href="./Object 93" xlink:type="simple" xlink:show="embed" xlink:actuate="onLoad"/><draw:image xlink:href="./ObjectReplacements/Object 93" xlink:type="simple" xlink:show="embed" xlink:actuate="onLoad"/></draw:frame></text:p>
      <text:p text:style-name="P20"><text:tab/>While(<draw:frame draw:style-name="fr1" draw:name="Object58" text:anchor-type="as-char" svg:width="1.642cm" svg:height="0.563cm" draw:z-index="150"><draw:object xlink:href="./Object 94" xlink:type="simple" xlink:show="embed" xlink:actuate="onLoad"/><draw:image xlink:href="./ObjectReplacements/Object 94" xlink:type="simple" xlink:show="embed" xlink:actuate="onLoad"/></draw:frame>) do</text:p>
      <text:p text:style-name="P20"><text:tab/><text:tab/><draw:frame draw:style-name="fr1" draw:name="Object57" text:anchor-type="as-char" svg:width="0.628cm" svg:height="0.492cm" draw:z-index="151"><draw:object xlink:href="./Object 95" xlink:type="simple" xlink:show="embed" xlink:actuate="onLoad"/><draw:image xlink:href="./ObjectReplacements/Object 95" xlink:type="simple" xlink:show="embed" xlink:actuate="onLoad"/></draw:frame> est la meilleure solution <draw:frame draw:style-name="fr1" draw:name="Object56" text:anchor-type="as-char" svg:width="2.048cm" svg:height="0.563cm" draw:z-index="152"><draw:object xlink:href="./Object 96" xlink:type="simple" xlink:show="embed" xlink:actuate="onLoad"/><draw:image xlink:href="./ObjectReplacements/Object 96" xlink:type="simple" xlink:show="embed" xlink:actuate="onLoad"/></draw:frame></text:p>
      <text:p text:style-name="P20"><text:tab/><text:tab/>If <draw:frame draw:style-name="fr1" draw:name="Object60" text:anchor-type="as-char" svg:width="2.302cm" svg:height="0.503cm" draw:z-index="153"><draw:object xlink:href="./Object 97" xlink:type="simple" xlink:show="embed" xlink:actuate="onLoad"/><draw:image xlink:href="./ObjectReplacements/Object 97" xlink:type="simple" xlink:show="embed" xlink:actuate="onLoad"/></draw:frame> then</text:p>
      <text:p text:style-name="P20"><text:tab/><text:tab/><text:tab/><draw:frame draw:style-name="fr1" draw:name="Object61" text:anchor-type="as-char" svg:width="1.249cm" svg:height="0.492cm" draw:z-index="154"><draw:object xlink:href="./Object 98" xlink:type="simple" xlink:show="embed" xlink:actuate="onLoad"/><draw:image xlink:href="./ObjectReplacements/Object 98" xlink:type="simple" xlink:show="embed" xlink:actuate="onLoad"/></draw:frame> and <draw:frame draw:style-name="fr1" draw:name="Object62" text:anchor-type="as-char" svg:width="1.092cm" svg:height="0.492cm" draw:z-index="155"><draw:object xlink:href="./Object 152" xlink:type="simple" xlink:show="embed" xlink:actuate="onLoad"/><draw:image xlink:href="./ObjectReplacements/Object 152" xlink:type="simple" xlink:show="embed" xlink:actuate="onLoad"/></draw:frame></text:p>
      <text:p text:style-name="P20"><text:tab/><text:tab/>else</text:p>
      <text:p text:style-name="P20"><text:tab/><text:tab/><text:tab/><draw:frame draw:style-name="fr1" draw:name="Object63" text:anchor-type="as-char" svg:width="1.715cm" svg:height="0.492cm" draw:z-index="158"><draw:object xlink:href="./Object 153" xlink:type="simple" xlink:show="embed" xlink:actuate="onLoad"/><draw:image xlink:href="./ObjectReplacements/Object 153" xlink:type="simple" xlink:show="embed" xlink:actuate="onLoad"/></draw:frame></text:p>
      <text:p text:style-name="P20"><text:tab/><text:tab/>end if</text:p>
      <text:p text:style-name="P20"><text:tab/>end while</text:p>
      <text:p text:style-name="P20">end while</text:p>
      <text:p text:style-name="P20">Return <draw:frame draw:style-name="fr1" draw:name="Objet79" text:anchor-type="as-char" svg:width="0.46cm" svg:height="0.492cm" draw:z-index="136"><draw:object xlink:href="./Object 79" xlink:type="simple" xlink:show="embed" xlink:actuate="onLoad"/><draw:image xlink:href="./ObjectReplacements/Object 79" xlink:type="simple" xlink:show="embed" xlink:actuate="onLoad"/></draw:frame></text:p>
      <text:h text:style-name="Heading_20_1" text:outline-level="1">Modèle stochastique</text:h>
      <text:p text:style-name="Text_20_body">Dans ce modèle, on introduit la VaR (Value at Risk), utilisée pour mesurer le risque de notre sélection de portefeuille. Elle correspond au montant des pertes qui ne devrait pas être dépassé dans une probabilité de (1-<draw:frame draw:style-name="fr1" draw:name="Object66" text:anchor-type="as-char" svg:width="0.46cm" svg:height="0.492cm" draw:z-index="75"><draw:object xlink:href="./Object 101" xlink:type="simple" xlink:show="embed" xlink:actuate="onLoad"/><draw:image xlink:href="./ObjectReplacements/Object 101" xlink:type="simple" xlink:show="embed" xlink:actuate="onLoad"/></draw:frame>).</text:p>
      <text:h text:style-name="Heading_20_2" text:outline-level="2">Les données</text:h>
      <text:list text:style-name="L4">
        <text:list-item>
          <text:p text:style-name="P44"><draw:frame draw:style-name="fr1" draw:name="Object65" text:anchor-type="as-char" svg:width="2.607cm" svg:height="0.563cm" draw:z-index="76"><draw:object xlink:href="./Object 100" xlink:type="simple" xlink:show="embed" xlink:actuate="onLoad"/><draw:image xlink:href="./ObjectReplacements/Object 100" xlink:type="simple" xlink:show="embed" xlink:actuate="onLoad"/></draw:frame> : vecteur de rendement des actions ;</text:p>
        </text:list-item>
        <text:list-item>
          <text:p text:style-name="P44"><draw:frame draw:style-name="fr1" draw:name="Objet41" text:anchor-type="as-char" svg:width="1.222cm" svg:height="0.557cm" draw:z-index="105"><draw:object xlink:href="./Object 15" xlink:type="simple" xlink:show="embed" xlink:actuate="onLoad"/><draw:image xlink:href="./ObjectReplacements/Object 15" xlink:type="simple" xlink:show="embed" xlink:actuate="onLoad"/></draw:frame> : Rendement du portefeuille à l'instant k ;</text:p>
        </text:list-item>
        <text:list-item>
          <text:p text:style-name="P44"><draw:frame draw:style-name="fr1" draw:name="Object67" text:anchor-type="as-char" svg:width="0.46cm" svg:height="0.492cm" draw:z-index="77"><draw:object xlink:href="./Object 102" xlink:type="simple" xlink:show="embed" xlink:actuate="onLoad"/><draw:image xlink:href="./ObjectReplacements/Object 102" xlink:type="simple" xlink:show="embed" xlink:actuate="onLoad"/></draw:frame> : risque de notre VaR, soit la probabilité que la VaR annoncée soit dépassée pour un titre donné ;</text:p>
        </text:list-item>
        <text:list-item>
          <text:p text:style-name="P44"><draw:frame draw:style-name="fr1" draw:name="Object68" text:anchor-type="as-char" svg:width="0.566cm" svg:height="0.492cm" draw:z-index="84"><draw:object xlink:href="./Object 103" xlink:type="simple" xlink:show="embed" xlink:actuate="onLoad"/><draw:image xlink:href="./ObjectReplacements/Object 103" xlink:type="simple" xlink:show="embed" xlink:actuate="onLoad"/></draw:frame> : Le nombre d'observations ;</text:p>
        </text:list-item>
      </text:list>
      <text:h text:style-name="Heading_20_2" text:outline-level="2">Formulation du problème</text:h>
      <text:p text:style-name="Text_20_body">La VaR étant définie par : <draw:frame draw:style-name="fr1" draw:name="Objet42" text:anchor-type="as-char" svg:width="6.696cm" svg:height="0.601cm" draw:z-index="108"><draw:object xlink:href="./Object 16" xlink:type="simple" xlink:show="embed" xlink:actuate="onLoad"/><draw:image xlink:href="./ObjectReplacements/Object 16" xlink:type="simple" xlink:show="embed" xlink:actuate="onLoad"/></draw:frame> où <draw:frame draw:style-name="fr1" draw:name="Objet86" text:anchor-type="as-char" svg:width="0.432cm" svg:height="0.492cm" draw:z-index="147"><draw:object xlink:href="./Object 159" xlink:type="simple" xlink:show="embed" xlink:actuate="onLoad"/><draw:image xlink:href="./ObjectReplacements/Object 159" xlink:type="simple" xlink:show="embed" xlink:actuate="onLoad"/></draw:frame> est l'espérance mathématique du rendement du portefeuille.</text:p>
      <text:p text:style-name="Text_20_body">où <draw:frame draw:style-name="fr1" draw:name="Objet43" text:anchor-type="as-char" svg:width="3.729cm" svg:height="1.178cm" draw:z-index="109"><draw:object xlink:href="./Object 17" xlink:type="simple" xlink:show="embed" xlink:actuate="onLoad"/><draw:image xlink:href="./ObjectReplacements/Object 17" xlink:type="simple" xlink:show="embed" xlink:actuate="onLoad"/></draw:frame>, on peut poser <draw:frame draw:style-name="fr1" draw:name="Objet33" text:anchor-type="as-char" svg:width="2.498cm" svg:height="0.547cm" draw:z-index="110"><draw:object xlink:href="./Object 14" xlink:type="simple" xlink:show="embed" xlink:actuate="onLoad"/><draw:image xlink:href="./ObjectReplacements/Object 14" xlink:type="simple" xlink:show="embed" xlink:actuate="onLoad"/></draw:frame>, <text:s/>et le problème revient à maximiser <draw:frame draw:style-name="fr1" draw:name="Objet44" text:anchor-type="as-char" svg:width="0.473cm" svg:height="0.492cm" draw:z-index="111"><draw:object xlink:href="./Object 19" xlink:type="simple" xlink:show="embed" xlink:actuate="onLoad"/><draw:image xlink:href="./ObjectReplacements/Object 19" xlink:type="simple" xlink:show="embed" xlink:actuate="onLoad"/></draw:frame> pour un <draw:frame draw:style-name="fr1" draw:name="Objet45" text:anchor-type="as-char" svg:width="0.45cm" svg:height="0.492cm" draw:z-index="112"><draw:object xlink:href="./Object 20" xlink:type="simple" xlink:show="embed" xlink:actuate="onLoad"/><draw:image xlink:href="./ObjectReplacements/Object 20" xlink:type="simple" xlink:show="embed" xlink:actuate="onLoad"/></draw:frame> fixe, soit résoudre le problème :</text:p>
      <text:p text:style-name="P11"><draw:frame draw:style-name="fr1" draw:name="Object64" text:anchor-type="as-char" svg:width="7.304cm" svg:height="6.489cm" draw:z-index="72"><draw:object xlink:href="./Object 99" xlink:type="simple" xlink:show="embed" xlink:actuate="onLoad"/><draw:image xlink:href="./ObjectReplacements/Object 99" xlink:type="simple" xlink:show="embed" xlink:actuate="onLoad"/></draw:frame></text:p>
      <text:p text:style-name="P2">Avec <draw:frame draw:style-name="fr1" draw:name="Objet5" text:anchor-type="as-char" svg:width="0.563cm" svg:height="0.547cm" draw:z-index="99"><draw:object xlink:href="./Object 11" xlink:type="simple" xlink:show="embed" xlink:actuate="onLoad"/><draw:image xlink:href="./ObjectReplacements/Object 11" xlink:type="simple" xlink:show="embed" xlink:actuate="onLoad"/></draw:frame> et <draw:frame draw:style-name="fr1" draw:name="Objet38" text:anchor-type="as-char" svg:width="0.688cm" svg:height="0.547cm" draw:z-index="100"><draw:object xlink:href="./Object 12" xlink:type="simple" xlink:show="embed" xlink:actuate="onLoad"/><draw:image xlink:href="./ObjectReplacements/Object 12" xlink:type="simple" xlink:show="embed" xlink:actuate="onLoad"/></draw:frame> définis par :</text:p>
      <text:p text:style-name="P3"><draw:frame draw:style-name="fr1" draw:name="Objet39" text:anchor-type="as-char" svg:width="4.576cm" svg:height="1.702cm" draw:z-index="101"><draw:object xlink:href="./Object 13" xlink:type="simple" xlink:show="embed" xlink:actuate="onLoad"/><draw:image xlink:href="./ObjectReplacements/Object 13" xlink:type="simple" xlink:show="embed" xlink:actuate="onLoad"/></draw:frame></text:p>
      <text:p text:style-name="P2">et <draw:frame draw:style-name="fr1" draw:name="Objet40" text:anchor-type="as-char" svg:width="2.027cm" svg:height="0.547cm" draw:z-index="102"><draw:object xlink:href="./Object 10" xlink:type="simple" xlink:show="embed" xlink:actuate="onLoad"/><draw:image xlink:href="./ObjectReplacements/Object 10" xlink:type="simple" xlink:show="embed" xlink:actuate="onLoad"/></draw:frame>.</text:p>
      <text:h text:style-name="Heading_20_2" text:outline-level="2"><text:soft-page-break/>Commentaires</text:h>
      <text:p text:style-name="Text_20_body">Pour résoudre ce problème, nous avons décidé de faire de l'analyse de scénario et de fixer <draw:frame draw:style-name="fr1" draw:name="Objet81" text:anchor-type="as-char" svg:width="0.594cm" svg:height="0.563cm" draw:z-index="3"><draw:object xlink:href="./Object 154" xlink:type="simple" xlink:show="embed" xlink:actuate="onLoad"/><draw:image xlink:href="./ObjectReplacements/Object 154" xlink:type="simple" xlink:show="embed" xlink:actuate="onLoad"/></draw:frame> entre chaque scénario. Nous résoudrons donc ce problème pour différents <draw:frame draw:style-name="fr1" draw:name="Objet82" text:anchor-type="as-char" svg:width="0.43cm" svg:height="0.492cm" draw:z-index="4"><draw:object xlink:href="./Object 155" xlink:type="simple" xlink:show="embed" xlink:actuate="onLoad"/><draw:image xlink:href="./ObjectReplacements/Object 155" xlink:type="simple" xlink:show="embed" xlink:actuate="onLoad"/></draw:frame>. Le problème ainsi posé peut donc sans problème être résolu par les méthodes que nous avons étudiées dans la partie déterministe. Nous allons revenir dessus brièvement pour détailler notre raisonnement. </text:p>
      <text:p text:style-name="Text_20_body">Une autre manière de faire aurait été de faire de l'analyse de scénario sur le <draw:frame draw:style-name="fr1" draw:name="Objet83" text:anchor-type="as-char" svg:width="0.473cm" svg:height="0.492cm" draw:z-index="23"><draw:object xlink:href="./Object 156" xlink:type="simple" xlink:show="embed" xlink:actuate="onLoad"/><draw:image xlink:href="./ObjectReplacements/Object 156" xlink:type="simple" xlink:show="embed" xlink:actuate="onLoad"/></draw:frame>, étant donné que l'espace de recherche de celui-ci est relativement réduit, et à chaque fois de maximiser le rendement. Nous implémenterons éventuellement cette méthode tant elle nous semble prometteuse.</text:p>
      <text:h text:style-name="Heading_20_2" text:outline-level="2">Méthodes de résolution</text:h>
      <text:h text:style-name="P5" text:outline-level="3">Relaxation lagrangienne</text:h>
      <text:h text:style-name="P6" text:outline-level="4">Relaxation lagrangienne</text:h>
      <text:p text:style-name="P12">Dans le cas stochastique, nous pouvons aussi utiliser la relaxation lagrangienne afin de minimiser la VaR <text:s/>et de trouver une borne inférieur à la solution du problème.</text:p>
      <text:p text:style-name="P4">Nous décidons d'intégrer à la fonction objectif, la contrainte (3b) qui nous oblige à determiner nos titres de maniere à ce que le rendement du portefeuille à l'itération k soit supérieur au rendement attendu <draw:frame draw:style-name="fr1" draw:name="Objet50" text:anchor-type="as-char" svg:width="0.473cm" svg:height="0.593cm" draw:z-index="24"><draw:object xlink:href="./Object 125" xlink:type="simple" xlink:show="embed" xlink:actuate="onLoad"/><draw:image xlink:href="./ObjectReplacements/Object 125" xlink:type="simple" xlink:show="embed" xlink:actuate="onLoad"/></draw:frame>, si le <draw:frame draw:style-name="fr1" draw:name="Objet51" text:anchor-type="as-char" svg:width="1.109cm" svg:height="0.706cm" draw:z-index="25"><draw:object xlink:href="./Object 126" xlink:type="simple" xlink:show="embed" xlink:actuate="onLoad"/><draw:image xlink:href="./ObjectReplacements/Object 126" xlink:type="simple" xlink:show="embed" xlink:actuate="onLoad"/></draw:frame>.</text:p>
      <text:p text:style-name="P4"/>
      <text:p text:style-name="P4">On ajoute donc à la fonction objectif la contrainte (3b):</text:p>
      <text:p text:style-name="P4"><draw:frame draw:style-name="fr1" draw:name="Objet52" text:anchor-type="as-char" svg:width="8.387cm" svg:height="0.727cm" draw:z-index="26"><draw:object xlink:href="./Object 127" xlink:type="simple" xlink:show="embed" xlink:actuate="onLoad"/><draw:image xlink:href="./ObjectReplacements/Object 127" xlink:type="simple" xlink:show="embed" xlink:actuate="onLoad"/></draw:frame></text:p>
      <text:p text:style-name="P4">On applique la pénalité <draw:frame draw:style-name="fr1" draw:name="Objet53" text:anchor-type="as-char" svg:width="0.443cm" svg:height="0.593cm" draw:z-index="27"><draw:object xlink:href="./Object 128" xlink:type="simple" xlink:show="embed" xlink:actuate="onLoad"/><draw:image xlink:href="./ObjectReplacements/Object 128" xlink:type="simple" xlink:show="embed" xlink:actuate="onLoad"/></draw:frame> à la contrainte, avec <draw:frame draw:style-name="fr1" draw:name="Objet54" text:anchor-type="as-char" svg:width="1.018cm" svg:height="0.596cm" draw:z-index="28"><draw:object xlink:href="./Object 129" xlink:type="simple" xlink:show="embed" xlink:actuate="onLoad"/><draw:image xlink:href="./ObjectReplacements/Object 129" xlink:type="simple" xlink:show="embed" xlink:actuate="onLoad"/></draw:frame>, et on remplace la fonction objectif par :</text:p>
      <text:p text:style-name="P4"><draw:frame draw:style-name="fr1" draw:name="Objet55" text:anchor-type="as-char" svg:width="14.861cm" svg:height="0.727cm" draw:z-index="29"><draw:object xlink:href="./Object 130" xlink:type="simple" xlink:show="embed" xlink:actuate="onLoad"/><draw:image xlink:href="./ObjectReplacements/Object 130" xlink:type="simple" xlink:show="embed" xlink:actuate="onLoad"/></draw:frame></text:p>
      <text:p text:style-name="P4"/>
      <text:p text:style-name="P12">En ajoutant la contrainte négative (3b), on trouve une borne inférieure à la fonction objectif. </text:p>
      <text:p text:style-name="Text_20_body"><draw:frame draw:style-name="fr1" draw:name="Objet56" text:anchor-type="as-char" svg:width="9.678cm" svg:height="0.727cm" draw:z-index="30"><draw:object xlink:href="./Object 131" xlink:type="simple" xlink:show="embed" xlink:actuate="onLoad"/><draw:image xlink:href="./ObjectReplacements/Object 131" xlink:type="simple" xlink:show="embed" xlink:actuate="onLoad"/></draw:frame></text:p>
      <text:p text:style-name="Text_20_body"/>
      <text:p text:style-name="P4">On obtient donc le programme relaxé suivant :</text:p>
      <text:p text:style-name="P4"><text:soft-page-break/><draw:frame draw:style-name="fr1" draw:name="Objet57" text:anchor-type="as-char" svg:width="6.68cm" svg:height="5.743cm" draw:z-index="88"><draw:object xlink:href="./Object 132" xlink:type="simple" xlink:show="embed" xlink:actuate="onLoad"/><draw:image xlink:href="./ObjectReplacements/Object 132" xlink:type="simple" xlink:show="embed" xlink:actuate="onLoad"/></draw:frame></text:p>
      <text:p text:style-name="P4"/>
      <text:h text:style-name="Heading_20_4" text:outline-level="4">Dual lagrangien</text:h>
      <text:p text:style-name="P12">Il nous faut maintenant trouver la meilleure des bornes inférieurs en maximisant notre solution trouvée. On utilise pour cela le dual lagrangien.</text:p>
      <text:p text:style-name="Text_20_body">On résout le problème tel que <draw:frame draw:style-name="fr1" draw:name="Objet58" text:anchor-type="as-char" svg:width="3.122cm" svg:height="0.596cm" draw:z-index="121"><draw:object xlink:href="./Object 133" xlink:type="simple" xlink:show="embed" xlink:actuate="onLoad"/><draw:image xlink:href="./ObjectReplacements/Object 133" xlink:type="simple" xlink:show="embed" xlink:actuate="onLoad"/></draw:frame>. </text:p>
      <text:p text:style-name="Text_20_body">Et pour tout <draw:frame draw:style-name="fr1" draw:name="Objet59" text:anchor-type="as-char" svg:width="0.443cm" svg:height="0.593cm" draw:z-index="122"><draw:object xlink:href="./Object 134" xlink:type="simple" xlink:show="embed" xlink:actuate="onLoad"/><draw:image xlink:href="./ObjectReplacements/Object 134" xlink:type="simple" xlink:show="embed" xlink:actuate="onLoad"/></draw:frame>, <draw:frame draw:style-name="fr1" draw:name="Objet60" text:anchor-type="as-char" svg:width="3.47cm" svg:height="0.7cm" draw:z-index="123"><draw:object xlink:href="./Object 135" xlink:type="simple" xlink:show="embed" xlink:actuate="onLoad"/><draw:image xlink:href="./ObjectReplacements/Object 135" xlink:type="simple" xlink:show="embed" xlink:actuate="onLoad"/></draw:frame>.</text:p>
      <text:p text:style-name="Text_20_body">Le problème dual est de la forme : <draw:frame draw:style-name="fr1" draw:name="Objet61" text:anchor-type="as-char" svg:width="4.757cm" svg:height="0.596cm" draw:z-index="124"><draw:object xlink:href="./Object 136" xlink:type="simple" xlink:show="embed" xlink:actuate="onLoad"/><draw:image xlink:href="./ObjectReplacements/Object 136" xlink:type="simple" xlink:show="embed" xlink:actuate="onLoad"/></draw:frame></text:p>
      <text:p text:style-name="Text_20_body">Pour résoudre ce problème, on choisit quelques points de <draw:frame draw:style-name="fr1" draw:name="Objet62" text:anchor-type="as-char" svg:width="0.201cm" svg:height="0.593cm" draw:z-index="125"><draw:object xlink:href="./Object 137" xlink:type="simple" xlink:show="embed" xlink:actuate="onLoad"/><draw:image xlink:href="./ObjectReplacements/Object 137" xlink:type="simple" xlink:show="embed" xlink:actuate="onLoad"/></draw:frame>, <draw:frame draw:style-name="fr1" draw:name="Objet63" text:anchor-type="as-char" svg:width="1.997cm" svg:height="0.707cm" draw:z-index="126"><draw:object xlink:href="./Object 138" xlink:type="simple" xlink:show="embed" xlink:actuate="onLoad"/><draw:image xlink:href="./ObjectReplacements/Object 138" xlink:type="simple" xlink:show="embed" xlink:actuate="onLoad"/></draw:frame>.</text:p>
      <text:p text:style-name="Text_20_body">Le dual s'écrit alors de la forme :</text:p>
      <text:p text:style-name="Text_20_body"><draw:frame draw:style-name="fr1" draw:name="Objet64" text:anchor-type="as-char" svg:width="10.102cm" svg:height="0.707cm" draw:z-index="133"><draw:object xlink:href="./Object 139" xlink:type="simple" xlink:show="embed" xlink:actuate="onLoad"/><draw:image xlink:href="./ObjectReplacements/Object 139" xlink:type="simple" xlink:show="embed" xlink:actuate="onLoad"/></draw:frame></text:p>
      <text:p text:style-name="Text_20_body">Il nous suffit ensuite de résoudre le programme linéaire suivant :</text:p>
      <text:p text:style-name="Text_20_body"><draw:frame draw:style-name="fr1" draw:name="Objet65" text:anchor-type="as-char" svg:width="3.796cm" svg:height="3.678cm" draw:z-index="134"><draw:object xlink:href="./Object 140" xlink:type="simple" xlink:show="embed" xlink:actuate="onLoad"/><draw:image xlink:href="./ObjectReplacements/Object 140" xlink:type="simple" xlink:show="embed" xlink:actuate="onLoad"/></draw:frame></text:p>
      <text:p text:style-name="Text_20_body">Le maximum du programme linéaire est atteint pour <draw:frame draw:style-name="fr1" draw:name="Objet66" text:anchor-type="as-char" svg:width="1.141cm" svg:height="0.706cm" draw:z-index="135"><draw:object xlink:href="./Object 141" xlink:type="simple" xlink:show="embed" xlink:actuate="onLoad"/><draw:image xlink:href="./ObjectReplacements/Object 141" xlink:type="simple" xlink:show="embed" xlink:actuate="onLoad"/></draw:frame> et à une valeur de <draw:frame draw:style-name="fr1" draw:name="Objet69" text:anchor-type="as-char" svg:width="0.661cm" svg:height="0.718cm" draw:z-index="137"><draw:object xlink:href="./Object 142" xlink:type="simple" xlink:show="embed" xlink:actuate="onLoad"/><draw:image xlink:href="./ObjectReplacements/Object 142" xlink:type="simple" xlink:show="embed" xlink:actuate="onLoad"/></draw:frame>, sachant que <draw:frame draw:style-name="fr1" draw:name="Objet70" text:anchor-type="as-char" svg:width="0.661cm" svg:height="0.718cm" draw:z-index="138"><draw:object xlink:href="./Object 143" xlink:type="simple" xlink:show="embed" xlink:actuate="onLoad"/><draw:image xlink:href="./ObjectReplacements/Object 143" xlink:type="simple" xlink:show="embed" xlink:actuate="onLoad"/></draw:frame> est une borne supérieure de <draw:frame draw:style-name="fr1" draw:name="Objet71" text:anchor-type="as-char" svg:width="0.661cm" svg:height="0.605cm" draw:z-index="139"><draw:object xlink:href="./Object 144" xlink:type="simple" xlink:show="embed" xlink:actuate="onLoad"/><draw:image xlink:href="./ObjectReplacements/Object 144" xlink:type="simple" xlink:show="embed" xlink:actuate="onLoad"/></draw:frame>, <draw:frame draw:style-name="fr1" draw:name="Objet72" text:anchor-type="as-char" svg:width="1.485cm" svg:height="0.718cm" draw:z-index="140"><draw:object xlink:href="./Object 145" xlink:type="simple" xlink:show="embed" xlink:actuate="onLoad"/><draw:image xlink:href="./ObjectReplacements/Object 145" xlink:type="simple" xlink:show="embed" xlink:actuate="onLoad"/></draw:frame>.</text:p>
      <text:p text:style-name="Text_20_body">On calcul <draw:frame draw:style-name="fr1" draw:name="Objet73" text:anchor-type="as-char" svg:width="0.661cm" svg:height="0.718cm" draw:z-index="141"><draw:object xlink:href="./Object 146" xlink:type="simple" xlink:show="embed" xlink:actuate="onLoad"/><draw:image xlink:href="./ObjectReplacements/Object 146" xlink:type="simple" xlink:show="embed" xlink:actuate="onLoad"/></draw:frame> où <draw:frame draw:style-name="fr1" draw:name="Objet74" text:anchor-type="as-char" svg:width="0.596cm" svg:height="0.706cm" draw:z-index="142"><draw:object xlink:href="./Object 147" xlink:type="simple" xlink:show="embed" xlink:actuate="onLoad"/><draw:image xlink:href="./ObjectReplacements/Object 147" xlink:type="simple" xlink:show="embed" xlink:actuate="onLoad"/></draw:frame> est un point qui atteint ce minimum.</text:p>
      <text:p text:style-name="Text_20_body">On alors <draw:frame draw:style-name="fr1" draw:name="Objet75" text:anchor-type="as-char" svg:width="2.872cm" svg:height="0.718cm" draw:z-index="143"><draw:object xlink:href="./Object 148" xlink:type="simple" xlink:show="embed" xlink:actuate="onLoad"/><draw:image xlink:href="./ObjectReplacements/Object 148" xlink:type="simple" xlink:show="embed" xlink:actuate="onLoad"/></draw:frame>.</text:p>
      <text:p text:style-name="P12">La propriété du test d'optimalité nous dit que si <draw:frame draw:style-name="fr1" draw:name="Objet76" text:anchor-type="as-char" svg:width="3.84cm" svg:height="0.727cm" draw:z-index="144"><draw:object xlink:href="./Object 149" xlink:type="simple" xlink:show="embed" xlink:actuate="onLoad"/><draw:image xlink:href="./ObjectReplacements/Object 149" xlink:type="simple" xlink:show="embed" xlink:actuate="onLoad"/></draw:frame> alors <draw:frame draw:style-name="fr1" draw:name="Objet77" text:anchor-type="as-char" svg:width="0.473cm" svg:height="0.593cm" draw:z-index="145"><draw:object xlink:href="./Object 150" xlink:type="simple" xlink:show="embed" xlink:actuate="onLoad"/><draw:image xlink:href="./ObjectReplacements/Object 150" xlink:type="simple" xlink:show="embed" xlink:actuate="onLoad"/></draw:frame> est solution optimale du problème primal et <draw:frame draw:style-name="fr1" draw:name="Objet78" text:anchor-type="as-char" svg:width="0.443cm" svg:height="0.593cm" draw:z-index="146"><draw:object xlink:href="./Object 151" xlink:type="simple" xlink:show="embed" xlink:actuate="onLoad"/><draw:image xlink:href="./ObjectReplacements/Object 151" xlink:type="simple" xlink:show="embed" xlink:actuate="onLoad"/></draw:frame> est optimal pour le problème lagrangien.</text:p>
      <text:p text:style-name="P4"><text:soft-page-break/>Chaque solution L(<draw:frame draw:style-name="fr1" draw:name="Objet67" text:anchor-type="as-char" svg:width="0.473cm" svg:height="0.593cm" draw:z-index="127"><draw:object xlink:href="./Object 21" xlink:type="simple" xlink:show="embed" xlink:actuate="onLoad"/><draw:image xlink:href="./ObjectReplacements/Object 21" xlink:type="simple" xlink:show="embed" xlink:actuate="onLoad"/></draw:frame>,<draw:frame draw:style-name="fr1" draw:name="Objet46" text:anchor-type="as-char" svg:width="0.443cm" svg:height="0.593cm" draw:z-index="128"><draw:object xlink:href="./Object 22" xlink:type="simple" xlink:show="embed" xlink:actuate="onLoad"/><draw:image xlink:href="./ObjectReplacements/Object 22" xlink:type="simple" xlink:show="embed" xlink:actuate="onLoad"/></draw:frame>) est une borne inférieur de la solution de la fonction objectif et L* est la meilleure. Si L(<draw:frame draw:style-name="fr1" draw:name="Objet68" text:anchor-type="as-char" svg:width="0.473cm" svg:height="0.593cm" draw:z-index="129"><draw:object xlink:href="./Object 50" xlink:type="simple" xlink:show="embed" xlink:actuate="onLoad"/><draw:image xlink:href="./ObjectReplacements/Object 50" xlink:type="simple" xlink:show="embed" xlink:actuate="onLoad"/></draw:frame>,<draw:frame draw:style-name="fr1" draw:name="Objet47" text:anchor-type="as-char" svg:width="0.443cm" svg:height="0.593cm" draw:z-index="130"><draw:object xlink:href="./Object 122" xlink:type="simple" xlink:show="embed" xlink:actuate="onLoad"/><draw:image xlink:href="./ObjectReplacements/Object 122" xlink:type="simple" xlink:show="embed" xlink:actuate="onLoad"/></draw:frame>)=<draw:frame draw:style-name="fr1" draw:name="Objet48" text:anchor-type="as-char" svg:width="0.817cm" svg:height="0.614cm" draw:z-index="131"><draw:object xlink:href="./Object 123" xlink:type="simple" xlink:show="embed" xlink:actuate="onLoad"/><draw:image xlink:href="./ObjectReplacements/Object 123" xlink:type="simple" xlink:show="embed" xlink:actuate="onLoad"/></draw:frame> alors <draw:frame draw:style-name="fr1" draw:name="Objet49" text:anchor-type="as-char" svg:width="2.529cm" svg:height="0.617cm" draw:z-index="132"><draw:object xlink:href="./Object 124" xlink:type="simple" xlink:show="embed" xlink:actuate="onLoad"/><draw:image xlink:href="./ObjectReplacements/Object 124" xlink:type="simple" xlink:show="embed" xlink:actuate="onLoad"/></draw:frame>. Si cela n'est pas vérifier, on utilisera L* pour résoudre les problèmes combinatoires au sein d'heuristiques.</text:p>
      <text:h text:style-name="Heading_20_3" text:outline-level="3">Recuit Simulé</text:h>
      <text:h text:style-name="Heading_20_4" text:outline-level="4">Solution initiale</text:h>
      <text:p text:style-name="Text_20_body">Nous pouvons ici sans trop de problème utiliser une heuristique gloutonne (cherchant pour différents paramètres z) pour trouver une solution initiale. </text:p>
      <text:p text:style-name="Text_20_body">Éventuellement, nous pouvons relâcher la contrainte (3b) comme dans la relaxation lagrangienne et l'inclure dans la fonction objectif de notre programme pour trouver une solution initiale.</text:p>
      <text:h text:style-name="Heading_20_4" text:outline-level="4">Température initiale et décroissance</text:h>
      <text:p text:style-name="Text_20_body">Nous pouvons utiliser les mêmes méthodes (kirkpatrick et méthode adaptative) que dans le modèle déterministe pour déterminer la température initiale et la valeur de décroissance.</text:p>
      <text:h text:style-name="Heading_20_4" text:outline-level="4">Le modèle de réglage</text:h>
      <text:p text:style-name="Text_20_body"/>
      <text:h text:style-name="Heading_20_3" text:outline-level="3">Variable Neighbourghood Search (VNS)</text:h>
      <text:p text:style-name="Text_20_body">Le principe du VNS est le même que dans la partie stochastique, en remplaçant le <draw:frame draw:style-name="fr1" draw:name="Objet84" text:anchor-type="as-char" svg:width="0.462cm" svg:height="0.492cm" draw:z-index="156"><draw:object xlink:href="./Object 157" xlink:type="simple" xlink:show="embed" xlink:actuate="onLoad"/><draw:image xlink:href="./ObjectReplacements/Object 157" xlink:type="simple" xlink:show="embed" xlink:actuate="onLoad"/></draw:frame> du problème déterministe par le <draw:frame draw:style-name="fr1" draw:name="Objet85" text:anchor-type="as-char" svg:width="0.43cm" svg:height="0.492cm" draw:z-index="157"><draw:object xlink:href="./Object 158" xlink:type="simple" xlink:show="embed" xlink:actuate="onLoad"/><draw:image xlink:href="./ObjectReplacements/Object 158" xlink:type="simple" xlink:show="embed" xlink:actuate="onLoad"/></draw:frame> du problème stochastique, le déplacement dans le voisinage s'effectuant de la même manière, juste en vérifiant la contrainte (3c). Nous choisissons comme condition d'arrêt un nombre d'itérations de M/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page-number="auto"/>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page-number="auto"/>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page-number="auto">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page-number="auto">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page-number="auto"/>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style:page-number="auto"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page-number="auto"/>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Document technique</text:title></text:p>
      </style:header>
      <style:footer>
        <text:p text:style-name="Footer"><text:page-number text:select-page="current" text:page-adjust="2">15</text:page-number>/<text:page-count>16</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Document technique</text:title></text:p>
      </style:header>
      <style:footer>
        <text:p text:style-name="Footer"><text:page-number text:select-page="current">13</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Document technique</text:title></text:p>
      </style:header>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 technique</dc:title>
    <dc:subject>Optimisation de la gestion de portefeuille</dc:subject>
    <meta:initial-creator>Mathieu Fortin</meta:initial-creator>
    <meta:creation-date>2007-11-07T09:26:48</meta:creation-date>
    <dc:creator>Pierre Ruyssen</dc:creator>
    <dc:date>2007-11-09T16:12:41</dc:date>
    <meta:keyword>optimisation</meta:keyword>
    <meta:keyword>programme quadratique</meta:keyword>
    <meta:keyword>linéarisation</meta:keyword>
    <meta:keyword>lagrange</meta:keyword>
    <meta:keyword>stochastique</meta:keyword>
    <meta:editing-cycles>119</meta:editing-cycles>
    <meta:editing-duration>PT22H44M43S</meta:editing-duration>
    <meta:template xlink:type="simple" xlink:actuate="onRequest" xlink:href="/.openoffice.org2/user/template/Course.ott" xlink:title="Course" meta:date="2007-11-07T09:26:47"/>
    <meta:user-defined meta:name="Info 1"/>
    <meta:user-defined meta:name="Info 2"/>
    <meta:user-defined meta:name="Info 3"/>
    <meta:user-defined meta:name="Info 4"/>
    <meta:document-statistic meta:table-count="0" meta:image-count="0" meta:object-count="160" meta:page-count="16" meta:paragraph-count="247" meta:word-count="2453" meta:character-count="15948"/>
  </office:meta>
</office:document-meta>
</file>

<file path=Object 1/content.xml><?xml version="1.0" encoding="utf-8"?>
<!DOCTYPE math  PUBLIC '-//OpenOffice.org//DTD Modified W3C MathML 1.01//EN'  'math.dtd'>
<math:math xmlns:math="http://www.w3.org/1998/Math/MathML">
  <math:semantics>
    <math:msub>
      <math:mo math:stretchy="false">μ</math:mo>
      <math:mi>i</math:mi>
    </math:msub>
    <math:annotation math:encoding="StarMath 5.0">%mu_i</math:annotation>
  </math:semantics>
</math:math>
</file>

<file path=Object 10/content.xml><?xml version="1.0" encoding="utf-8"?>
<!DOCTYPE math  PUBLIC '-//OpenOffice.org//DTD Modified W3C MathML 1.01//EN'  'math.dtd'>
<math:math xmlns:math="http://www.w3.org/1998/Math/MathML">
  <math:semantics>
    <math:mrow>
      <math:mrow>
        <math:msup>
          <math:mo math:stretchy="false">γ</math:mo>
          <math:mtext>+</math:mtext>
        </math:msup>
        <math:mo math:stretchy="false">−</math:mo>
        <math:msup>
          <math:mo math:stretchy="false">γ</math:mo>
          <math:mtext>-</math:mtext>
        </math:msup>
      </math:mrow>
      <math:mo math:stretchy="false">≤</math:mo>
      <math:mn>1</math:mn>
    </math:mrow>
    <math:annotation math:encoding="StarMath 5.0">%gamma^"+" - %gamma^"-" &lt;= 1</math:annotation>
  </math:semantics>
</math:math>
</file>

<file path=Object 100/content.xml><?xml version="1.0" encoding="utf-8"?>
<!DOCTYPE math  PUBLIC '-//OpenOffice.org//DTD Modified W3C MathML 1.01//EN'  'math.dtd'>
<math:math xmlns:math="http://www.w3.org/1998/Math/MathML">
  <math:semantics>
    <math:mrow>
      <math:mo math:stretchy="false">ξ</math:mo>
      <math:mo math:stretchy="false">=</math:mo>
      <math:mrow>
        <math:mo math:stretchy="false">(</math:mo>
        <math:mrow>
          <math:msub>
            <math:mo math:stretchy="false">ξ</math:mo>
            <math:mn>1,</math:mn>
          </math:msub>
          <math:mn>...</math:mn>
          <math:mi>,</math:mi>
          <math:msub>
            <math:mo math:stretchy="false">ξ</math:mo>
            <math:mi>n</math:mi>
          </math:msub>
        </math:mrow>
        <math:mo math:stretchy="false">)</math:mo>
      </math:mrow>
    </math:mrow>
    <math:annotation math:encoding="StarMath 5.0">%xi = (%xi_1, ..., %xi_n)</math:annotation>
  </math:semantics>
</math:math>
</file>

<file path=Object 101/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2/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3/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04/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i = 1} to{n} {x_i} = 1</math:annotation>
  </math:semantics>
</math:math>
</file>

<file path=Object 105/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06/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07/content.xml><?xml version="1.0" encoding="utf-8"?>
<!DOCTYPE math  PUBLIC '-//OpenOffice.org//DTD Modified W3C MathML 1.01//EN'  'math.dtd'>
<math:math xmlns:math="http://www.w3.org/1998/Math/MathML">
  <math:semantics>
    <math:mi>T</math:mi>
    <math:annotation math:encoding="StarMath 5.0">T</math:annotation>
  </math:semantics>
</math:math>
</file>

<file path=Object 10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109/content.xml><?xml version="1.0" encoding="utf-8"?>
<!DOCTYPE math  PUBLIC '-//OpenOffice.org//DTD Modified W3C MathML 1.01//EN'  'math.dtd'>
<math:math xmlns:math="http://www.w3.org/1998/Math/MathML">
  <math:semantics>
    <math:mrow>
      <math:msub>
        <math:mo math:stretchy="false">ε</math:mo>
        <math:mi>i</math:mi>
      </math:msub>
      <math:mrow>
        <math:mrow>
          <math:msub>
            <math:mi>y</math:mi>
            <math:mi>i</math:mi>
          </math:msub>
          <math:mo math:stretchy="false">≤</math:mo>
          <math:mfrac>
            <math:mn>1</math:mn>
            <math:mi>K</math:mi>
          </math:mfrac>
        </math:mrow>
        <math:mo math:stretchy="false">≤</math:mo>
        <math:msub>
          <math:mo math:stretchy="false">δ</math:mo>
          <math:mi>i</math:mi>
        </math:msub>
      </math:mrow>
      <math:msub>
        <math:mi>y</math:mi>
        <math:mi>i</math:mi>
      </math:msub>
    </math:mrow>
    <math:annotation math:encoding="StarMath 5.0">%epsilon_i y_i leslant 1 over K leslant %delta_i y_i</math:annotation>
  </math:semantics>
</math:math>
</file>

<file path=Object 11/content.xml><?xml version="1.0" encoding="utf-8"?>
<!DOCTYPE math  PUBLIC '-//OpenOffice.org//DTD Modified W3C MathML 1.01//EN'  'math.dtd'>
<math:math xmlns:math="http://www.w3.org/1998/Math/MathML">
  <math:semantics>
    <math:msup>
      <math:mo math:stretchy="false">γ</math:mo>
      <math:mtext>-</math:mtext>
    </math:msup>
    <math:annotation math:encoding="StarMath 5.0">%gamma^"-"</math:annotation>
  </math:semantics>
</math:math>
</file>

<file path=Object 110/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11/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σ</math:mo>
          <math:mi>i</math:mi>
        </math:msub>
      </math:mrow>
      <math:msub>
        <math:mi>y</math:mi>
        <math:mi>i</math:mi>
      </math:msub>
    </math:mrow>
    <math:annotation math:encoding="StarMath 5.0">1 over K geslant %sigma_i y_i</math:annotation>
  </math:semantics>
</math:math>
</file>

<file path=Object 112/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ε</math:mo>
          <math:mi>i</math:mi>
        </math:msub>
      </math:mrow>
      <math:msub>
        <math:mi>y</math:mi>
        <math:mi>i</math:mi>
      </math:msub>
    </math:mrow>
    <math:annotation math:encoding="StarMath 5.0">1 over K leslant %epsilon_i y_i</math:annotation>
  </math:semantics>
</math:math>
</file>

<file path=Object 113/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 {i=1} to {n} {x_i}= 1</math:annotation>
  </math:semantics>
</math:math>
</file>

<file path=Object 114/content.xml><?xml version="1.0" encoding="utf-8"?>
<!DOCTYPE math  PUBLIC '-//OpenOffice.org//DTD Modified W3C MathML 1.01//EN'  'math.dtd'>
<math:math xmlns:math="http://www.w3.org/1998/Math/MathML">
  <math:semantics>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o math:stretchy="false">λ</math:mo>
          <math:mn>1</math:mn>
        </math:msub>
      </math:mrow>
      <math:mrow>
        <math:mrow>
          <math:mo math:stretchy="false">(</math:mo>
          <math:mrow>
            <math:mrow>
              <math:msub>
                <math:mi>x</math:mi>
                <math:mi>i</math:mi>
              </math:msub>
              <math:mo math:stretchy="false">−</math:mo>
              <math:msub>
                <math:mo math:stretchy="false">δ</math:mo>
                <math:mi>i</math:mi>
              </math:msub>
            </math:mrow>
            <math:msub>
              <math:mi>y</math:mi>
              <math:mi>i</math:mi>
            </math:msub>
          </math:mrow>
          <math:mo math:stretchy="false">)</math:mo>
        </math:mrow>
        <math:mo math:stretchy="false">+</math:mo>
        <math:msub>
          <math:mo math:stretchy="false">λ</math:mo>
          <math:mn>2</math:mn>
        </math:msub>
      </math:mrow>
      <math:mrow>
        <math:mo math:stretchy="false">(</math:mo>
        <math:mrow>
          <math:msub>
            <math:mo math:stretchy="false">ε</math:mo>
            <math:mi>i</math:mi>
          </math:msub>
          <math:mrow>
            <math:msub>
              <math:mi>y</math:mi>
              <math:mi>i</math:mi>
            </math:msub>
            <math:mo math:stretchy="false">−</math:mo>
            <math:msub>
              <math:mi>x</math:mi>
              <math:mi>i</math:mi>
            </math:msub>
          </math:mrow>
        </math:mrow>
        <math:mo math:stretchy="false">)</math:mo>
      </math:mrow>
    </math:mrow>
    <math:annotation math:encoding="StarMath 5.0">min sum from{i=1} to{n} {sum from {j=1} to {n} %sigma_{ij} x_i x_j}+ %lambda_1(x_i - %delta_i y_i ) + %lambda_2(%epsilon_i y_i - x_i)</math:annotation>
  </math:semantics>
</math:math>
</file>

<file path=Object 115/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16/content.xml><?xml version="1.0" encoding="utf-8"?>
<!DOCTYPE math  PUBLIC '-//OpenOffice.org//DTD Modified W3C MathML 1.01//EN'  'math.dtd'>
<math:math xmlns:math="http://www.w3.org/1998/Math/MathML">
  <math:semantics>
    <math:msub>
      <math:mo math:stretchy="false">ε</math:mo>
      <math:mi>i</math:mi>
    </math:msub>
    <math:annotation math:encoding="StarMath 5.0">%epsilon_i</math:annotation>
  </math:semantics>
</math:math>
</file>

<file path=Object 117/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118/content.xml><?xml version="1.0" encoding="utf-8"?>
<!DOCTYPE math  PUBLIC '-//OpenOffice.org//DTD Modified W3C MathML 1.01//EN'  'math.dtd'>
<math:math xmlns:math="http://www.w3.org/1998/Math/MathML">
  <math:semantics>
    <math:mtable>
      <math:mtr>
        <math:mrow>
          <math:mi>A</math:mi>
          <math:mrow>
            <math:mrow>
              <math:mo math:stretchy="false">(</math:mo>
              <math:mrow>
                <math:msub>
                  <math:mi>x</math:mi>
                  <math:mi>k</math:mi>
                </math:msub>
                <math:mi>,</math:mi>
                <math:msub>
                  <math:mi>x</math:mi>
                  <math:mrow>
                    <math:mi>k</math:mi>
                    <math:mo math:stretchy="false">+</math:mo>
                    <math:mn>1</math:mn>
                  </math:mrow>
                </math:msub>
                <math:mi>,</math:mi>
                <math:mi>T</math:mi>
              </math:mrow>
              <math:mo math:stretchy="false">)</math:mo>
            </math:mrow>
            <math:mo math:stretchy="false">=</math:mo>
            <math:mfrac>
              <math:mn>1</math:mn>
              <math:mrow>
                <math:mn>1</math:mn>
                <math:mo math:stretchy="false">+</math:mo>
                <math:msup>
                  <math:mi>e</math:mi>
                  <math:mfrac>
                    <math:mrow>
                      <math:mo math:stretchy="false">∣</math:mo>
                      <math:mrow>
                        <math:mo math:stretchy="false">Δ</math:mo>
                        <math:mi>X</math:mi>
                      </math:mrow>
                      <math:mo math:stretchy="false">∣</math:mo>
                    </math:mrow>
                    <math:mi>T</math:mi>
                  </math:mfrac>
                </math:msup>
              </math:mrow>
            </math:mfrac>
          </math:mrow>
        </math:mrow>
      </math:mtr>
      <math:mtr>
        <math:mrow>
          <math:mi>R</math:mi>
          <math:mrow>
            <math:mo math:stretchy="false">(</math:mo>
            <math:mi>f</math:mi>
            <math:mo math:stretchy="false">)</math:mo>
          </math:mrow>
          <math:mi math:fontstyle="italic">plus</math:mi>
          <math:mi math:fontstyle="italic">lent</math:mi>
          <math:mi math:fontstyle="italic">que</math:mi>
          <math:mrow>
            <math:msub>
              <math:mi>T</math:mi>
              <math:mi>k</math:mi>
            </math:msub>
            <math:mo math:stretchy="false">=</math:mo>
            <math:msub>
              <math:mi>T</math:mi>
              <math:mn>0</math:mn>
            </math:msub>
          </math:mrow>
          <math:msup>
            <math:mi>e</math:mi>
            <math:msup>
              <math:mi>k</math:mi>
              <math:mrow>
                <math:mn>1</math:mn>
                <math:mo math:stretchy="false">/</math:mo>
                <math:mi>n</math:mi>
              </math:mrow>
            </math:msup>
          </math:msup>
        </math:mrow>
      </math:mtr>
    </math:mtable>
    <math:annotation math:encoding="StarMath 5.0">A(x_k, x_{k+1}, T) = 1 over {1 + e^{{lline %DELTA X rline } over T}} newline
R(f) plus lent que T_k = T_0 e^{k^{1/n}}</math:annotation>
  </math:semantics>
</math:math>
</file>

<file path=Object 119/content.xml><?xml version="1.0" encoding="utf-8"?>
<!DOCTYPE math  PUBLIC '-//OpenOffice.org//DTD Modified W3C MathML 1.01//EN'  'math.dtd'>
<math:math xmlns:math="http://www.w3.org/1998/Math/MathML">
  <math:semantics>
    <math:mrow>
      <math:mo math:stretchy="false">Δ</math:mo>
      <math:mi>X</math:mi>
    </math:mrow>
    <math:annotation math:encoding="StarMath 5.0">%DELTA X</math:annotation>
  </math:semantics>
</math:math>
</file>

<file path=Object 12/content.xml><?xml version="1.0" encoding="utf-8"?>
<!DOCTYPE math  PUBLIC '-//OpenOffice.org//DTD Modified W3C MathML 1.01//EN'  'math.dtd'>
<math:math xmlns:math="http://www.w3.org/1998/Math/MathML">
  <math:semantics>
    <math:msup>
      <math:mo math:stretchy="false">γ</math:mo>
      <math:mtext>+</math:mtext>
    </math:msup>
    <math:annotation math:encoding="StarMath 5.0">%gamma^"+"</math:annotation>
  </math:semantics>
</math:math>
</file>

<file path=Object 120/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21/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12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23/content.xml><?xml version="1.0" encoding="utf-8"?>
<!DOCTYPE math  PUBLIC '-//OpenOffice.org//DTD Modified W3C MathML 1.01//EN'  'math.dtd'>
<math:math xmlns:math="http://www.w3.org/1998/Math/MathML">
  <math:semantics>
    <math:mrow>
      <math:msup>
        <math:mi>c</math:mi>
        <math:mi>t</math:mi>
      </math:msup>
      <math:mo math:stretchy="false">γ</math:mo>
    </math:mrow>
    <math:annotation math:encoding="StarMath 5.0">c^t %gamma</math:annotation>
  </math:semantics>
</math:math>
</file>

<file path=Object 124/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o math:stretchy="false">γ</math:mo>
    </math:mrow>
    <math:annotation math:encoding="StarMath 5.0">L^"*" "= " z^"*" " = "c^t %gamma</math:annotation>
  </math:semantics>
</math:math>
</file>

<file path=Object 125/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26/content.xml><?xml version="1.0" encoding="utf-8"?>
<!DOCTYPE math  PUBLIC '-//OpenOffice.org//DTD Modified W3C MathML 1.01//EN'  'math.dtd'>
<math:math xmlns:math="http://www.w3.org/1998/Math/MathML">
  <math:semantics>
    <math:mrow>
      <math:msub>
        <math:mi>z</math:mi>
        <math:mi>k</math:mi>
      </math:msub>
      <math:mo math:stretchy="false">=</math:mo>
      <math:mn>1</math:mn>
    </math:mrow>
    <math:annotation math:encoding="StarMath 5.0">z_k = 1</math:annotation>
  </math:semantics>
</math:math>
</file>

<file path=Object 127/content.xml><?xml version="1.0" encoding="utf-8"?>
<!DOCTYPE math  PUBLIC '-//OpenOffice.org//DTD Modified W3C MathML 1.01//EN'  'math.dtd'>
<math:math xmlns:math="http://www.w3.org/1998/Math/MathML">
  <math:semantics>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row>
          <math:mi>x</math:mi>
          <math:mo math:stretchy="false">−</math:mo>
          <math:mn>1</math:mn>
        </math:mrow>
        <math:mo math:stretchy="false">≤</math:mo>
        <math:mn>0</math:mn>
      </math:mrow>
      <math:mtext> &lt;=&gt; </math:mtext>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row>
          <math:mi>x</math:mi>
          <math:mo math:stretchy="false">−</math:mo>
          <math:mn>1</math:mn>
        </math:mrow>
        <math:mo math:stretchy="false">≤</math:mo>
        <math:mn>0</math:mn>
      </math:mrow>
    </math:mrow>
    <math:annotation math:encoding="StarMath 5.0">z_k + %gamma - (%xi^k)^T x - 1 &lt;=0 " &lt;=&gt; " z_k + %gamma - (%xi^k)^T x - 1 &lt;=0</math:annotation>
  </math:semantics>
</math:math>
</file>

<file path=Object 128/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129/content.xml><?xml version="1.0" encoding="utf-8"?>
<!DOCTYPE math  PUBLIC '-//OpenOffice.org//DTD Modified W3C MathML 1.01//EN'  'math.dtd'>
<math:math xmlns:math="http://www.w3.org/1998/Math/MathML">
  <math:semantics>
    <math:mrow>
      <math:mo math:stretchy="false">λ</math:mo>
      <math:mo math:stretchy="false">≥</math:mo>
      <math:mn>0</math:mn>
    </math:mrow>
    <math:annotation math:encoding="StarMath 5.0">%lambda geslant 0
</math:annotation>
  </math:semantics>
</math:math>
</file>

<file path=Object 13/content.xml><?xml version="1.0" encoding="utf-8"?>
<!DOCTYPE math  PUBLIC '-//OpenOffice.org//DTD Modified W3C MathML 1.01//EN'  'math.dtd'>
<math:math xmlns:math="http://www.w3.org/1998/Math/MathML">
  <math:semantics>
    <math:mtable>
      <math:mtr>
        <math:mrow>
          <math:mrow>
            <math:msup>
              <math:mo math:stretchy="false">γ</math:mo>
              <math:mtext>-</math:mtext>
            </math:msup>
            <math:mo math:stretchy="false">=</math:mo>
            <math:munder>
              <math:mi math:fontstyle="italic">min</math:mi>
              <math:mrow>
                <math:mi>k</math:mi>
                <math:mi>,</math:mi>
                <math:mrow>
                  <math:mi>x</math:mi>
                  <math:mo math:stretchy="false">∈</math:mo>
                  <math:mi>X</math:mi>
                </math:mrow>
              </math:mrow>
            </math:munder>
          </math:mrow>
          <math:mrow>
            <math:msup>
              <math:mrow>
                <math:mo math:stretchy="false">(</math:mo>
                <math:msup>
                  <math:mo math:stretchy="false">ξ</math:mo>
                  <math:mi>k</math:mi>
                </math:msup>
                <math:mo math:stretchy="false">)</math:mo>
              </math:mrow>
              <math:mi>T</math:mi>
            </math:msup>
            <math:mo math:stretchy="false">=</math:mo>
            <math:munder>
              <math:mi math:fontstyle="italic">min</math:mi>
              <math:mrow>
                <math:mi>k</math:mi>
                <math:mi>,</math:mi>
                <math:mi>i</math:mi>
              </math:mrow>
            </math:munder>
          </math:mrow>
          <math:msubsup>
            <math:mo math:stretchy="false">ξ</math:mo>
            <math:mi>i</math:mi>
            <math:mi>k</math:mi>
          </math:msubsup>
        </math:mrow>
      </math:mtr>
      <math:mtr>
        <math:mrow>
          <math:mrow>
            <math:msup>
              <math:mo math:stretchy="false">γ</math:mo>
              <math:mtext>+</math:mtext>
            </math:msup>
            <math:mo math:stretchy="false">=</math:mo>
            <math:munder>
              <math:mi math:fontstyle="italic">max</math:mi>
              <math:mrow>
                <math:mi>k</math:mi>
                <math:mi>,</math:mi>
                <math:mrow>
                  <math:mi>x</math:mi>
                  <math:mo math:stretchy="false">∈</math:mo>
                  <math:mi>X</math:mi>
                </math:mrow>
              </math:mrow>
            </math:munder>
          </math:mrow>
          <math:mrow>
            <math:msup>
              <math:mrow>
                <math:mo math:stretchy="false">(</math:mo>
                <math:msup>
                  <math:mo math:stretchy="false">ξ</math:mo>
                  <math:mi>k</math:mi>
                </math:msup>
                <math:mo math:stretchy="false">)</math:mo>
              </math:mrow>
              <math:mi>T</math:mi>
            </math:msup>
            <math:mo math:stretchy="false">=</math:mo>
            <math:munder>
              <math:mi math:fontstyle="italic">max</math:mi>
              <math:mrow>
                <math:mi>k</math:mi>
                <math:mi>,</math:mi>
                <math:mi>i</math:mi>
              </math:mrow>
            </math:munder>
          </math:mrow>
          <math:msubsup>
            <math:mo math:stretchy="false">ξ</math:mo>
            <math:mi>i</math:mi>
            <math:mi>k</math:mi>
          </math:msubsup>
        </math:mrow>
      </math:mtr>
    </math:mtable>
    <math:annotation math:encoding="StarMath 5.0">%gamma^"-" = min csub {k,x in X} (%xi^k)^T = min csub {k,i} %xi_i^k
newline
%gamma^"+" = max csub {k,x in X} (%xi^k)^T = max csub {k,i} %xi_i^k</math:annotation>
  </math:semantics>
</math:math>
</file>

<file path=Object 130/content.xml><?xml version="1.0" encoding="utf-8"?>
<!DOCTYPE math  PUBLIC '-//OpenOffice.org//DTD Modified W3C MathML 1.01//EN'  'math.dtd'>
<math:math xmlns:math="http://www.w3.org/1998/Math/MathML">
  <math:semantics>
    <math:mrow>
      <math:mo math:stretchy="false">ω</math:mo>
      <math:mrow>
        <math:mrow>
          <math:mo math:stretchy="false">(</math:mo>
          <math:mo math:stretchy="false">λ</math:mo>
          <math:mo math:stretchy="false">)</math:mo>
        </math:mrow>
        <math:mo math:stretchy="false">=</math:mo>
        <math:mrow>
          <math:mrow>
            <math:mi math:fontstyle="italic">min</math:mi>
            <math:mo math:stretchy="false">−</math:mo>
            <math:mo math:stretchy="false">γ</math:mo>
          </math:mrow>
          <math:mo math:stretchy="false">+</math:mo>
          <math:mo math:stretchy="false">λ</math:mo>
        </math:mrow>
      </math:mrow>
      <math:mrow>
        <math:mrow>
          <math:mo math:stretchy="false">(</math:mo>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i math:fontstyle="italic">min</math:mi>
      </math:mrow>
      <math:mo math:stretchy="false">γ</math:mo>
      <math:mrow>
        <math:mrow>
          <math:mo math:stretchy="false">(</math:mo>
          <math:mrow>
            <math:mo math:stretchy="false">λ</math:mo>
            <math:mo math:stretchy="false">−</math:mo>
            <math:mn>1</math:mn>
          </math:mrow>
          <math:mo math:stretchy="false">)</math:mo>
        </math:mrow>
        <math:mo math:stretchy="false">+</math:mo>
        <math:mo math:stretchy="false">λ</math:mo>
      </math:mrow>
      <math:mrow>
        <math:mrow>
          <math:mo math:stretchy="false">(</math:mo>
          <math:mrow>
            <math:mrow>
              <math:msub>
                <math:mi>z</math:mi>
                <math:mi>k</math:mi>
              </math:msub>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i math:fontstyle="italic">min</math:mi>
      </math:mrow>
      <math:mi>L</math:mi>
      <math:mrow>
        <math:mo math:stretchy="false">(</math:mo>
        <math:mrow>
          <math:mo math:stretchy="false">γ</math:mo>
          <math:mi>,</math:mi>
          <math:mo math:stretchy="false">λ</math:mo>
        </math:mrow>
        <math:mo math:stretchy="false">)</math:mo>
      </math:mrow>
    </math:mrow>
    <math:annotation math:encoding="StarMath 5.0">%omega(%lambda)= min - %gamma + %lambda(z_k + %gamma - (%xi^k)^T x - 1) = min %gamma(%lambda-1) + %lambda(z_k - (%xi^k)^T x - 1)= min L(%gamma,%lambda)</math:annotation>
  </math:semantics>
</math:math>
</file>

<file path=Object 131/content.xml><?xml version="1.0" encoding="utf-8"?>
<!DOCTYPE math  PUBLIC '-//OpenOffice.org//DTD Modified W3C MathML 1.01//EN'  'math.dtd'>
<math:math xmlns:math="http://www.w3.org/1998/Math/MathML">
  <math:semantics>
    <math:mrow>
      <math:mi math:fontstyle="italic">Ainsi</math:mi>
      <math:mo math:stretchy="false">ω</math:mo>
      <math:mrow>
        <math:mrow>
          <math:mo math:stretchy="false">(</math:mo>
          <math:mo math:stretchy="false">λ</math:mo>
          <math:mo math:stretchy="false">)</math:mo>
        </math:mrow>
        <math:mo math:stretchy="false">≤</math:mo>
        <math:mrow>
          <math:mi>z</math:mi>
          <math:mo math:stretchy="false">∗</math:mo>
          <math:mi>,</math:mi>
        </math:mrow>
      </math:mrow>
      <math:mo math:stretchy="false">∀</math:mo>
      <math:mrow>
        <math:mo math:stretchy="false">λ</math:mo>
        <math:mo math:stretchy="false">≥</math:mo>
        <math:mn>0</math:mn>
      </math:mrow>
      <math:mi math:fontstyle="italic">puisque</math:mi>
      <math:mrow>
        <math:mrow>
          <math:mo math:stretchy="false">(</math:mo>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n>0</math:mn>
      </math:mrow>
    </math:mrow>
    <math:annotation math:encoding="StarMath 5.0">Ainsi %omega(%lambda) &lt;= z*, forall %lambda geslant 0 puisque (z_k + %gamma - (%xi^k)^T x - 1)  &lt;= 0 </math:annotation>
  </math:semantics>
</math:math>
</file>

<file path=Object 132/content.xml><?xml version="1.0" encoding="utf-8"?>
<!DOCTYPE math  PUBLIC '-//OpenOffice.org//DTD Modified W3C MathML 1.01//EN'  'math.dtd'>
<math:math xmlns:math="http://www.w3.org/1998/Math/MathML">
  <math:semantics>
    <math:mtable>
      <math:mtr>
        <math:mrow>
          <math:mi math:fontstyle="italic">min</math:mi>
          <math:mo math:stretchy="false">γ</math:mo>
          <math:mrow>
            <math:mrow>
              <math:mo math:stretchy="false">(</math:mo>
              <math:mrow>
                <math:mo math:stretchy="false">λ</math:mo>
                <math:mo math:stretchy="false">−</math:mo>
                <math:mn>1</math:mn>
              </math:mrow>
              <math:mo math:stretchy="false">)</math:mo>
            </math:mrow>
            <math:mo math:stretchy="false">+</math:mo>
            <math:mo math:stretchy="false">λ</math:mo>
          </math:mrow>
          <math:mrow>
            <math:mo math:stretchy="false">(</math:mo>
            <math:mrow>
              <math:mrow>
                <math:msub>
                  <math:mi>z</math:mi>
                  <math:mi>k</math:mi>
                </math:msub>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gamma(%lambda-1) + %lambda(z_k - (%xi^k)^T x - 1)
newline

"s.c." left [ matrix {

%gamma^"-" &lt;= %gamma &lt;= %gamma^"+" # (3a)
##
sum from {i=1} to {M} z_i &gt;= M (1-%alpha) # (3c)
##
%mu^T x = %rho # (3d)
##
sum from {i=1} to {n} x_i = 1, x_i &gt;= 0, 1&lt;=i&lt;=n # (3e)
##
z_i in \{0, 1\}, 1&lt;=i&lt;=n # (3f)
} right none



</math:annotation>
  </math:semantics>
</math:math>
</file>

<file path=Object 133/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134/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135/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136/content.xml><?xml version="1.0" encoding="utf-8"?>
<!DOCTYPE math  PUBLIC '-//OpenOffice.org//DTD Modified W3C MathML 1.01//EN'  'math.dtd'>
<math:math xmlns:math="http://www.w3.org/1998/Math/MathML">
  <math:semantics>
    <math:mrow>
      <math:mo math:stretchy="false">ω</math:mo>
      <math:mrow>
        <math:mo math:stretchy="false">(</math:mo>
        <math:mo math:stretchy="false">λ</math:mo>
        <math:mo math:stretchy="false">)</math:mo>
      </math:mrow>
      <math:mtext> = </math:mtext>
      <math:mi math:fontstyle="italic">max</math:mi>
      <math:mrow>
        <math:mo math:stretchy="false">[</math:mo>
        <math:mrow>
          <math:mi math:fontstyle="italic">min</math:mi>
          <math:mi>L</math:mi>
          <math:mrow>
            <math:mo math:stretchy="false">(</math:mo>
            <math:mrow>
              <math:mo math:stretchy="false">γ</math:mo>
              <math:mi>,</math:mi>
              <math:mo math:stretchy="false">λ</math:mo>
            </math:mrow>
            <math:mo math:stretchy="false">)</math:mo>
          </math:mrow>
        </math:mrow>
        <math:mo math:stretchy="false">]</math:mo>
      </math:mrow>
    </math:mrow>
    <math:annotation math:encoding="StarMath 5.0">%omega(%lambda) " = " max [min L(%gamma,%lambda)] </math:annotation>
  </math:semantics>
</math:math>
</file>

<file path=Object 137/content.xml><?xml version="1.0" encoding="utf-8"?>
<!DOCTYPE math  PUBLIC '-//OpenOffice.org//DTD Modified W3C MathML 1.01//EN'  'math.dtd'>
<math:math xmlns:math="http://www.w3.org/1998/Math/MathML"/>
</file>

<file path=Object 138/content.xml><?xml version="1.0" encoding="utf-8"?>
<!DOCTYPE math  PUBLIC '-//OpenOffice.org//DTD Modified W3C MathML 1.01//EN'  'math.dtd'>
<math:math xmlns:math="http://www.w3.org/1998/Math/MathML">
  <math:semantics>
    <math:mrow>
      <math:msub>
        <math:mo math:stretchy="false">γ</math:mo>
        <math:mn>1,</math:mn>
      </math:msub>
      <math:mn>...</math:mn>
      <math:msub>
        <math:mo math:stretchy="false">γ</math:mo>
        <math:mrow>
          <math:mo math:stretchy="false">(</math:mo>
          <math:mrow>
            <math:mi>k</math:mi>
            <math:mo math:stretchy="false">−</math:mo>
            <math:mn>1</math:mn>
          </math:mrow>
          <math:mo math:stretchy="false">)</math:mo>
        </math:mrow>
      </math:msub>
    </math:mrow>
    <math:annotation math:encoding="StarMath 5.0">%gamma_1,...%gamma_(k-1)</math:annotation>
  </math:semantics>
</math:math>
</file>

<file path=Object 139/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o math:stretchy="false">λ</math:mo>
        <math:mo math:stretchy="false">)</math:mo>
      </math:mrow>
      <math:mtext> = </math:mtext>
      <math:mi math:fontstyle="italic">max</math:mi>
      <math:mrow>
        <math:mo math:stretchy="false">[</math:mo>
        <math:mrow>
          <math:mi math:fontstyle="italic">min</math:mi>
          <math:mi>L</math:mi>
          <math:mrow>
            <math:mo math:stretchy="false">(</math:mo>
            <math:mrow>
              <math:msub>
                <math:mo math:stretchy="false">γ</math:mo>
                <math:mn>1</math:mn>
              </math:msub>
              <math:mi>,</math:mi>
              <math:mo math:stretchy="false">λ</math:mo>
            </math:mrow>
            <math:mo math:stretchy="false">)</math:mo>
          </math:mrow>
          <math:mi>,</math:mi>
          <math:mi>L</math:mi>
          <math:mrow>
            <math:mo math:stretchy="false">(</math:mo>
            <math:mrow>
              <math:msub>
                <math:mo math:stretchy="false">γ</math:mo>
                <math:mn>2</math:mn>
              </math:msub>
              <math:mi>,</math:mi>
              <math:mo math:stretchy="false">λ</math:mo>
            </math:mrow>
            <math:mo math:stretchy="false">)</math:mo>
          </math:mrow>
          <math:mi>,</math:mi>
          <math:mn>...</math:mn>
          <math:mi>,</math:mi>
          <math:mi>L</math:mi>
          <math:mrow>
            <math:mo math:stretchy="false">(</math:mo>
            <math:mrow>
              <math:msub>
                <math:mo math:stretchy="false">γ</math:mo>
                <math:mrow>
                  <math:mo math:stretchy="false">(</math:mo>
                  <math:mrow>
                    <math:mi>k</math:mi>
                    <math:mo math:stretchy="false">−</math:mo>
                    <math:mn>1</math:mn>
                  </math:mrow>
                  <math:mo math:stretchy="false">)</math:mo>
                </math:mrow>
              </math:msub>
              <math:mi>,</math:mi>
              <math:mo math:stretchy="false">λ</math:mo>
            </math:mrow>
            <math:mo math:stretchy="false">)</math:mo>
          </math:mrow>
        </math:mrow>
        <math:mo math:stretchy="false">]</math:mo>
      </math:mrow>
    </math:mrow>
    <math:annotation math:encoding="StarMath 5.0">max %omega(%lambda) " = " max [min L(%gamma_1 ,%lambda), L(%gamma_2 ,%lambda),...,L(%gamma_(k-1),%lambda)] 
</math:annotation>
  </math:semantics>
</math:math>
</file>

<file path=Object 14/content.xml><?xml version="1.0" encoding="utf-8"?>
<!DOCTYPE math  PUBLIC '-//OpenOffice.org//DTD Modified W3C MathML 1.01//EN'  'math.dtd'>
<math:math xmlns:math="http://www.w3.org/1998/Math/MathML">
  <math:semantics>
    <math:mrow>
      <math:mi math:fontstyle="italic">VaR</math:mi>
      <math:mo math:stretchy="false">=</math:mo>
      <math:mrow>
        <math:mo math:stretchy="false">ρ</math:mo>
        <math:mo math:stretchy="false">−</math:mo>
        <math:msup>
          <math:mo math:stretchy="false">γ</math:mo>
          <math:mtext>*</math:mtext>
        </math:msup>
      </math:mrow>
    </math:mrow>
    <math:annotation math:encoding="StarMath 5.0">VaR = %rho - %gamma^"*"</math:annotation>
  </math:semantics>
</math:math>
</file>

<file path=Object 140/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o math:stretchy="false">γ</math:mo>
                        <math:mn>1,</math:mn>
                      </math:msub>
                      <math:mo math:stretchy="false">λ</math:mo>
                    </math:mrow>
                    <math:mo math:stretchy="false">)</math:mo>
                  </math:mrow>
                </math:mrow>
              </math:mtr>
              <math:mtr>
                <math:mrow>
                  <math:mrow>
                    <math:mo math:stretchy="false">ω</math:mo>
                    <math:mo math:stretchy="false">≤</math:mo>
                    <math:mi>L</math:mi>
                  </math:mrow>
                  <math:mrow>
                    <math:mo math:stretchy="false">(</math:mo>
                    <math:mrow>
                      <math:msub>
                        <math:mo math:stretchy="false">γ</math:mo>
                        <math:mn>2,</math:mn>
                      </math:msub>
                      <math:mo math:stretchy="false">λ</math:mo>
                    </math:mrow>
                    <math:mo math:stretchy="false">)</math:mo>
                  </math:mrow>
                </math:mrow>
              </math:mtr>
              <math:mtr>
                <math:mtext>...</math:mtext>
              </math:mtr>
              <math:mtr>
                <math:mrow>
                  <math:mrow>
                    <math:mo math:stretchy="false">ω</math:mo>
                    <math:mo math:stretchy="false">≤</math:mo>
                    <math:mi>L</math:mi>
                  </math:mrow>
                  <math:mrow>
                    <math:mo math:stretchy="false">(</math:mo>
                    <math:mrow>
                      <math:msub>
                        <math:mo math:stretchy="false">γ</math:mo>
                        <math:mrow>
                          <math:mo math:stretchy="false">(</math:mo>
                          <math:mrow>
                            <math:mi>k</math:mi>
                            <math:mo math:stretchy="false">−</math:mo>
                            <math:mn>1</math:mn>
                          </math:mrow>
                          <math:mo math:stretchy="false">)</math:mo>
                        </math:mrow>
                      </math:msub>
                      <math:mi>,</math:mi>
                      <math:mo math:stretchy="false">λ</math:mo>
                    </math:mrow>
                    <math:mo math:stretchy="false">)</math:mo>
                  </math:mrow>
                </math:mrow>
              </math:mtr>
            </math:mtable>
          </math:mrow>
        </math:mrow>
      </math:mtr>
    </math:mtable>
    <math:annotation math:encoding="StarMath 5.0">max_%lambda %omega
newline
{}{}{}{}{} "s.c."
left lline stack {
%omega &lt;= L(%gamma_1,%lambda)
#
%omega &lt;= L(%gamma_2,%lambda)
#
"..."
#
%omega &lt;= L(%gamma_(k-1),%lambda)
}right none</math:annotation>
  </math:semantics>
</math:math>
</file>

<file path=Object 141/content.xml><?xml version="1.0" encoding="utf-8"?>
<!DOCTYPE math  PUBLIC '-//OpenOffice.org//DTD Modified W3C MathML 1.01//EN'  'math.dtd'>
<math:math xmlns:math="http://www.w3.org/1998/Math/MathML">
  <math:semantics>
    <math:mrow>
      <math:mo math:stretchy="false">λ</math:mo>
      <math:mtext>=</math:mtext>
      <math:msub>
        <math:mo math:stretchy="false">λ</math:mo>
        <math:mi>k</math:mi>
      </math:msub>
    </math:mrow>
    <math:annotation math:encoding="StarMath 5.0">%lambda "=" %lambda_k</math:annotation>
  </math:semantics>
</math:math>
</file>

<file path=Object 142/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3/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4/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145/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146/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7/content.xml><?xml version="1.0" encoding="utf-8"?>
<!DOCTYPE math  PUBLIC '-//OpenOffice.org//DTD Modified W3C MathML 1.01//EN'  'math.dtd'>
<math:math xmlns:math="http://www.w3.org/1998/Math/MathML">
  <math:semantics>
    <math:msub>
      <math:mo math:stretchy="false">γ</math:mo>
      <math:mi>k</math:mi>
    </math:msub>
    <math:annotation math:encoding="StarMath 5.0">%gamma_k</math:annotation>
  </math:semantics>
</math:math>
</file>

<file path=Object 148/content.xml><?xml version="1.0" encoding="utf-8"?>
<!DOCTYPE math  PUBLIC '-//OpenOffice.org//DTD Modified W3C MathML 1.01//EN'  'math.dtd'>
<math:math xmlns:math="http://www.w3.org/1998/Math/MathML">
  <math:semantics>
    <math:mrow>
      <math:mo math:stretchy="false">ω</math:mo>
      <math:mrow>
        <math:mrow>
          <math:mrow>
            <math:mo math:stretchy="false">(</math:mo>
            <math:msub>
              <math:mo math:stretchy="false">λ</math:mo>
              <math:mi>k</math:mi>
            </math:msub>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k) &lt;= %omega^"*" &lt;= %omega^"*"_k</math:annotation>
  </math:semantics>
</math:math>
</file>

<file path=Object 149/content.xml><?xml version="1.0" encoding="utf-8"?>
<!DOCTYPE math  PUBLIC '-//OpenOffice.org//DTD Modified W3C MathML 1.01//EN'  'math.dtd'>
<math:math xmlns:math="http://www.w3.org/1998/Math/MathML">
  <math:semantics>
    <math:mrow>
      <math:mo math:stretchy="false">ω</math:mo>
      <math:mrow>
        <math:mrow>
          <math:mrow>
            <math:mo math:stretchy="false">(</math:mo>
            <math:msub>
              <math:mo math:stretchy="false">λ</math:mo>
              <math:mi>k</math:mi>
            </math:msub>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k) = %omega^"*" = z^"*" " = "c^t x</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sup>
          <math:mo math:stretchy="false">ξ</math:mo>
          <math:mi>k</math:mi>
        </math:msup>
        <math:mi>x</math:mi>
      </math:mrow>
      <math:mo math:stretchy="false">)</math:mo>
    </math:mrow>
    <math:annotation math:encoding="StarMath 5.0">(%xi^k x)</math:annotation>
  </math:semantics>
</math:math>
</file>

<file path=Object 150/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51/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52/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1</math:annotation>
  </math:semantics>
</math:math>
</file>

<file path=Object 153/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u+1</math:annotation>
  </math:semantics>
</math:math>
</file>

<file path=Object 154/content.xml><?xml version="1.0" encoding="utf-8"?>
<!DOCTYPE math  PUBLIC '-//OpenOffice.org//DTD Modified W3C MathML 1.01//EN'  'math.dtd'>
<math:math xmlns:math="http://www.w3.org/1998/Math/MathML">
  <math:semantics>
    <math:msub>
      <math:mi>z</math:mi>
      <math:mi>k</math:mi>
    </math:msub>
    <math:annotation math:encoding="StarMath 5.0">z_k</math:annotation>
  </math:semantics>
</math:math>
</file>

<file path=Object 155/content.xml><?xml version="1.0" encoding="utf-8"?>
<!DOCTYPE math  PUBLIC '-//OpenOffice.org//DTD Modified W3C MathML 1.01//EN'  'math.dtd'>
<math:math xmlns:math="http://www.w3.org/1998/Math/MathML">
  <math:semantics>
    <math:mover math:accent="true">
      <math:mi>z</math:mi>
      <math:mo math:stretchy="false">→</math:mo>
    </math:mover>
    <math:annotation math:encoding="StarMath 5.0">vec z</math:annotation>
  </math:semantics>
</math:math>
</file>

<file path=Object 156/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57/content.xml><?xml version="1.0" encoding="utf-8"?>
<!DOCTYPE math  PUBLIC '-//OpenOffice.org//DTD Modified W3C MathML 1.01//EN'  'math.dtd'>
<math:math xmlns:math="http://www.w3.org/1998/Math/MathML">
  <math:semantics>
    <math:mover math:accent="true">
      <math:mi>y</math:mi>
      <math:mo math:stretchy="false">→</math:mo>
    </math:mover>
    <math:annotation math:encoding="StarMath 5.0">vec y</math:annotation>
  </math:semantics>
</math:math>
</file>

<file path=Object 158/content.xml><?xml version="1.0" encoding="utf-8"?>
<!DOCTYPE math  PUBLIC '-//OpenOffice.org//DTD Modified W3C MathML 1.01//EN'  'math.dtd'>
<math:math xmlns:math="http://www.w3.org/1998/Math/MathML">
  <math:semantics>
    <math:mover math:accent="true">
      <math:mi>z</math:mi>
      <math:mo math:stretchy="false">→</math:mo>
    </math:mover>
    <math:annotation math:encoding="StarMath 5.0">vec z</math:annotation>
  </math:semantics>
</math:math>
</file>

<file path=Object 159/content.xml><?xml version="1.0" encoding="utf-8"?>
<!DOCTYPE math  PUBLIC '-//OpenOffice.org//DTD Modified W3C MathML 1.01//EN'  'math.dtd'>
<math:math xmlns:math="http://www.w3.org/1998/Math/MathML">
  <math:semantics>
    <math:mover math:accent="true">
      <math:mi>r</math:mi>
      <math:mo>¯</math:mo>
    </math:mover>
    <math:annotation math:encoding="StarMath 5.0">overline r</math:annotation>
  </math:semantics>
</math:math>
</file>

<file path=Object 16/content.xml><?xml version="1.0" encoding="utf-8"?>
<!DOCTYPE math  PUBLIC '-//OpenOffice.org//DTD Modified W3C MathML 1.01//EN'  'math.dtd'>
<math:math xmlns:math="http://www.w3.org/1998/Math/MathML">
  <math:semantics>
    <math:mrow>
      <math:mrow>
        <math:mi math:fontstyle="italic">VaR</math:mi>
        <math:mo math:stretchy="false">=</math:mo>
        <math:mover math:accent="true">
          <math:mi>r</math:mi>
          <math:mo>¯</math:mo>
        </math:mover>
      </math:mrow>
      <math:mi>–</math:mi>
      <math:mi math:fontstyle="italic">max</math:mi>
      <math:mo math:stretchy="false">{</math:mo>
      <math:mrow>
        <math:mrow>
          <math:mo math:stretchy="false">γ</math:mo>
          <math:mo math:stretchy="false">∣</math:mo>
          <math:mrow>
            <math:mo math:stretchy="false">∑</math:mo>
            <math:msub>
              <math:mi>z</math:mi>
              <math:mi>k</math:mi>
            </math:msub>
          </math:mrow>
        </math:mrow>
        <math:mo math:stretchy="false">≥</math:mo>
        <math:mi>M</math:mi>
      </math:mrow>
      <math:mrow>
        <math:mo math:stretchy="false">(</math:mo>
        <math:mrow>
          <math:mn>1</math:mn>
          <math:mo math:stretchy="false">−</math:mo>
          <math:mo math:stretchy="false">α</math:mo>
        </math:mrow>
        <math:mo math:stretchy="false">)</math:mo>
      </math:mrow>
      <math:mo math:stretchy="false">}</math:mo>
    </math:mrow>
    <math:annotation math:encoding="StarMath 5.0">VaR = overline r  – max \{ %gamma divides sum z_k &gt;= M(1-%alpha) \}</math:annotation>
  </math:semantics>
</math:math>
</file>

<file path=Object 160/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17/content.xml><?xml version="1.0" encoding="utf-8"?>
<!DOCTYPE math  PUBLIC '-//OpenOffice.org//DTD Modified W3C MathML 1.01//EN'  'math.dtd'>
<math:math xmlns:math="http://www.w3.org/1998/Math/MathML">
  <math:semantics>
    <math:mrow>
      <math:msub>
        <math:mi>z</math:mi>
        <math:mi>k</math:mi>
      </math:msub>
      <math:mo math:stretchy="false">=</math:mo>
      <math:mrow>
        <math:mo math:stretchy="true">{</math:mo>
        <math:mtable>
          <math:mtr>
            <math:mrow>
              <math:mn>1</math:mn>
              <math:mtext> si </math:mtext>
              <math:mrow>
                <math:mo math:stretchy="false">γ</math:mo>
                <math:mo math:stretchy="false">≤</math:mo>
                <math:mrow>
                  <math:mo math:stretchy="false">(</math:mo>
                  <math:mrow>
                    <math:msup>
                      <math:mo math:stretchy="false">ξ</math:mo>
                      <math:mi>k</math:mi>
                    </math:msup>
                    <math:mi>x</math:mi>
                  </math:mrow>
                  <math:mo math:stretchy="false">)</math:mo>
                </math:mrow>
              </math:mrow>
            </math:mrow>
          </math:mtr>
          <math:mtr>
            <math:mrow>
              <math:mn>0</math:mn>
              <math:mtext> sinon</math:mtext>
            </math:mrow>
          </math:mtr>
        </math:mtable>
      </math:mrow>
    </math:mrow>
    <math:annotation math:encoding="StarMath 5.0">z_k = left lbrace stack {1 " si " %gamma &lt;= (%xi^k x) # 0  " sinon"} right none</math:annotation>
  </math:semantics>
</math:math>
</file>

<file path=Object 18/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9/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0/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21/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2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23/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24/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6/content.xml><?xml version="1.0" encoding="utf-8"?>
<!DOCTYPE math  PUBLIC '-//OpenOffice.org//DTD Modified W3C MathML 1.01//EN'  'math.dtd'>
<math:math xmlns:math="http://www.w3.org/1998/Math/MathML">
  <math:semantics>
    <math:mi>j</math:mi>
    <math:annotation math:encoding="StarMath 5.0">j</math:annotation>
  </math:semantics>
</math:math>
</file>

<file path=Object 27/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8/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0/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3/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4/content.xml><?xml version="1.0" encoding="utf-8"?>
<!DOCTYPE math  PUBLIC '-//OpenOffice.org//DTD Modified W3C MathML 1.01//EN'  'math.dtd'>
<math:math xmlns:math="http://www.w3.org/1998/Math/MathML">
  <math:semantics>
    <math:mrow>
      <math:mrow>
        <math:mrow>
          <math:mn>0</math:mn>
          <math:mo math:stretchy="false">≤</math:mo>
          <math:msub>
            <math:mi>x</math:mi>
            <math:mi>i</math:mi>
          </math:msub>
        </math:mrow>
        <math:mo math:stretchy="false">≤</math:mo>
        <math:mn>1,</math:mn>
      </math:mrow>
      <math:mrow>
        <math:mi>i</math:mi>
        <math:mo math:stretchy="false">=</math:mo>
        <math:mrow>
          <math:mo math:stretchy="false">(</math:mo>
          <math:mrow>
            <math:mn>1,</math:mn>
            <math:mn>...</math:mn>
            <math:mi>,</math:mi>
            <math:mi>n</math:mi>
          </math:mrow>
          <math:mo math:stretchy="false">)</math:mo>
        </math:mrow>
      </math:mrow>
    </math:mrow>
    <math:annotation math:encoding="StarMath 5.0">0 &lt;= x_i &lt;= 1, i = (1, ..., n)</math:annotation>
  </math:semantics>
</math:math>
</file>

<file path=Object 35/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3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37/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38/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 </math:annotation>
  </math:semantics>
</math:math>
</file>

<file path=Object 4/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0/content.xml><?xml version="1.0" encoding="utf-8"?>
<!DOCTYPE math  PUBLIC '-//OpenOffice.org//DTD Modified W3C MathML 1.01//EN'  'math.dtd'>
<math:math xmlns:math="http://www.w3.org/1998/Math/MathML">
  <math:semantics>
    <math:mrow>
      <math:msub>
        <math:mi>y</math:mi>
        <math:mi>i</math:mi>
      </math:msub>
      <math:mo math:stretchy="false">=</math:mo>
      <math:mrow>
        <math:mo math:stretchy="true">{</math:mo>
        <math:mtable>
          <math:mtr>
            <math:mrow>
              <math:mn>1</math:mn>
              <math:mtext> si le titre </math:mtext>
              <math:mi>i</math:mi>
              <math:mtext> est retenu</math:mtext>
            </math:mrow>
          </math:mtr>
          <math:mtr>
            <math:mrow>
              <math:mn>0</math:mn>
              <math:mtext> sinon</math:mtext>
            </math:mrow>
          </math:mtr>
        </math:mtable>
      </math:mrow>
    </math:mrow>
    <math:annotation math:encoding="StarMath 5.0">y_i = left lbrace stack {1 " si le titre "i" est retenu" # 0 " sinon"} right none </math:annotation>
  </math:semantics>
</math:math>
</file>

<file path=Object 41/content.xml><?xml version="1.0" encoding="utf-8"?>
<!DOCTYPE math  PUBLIC '-//OpenOffice.org//DTD Modified W3C MathML 1.01//EN'  'math.dtd'>
<math:math xmlns:math="http://www.w3.org/1998/Math/MathML">
  <math:semantics>
    <math:msub>
      <math:mi>R</math:mi>
      <math:mi math:fontstyle="italic">max</math:mi>
    </math:msub>
    <math:annotation math:encoding="StarMath 5.0">R_max</math:annotation>
  </math:semantics>
</math:math>
</file>

<file path=Object 4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3/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x</math:mi>
                  <math:mi>i</math:mi>
                </math:msub>
                <math:msub>
                  <math:mi>x</math:mi>
                  <math:mi>j</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1a</math:mn>
                    <math:mo math:stretchy="false">)</math:mo>
                  </math:mrow>
                </math:mtd>
              </math:mtr>
              <math:mtr>
                <math:mtd>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d>
                <math:mtd>
                  <math:mrow>
                    <math:mo math:stretchy="false">(</math:mo>
                    <math:mn>1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1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1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1</math:mn>
                      <math:mi>e</math:mi>
                    </math:mrow>
                    <math:mo math:stretchy="false">)</math:mo>
                  </math:mrow>
                </math:mtd>
              </math:mtr>
            </math:mtable>
          </math:mrow>
        </math:mrow>
      </math:mtr>
    </math:mtable>
    <math:annotation math:encoding="StarMath 5.0">min z^"*" = sum from{i=1} to{n} {sum from {j=1} to {n} %sigma_{ig} x_i x_j}
newline
{}{}{}{}{} "s.c."
left [ matrix {
sum from {i=1} to {n} x_i = 1 # (1a)
##
sum from {i=1} to {n} %mu_i x_i &gt;= %rho # (1b)
##
sum from {i=1} to {n} y_i = K # (1c)
##
%epsilon_i y_i  &lt;= x_i &lt;= %delta_i y_i ; i=1,...,n # (1d)
##
y_i in \{0;1\}, 1 &lt;= i &lt;= n # (1e)
} right none
</math:annotation>
  </math:semantics>
</math:math>
</file>

<file path=Object 44/content.xml><?xml version="1.0" encoding="utf-8"?>
<!DOCTYPE math  PUBLIC '-//OpenOffice.org//DTD Modified W3C MathML 1.01//EN'  'math.dtd'>
<math:math xmlns:math="http://www.w3.org/1998/Math/MathML">
  <math:semantics>
    <math:mtable>
      <math:mtr>
        <math:mrow>
          <math:mi math:fontstyle="italic">max</math:mi>
          <math:msup>
            <math:mi>z</math:mi>
            <math:mtext>*</math:mtext>
          </math:msup>
          <math:mrow>
            <math:mi>'</math:mi>
            <math:mo math:stretchy="false">=</math:mo>
            <math:mrow>
              <math:munderover>
                <math:mo math:stretchy="false">∑</math:mo>
                <math:mrow>
                  <math:mi>i</math:mi>
                  <math:mo math:stretchy="false">=</math:mo>
                  <math:mn>1</math:mn>
                </math:mrow>
                <math:mi>n</math:mi>
              </math:munderover>
              <math:mrow>
                <math:msub>
                  <math:mo math:stretchy="false">μ</math:mo>
                  <math:mi>i</math:mi>
                </math:msub>
                <math:msub>
                  <math:mi>x</math:mi>
                  <math:mi>i</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2a</math:mn>
                    <math:mo math:stretchy="false">)</math:mo>
                  </math:mrow>
                </math:mtd>
              </math:mtr>
              <math:mtr>
                <math:mtd>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i>R</math:mi>
                      <math:mi math:fontstyle="italic">max</math:mi>
                    </math:msub>
                  </math:mrow>
                </math:mtd>
                <math:mtd>
                  <math:mrow>
                    <math:mo math:stretchy="false">(</math:mo>
                    <math:mn>2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2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2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2</math:mn>
                      <math:mi>e</math:mi>
                    </math:mrow>
                    <math:mo math:stretchy="false">)</math:mo>
                  </math:mrow>
                </math:mtd>
              </math:mtr>
            </math:mtable>
          </math:mrow>
        </math:mrow>
      </math:mtr>
    </math:mtable>
    <math:annotation math:encoding="StarMath 5.0">max z^"*"' = sum from{i=1} to{n} {%mu_i x_i}
newline
{}{}{}{}{} "s.c."
left [ matrix {
sum from {i=1} to {n} x_i = 1 # (2a)
##
sum from{i=1} to{n} {sum from {j=1} to {n} %sigma_ij x_i x_j} &lt;= R_max # (2b)
##
sum from {i=1} to {n} y_i = K # (2c)
##
%epsilon_i y_i  &lt;= x_i &lt;= %delta_i y_i ; i=1,...,n # (2d)
##
y_i in \{0;1\}, 1 &lt;= i &lt;= n # (2e)
} right none</math:annotation>
  </math:semantics>
</math:math>
</file>

<file path=Object 45/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6/content.xml><?xml version="1.0" encoding="utf-8"?>
<!DOCTYPE math  PUBLIC '-//OpenOffice.org//DTD Modified W3C MathML 1.01//EN'  'math.dtd'>
<math:math xmlns:math="http://www.w3.org/1998/Math/MathML">
  <math:semantics>
    <math:mrow>
      <math:msub>
        <math:mo math:stretchy="false">λ</math:mo>
        <math:mn>1</math:mn>
      </math:msub>
      <math:mi>,</math:mi>
      <math:msub>
        <math:mo math:stretchy="false">λ</math:mo>
        <math:mn>2</math:mn>
      </math:msub>
    </math:mrow>
    <math:annotation math:encoding="StarMath 5.0">%lambda_1 , %lambda_2</math:annotation>
  </math:semantics>
</math:math>
</file>

<file path=Object 47/content.xml><?xml version="1.0" encoding="utf-8"?>
<!DOCTYPE math  PUBLIC '-//OpenOffice.org//DTD Modified W3C MathML 1.01//EN'  'math.dtd'>
<math:math xmlns:math="http://www.w3.org/1998/Math/MathML">
  <math:semantics>
    <math:mrow>
      <math:msub>
        <math:mo math:stretchy="false">λ</math:mo>
        <math:mn>1</math:mn>
      </math:msub>
      <math:mi>,</math:mi>
      <math:msub>
        <math:mo math:stretchy="false">λ</math:mo>
        <math:mn>2</math:mn>
      </math:msub>
    </math:mrow>
    <math:annotation math:encoding="StarMath 5.0">%lambda_1 , %lambda_2</math:annotation>
  </math:semantics>
</math:math>
</file>

<file path=Object 48/content.xml><?xml version="1.0" encoding="utf-8"?>
<!DOCTYPE math  PUBLIC '-//OpenOffice.org//DTD Modified W3C MathML 1.01//EN'  'math.dtd'>
<math:math xmlns:math="http://www.w3.org/1998/Math/MathML">
  <math:semantics>
    <math:mrow>
      <math:msup>
        <math:mi>c</math:mi>
        <math:mi>t</math:mi>
      </math:msup>
      <math:mi>x</math:mi>
    </math:mrow>
    <math:annotation math:encoding="StarMath 5.0">c^t x</math:annotation>
  </math:semantics>
</math:math>
</file>

<file path=Object 49/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i>x</math:mi>
    </math:mrow>
    <math:annotation math:encoding="StarMath 5.0">L^"*" "= " z^"*" " = "c^t x</math:annotation>
  </math:semantics>
</math:math>
</file>

<file path=Object 5/content.xml><?xml version="1.0" encoding="utf-8"?>
<!DOCTYPE math  PUBLIC '-//OpenOffice.org//DTD Modified W3C MathML 1.01//EN'  'math.dtd'>
<math:math xmlns:math="http://www.w3.org/1998/Math/MathML">
  <math:semantics>
    <math:mi>K</math:mi>
    <math:annotation math:encoding="StarMath 5.0">K</math:annotation>
  </math:semantics>
</math:math>
</file>

<file path=Object 50/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51/content.xml><?xml version="1.0" encoding="utf-8"?>
<!DOCTYPE math  PUBLIC '-//OpenOffice.org//DTD Modified W3C MathML 1.01//EN'  'math.dtd'>
<math:math xmlns:math="http://www.w3.org/1998/Math/MathML">
  <math:semantics>
    <math:mrow>
      <math:mo math:stretchy="true">{</math:mo>
      <math:mtable>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able>
    </math:mrow>
    <math:annotation math:encoding="StarMath 5.0">left lbrace stack {
c_ij &lt;= x_i
#
c_ij &lt;= x_j
#
c_ij &gt;= x_i + x_j -1
} right none</math:annotation>
  </math:semantics>
</math:math>
</file>

<file path=Object 52/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c</math:mi>
                  <math:mi math:fontstyle="italic">ij</math:mi>
                </math:msub>
              </math:mrow>
            </math:mrow>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z^"*" = sum from{i=1} to{n} {sum from {j=1} to {n} %sigma_{ig} c_ij}
newline
{}{}{}{}{} "s.c."
left [ stack {
sum from {i=1} to {n} x_i = 1
#
sum from {i=1} to {n} %mu_i x_i &gt;= %rho
#
sum from {i=1} to {n} y_i = K
#
%epsilon_i y_i  &lt;= x_i &lt;= %delta_i y_i ; i=1,...,n
#
y_i in \{0;1\}, 1 &lt;= i &lt;= n
#
c_ij &lt;= x_i
#
c_ij &lt;= x_j
#
c_ij &gt;= x_i + x_j -1
#
c_ij in \{0;1\}, forall (i,j) in [1,n]^2
} right none</math:annotation>
  </math:semantics>
</math:math>
</file>

<file path=Object 53/content.xml><?xml version="1.0" encoding="utf-8"?>
<!DOCTYPE math  PUBLIC '-//OpenOffice.org//DTD Modified W3C MathML 1.01//EN'  'math.dtd'>
<math:math xmlns:math="http://www.w3.org/1998/Math/MathML">
  <math:semantics>
    <math:mtable>
      <math:mtr>
        <math:mrow>
          <math:msub>
            <math:mo math:stretchy="false">ε</math:mo>
            <math:mi>i</math:mi>
          </math:msub>
          <math:mrow>
            <math:msub>
              <math:mi>y</math:mi>
              <math:mi>i</math:mi>
            </math:msub>
            <math:mo math:stretchy="false">≤</math:mo>
            <math:msub>
              <math:mi>x</math:mi>
              <math:mi>i</math:mi>
            </math:msub>
          </math:mrow>
          <math:mtext> =&gt; </math:mtext>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o math:stretchy="false">≤</math:mo>
            <math:msub>
              <math:mi>c</math:mi>
              <math:mi math:fontstyle="italic">ij</math:mi>
            </math:msub>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o math:stretchy="false">≤</math:mo>
            <math:mn>0</math:mn>
          </math:mrow>
        </math:mrow>
      </math:mtr>
    </math:mtable>
    <math:annotation math:encoding="StarMath 5.0">%epsilon_i y_i &lt;= x_i " =&gt; " %epsilon_i y_i + x_j -1 &lt;= x_i + x_j -1
newline
" =&gt; " %epsilon_i y_i + x_j -1 &lt;= x_i + x_j -1 &lt;= c_ij
newline
" =&gt; " %epsilon_i y_i + x_j -1 - c_ij &lt;= 0</math:annotation>
  </math:semantics>
</math:math>
</file>

<file path=Object 54/content.xml><?xml version="1.0" encoding="utf-8"?>
<!DOCTYPE math  PUBLIC '-//OpenOffice.org//DTD Modified W3C MathML 1.01//EN'  'math.dtd'>
<math:math xmlns:math="http://www.w3.org/1998/Math/MathML">
  <math:semantics>
    <math:mtable>
      <math:mtr>
        <math:mrow>
          <math:msub>
            <math:mo math:stretchy="false">δ</math:mo>
            <math:mi>i</math:mi>
          </math:msub>
          <math:mrow>
            <math:msub>
              <math:mi>y</math:mi>
              <math:mi>i</math:mi>
            </math:msub>
            <math:mo math:stretchy="false">≥</math:mo>
            <math:msub>
              <math:mi>x</math:mi>
              <math:mi>i</math:mi>
            </math:msub>
          </math:mrow>
          <math:mtext> =&gt; </math:mtext>
          <math:msub>
            <math:mo math:stretchy="false">δ</math:mo>
            <math:mi>i</math:mi>
          </math:msub>
          <math:mrow>
            <math:mrow>
              <math:msub>
                <math:mi>y</math:mi>
                <math:mi>i</math:mi>
              </math:msub>
              <math:mo math:stretchy="false">≥</math:mo>
              <math:msub>
                <math:mi>x</math:mi>
                <math:mi>i</math:mi>
              </math:msub>
            </math:mrow>
            <math:mo math:stretchy="false">≥</math:mo>
            <math:msub>
              <math:mi>c</math:mi>
              <math:mi math:fontstyle="italic">ij</math:mi>
            </math:msub>
          </math:mrow>
        </math:mrow>
      </math:mtr>
      <math:mtr>
        <math:mrow>
          <math:mtext> =&gt; </math:mtext>
          <math:msub>
            <math:mo math:stretchy="false">δ</math:mo>
            <math:mi>i</math:mi>
          </math:msub>
          <math:mrow>
            <math:mrow>
              <math:msub>
                <math:mi>y</math:mi>
                <math:mi>i</math:mi>
              </math:msub>
              <math:mo math:stretchy="false">−</math:mo>
              <math:msub>
                <math:mi>c</math:mi>
                <math:mi math:fontstyle="italic">ij</math:mi>
              </math:msub>
            </math:mrow>
            <math:mo math:stretchy="false">≤</math:mo>
            <math:mn>0</math:mn>
          </math:mrow>
        </math:mrow>
      </math:mtr>
    </math:mtable>
    <math:annotation math:encoding="StarMath 5.0">%delta_i y_i &gt;= x_i " =&gt; " %delta_i y_i &gt;= x_i &gt;= c_ij
newline
" =&gt; " %delta_i y_i - c_ij &lt;= 0</math:annotation>
  </math:semantics>
</math:math>
</file>

<file path=Object 55/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row>
    <math:annotation math:encoding="StarMath 5.0">%lambda_1 geslant 0 et %lambda_2 geslant 0
</math:annotation>
  </math:semantics>
</math:math>
</file>

<file path=Object 56/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57/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i math:fontstyle="italic">min</math:mi>
      </math:mrow>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text>= </math:mtext>
      <math:mi math:fontstyle="italic">min</math:mi>
      <math:mi>L</math:mi>
      <math:mrow>
        <math:mo math:stretchy="false">(</math:mo>
        <math:mrow>
          <math:mi>x</math:mi>
          <math:mi>,</math:mi>
          <math:msub>
            <math:mo math:stretchy="false">λ</math:mo>
            <math:mn>1,</math:mn>
          </math:msub>
          <math:msub>
            <math:mo math:stretchy="false">λ</math:mo>
            <math:mn>2</math:mn>
          </math:msub>
        </math:mrow>
        <math:mo math:stretchy="false">)</math:mo>
      </math:mrow>
    </math:mrow>
    <math:annotation math:encoding="StarMath 5.0">%omega(%lambda_1,%lambda_2)= min sum from{i=1} to{n} {sum from {j=1} to {n} %sigma_{ij} c_ij}+ %lambda_1(%epsilon_i y_i + x_j -1 - c_ij ) + %lambda_2(%delta_i y_i - c_ij) "= " min L(x,%lambda_1,%lambda_2)

</math:annotation>
  </math:semantics>
</math:math>
</file>

<file path=Object 58/content.xml><?xml version="1.0" encoding="utf-8"?>
<!DOCTYPE math  PUBLIC '-//OpenOffice.org//DTD Modified W3C MathML 1.01//EN'  'math.dtd'>
<math:math xmlns:math="http://www.w3.org/1998/Math/MathML">
  <math:semantics>
    <math:mrow>
      <math:mi math:fontstyle="italic">Ainsi</math:mi>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row>
          <math:mi>z</math:mi>
          <math:mo math:stretchy="false">∗</math:mo>
          <math:mi>,</math:mi>
        </math:mrow>
      </math:mrow>
      <math:mo math:stretchy="false">∀</math:mo>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i math:fontstyle="italic">puisque</math:mi>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n>0</math:mn>
      </math:mrow>
      <math:mi math:fontstyle="italic">et</math:mi>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o math:stretchy="false">≤</math:mo>
        <math:mn>0</math:mn>
      </math:mrow>
    </math:mrow>
    <math:annotation math:encoding="StarMath 5.0">Ainsi %omega(%lambda_1,%lambda_2) &lt;= z*, forall %lambda_1 geslant 0 et %lambda_2 geslant 0 puisque (%epsilon_i y_i + x_j -1 - c_ij ) &lt;= 0 et (%delta_i y_i - c_ij)  &lt;= 0 </math:annotation>
  </math:semantics>
</math:math>
</file>

<file path=Object 59/content.xml><?xml version="1.0" encoding="utf-8"?>
<!DOCTYPE math  PUBLIC '-//OpenOffice.org//DTD Modified W3C MathML 1.01//EN'  'math.dtd'>
<math:math xmlns:math="http://www.w3.org/1998/Math/MathML">
  <math:semantics>
    <math:mtable>
      <math:mtr>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sum from{i=1} to{n} {sum from {j=1} to {n} %sigma_{ij} c_ij}+ %lambda_1(%epsilon_i y_i + x_j -1 - c_ij ) + %lambda_2(%delta_i y_i - c_ij)
newline
{}{}{}{}{} "s.c."
left lline stack {
sum from {i=1} to {n} x_i = 1
#
sum from {i=1} to {n} y_i = K
#
%epsilon_i y_i  &lt;= x_i &lt;= %delta_i y_i ; i=1,...,n
#
y_i in \{0;1\}, 1 &lt;= i &lt;= n
#
c_ij &lt;= x_i
#
c_ij &lt;= x_j
#
c_ij &gt;= x_i + x_j -1
#
c_ij in \{0;1\}, forall (i,j) in [1,n]^2
} right none</math:annotation>
  </math:semantics>
</math:math>
</file>

<file path=Object 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60/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61/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62/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63/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i>x</math:mi>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lambda_1 ,%lambda_2)] </math:annotation>
  </math:semantics>
</math:math>
</file>

<file path=Object 64/content.xml><?xml version="1.0" encoding="utf-8"?>
<!DOCTYPE math  PUBLIC '-//OpenOffice.org//DTD Modified W3C MathML 1.01//EN'  'math.dtd'>
<math:math xmlns:math="http://www.w3.org/1998/Math/MathML">
  <math:semantics>
    <math:mrow>
      <math:msub>
        <math:mi>x</math:mi>
        <math:mn>1,</math:mn>
      </math:msub>
      <math:mn>...</math:mn>
      <math:msub>
        <math:mi>x</math:mi>
        <math:mrow>
          <math:mo math:stretchy="false">(</math:mo>
          <math:mrow>
            <math:mi>k</math:mi>
            <math:mo math:stretchy="false">−</math:mo>
            <math:mn>1</math:mn>
          </math:mrow>
          <math:mo math:stretchy="false">)</math:mo>
        </math:mrow>
      </math:msub>
    </math:mrow>
    <math:annotation math:encoding="StarMath 5.0">x_1,...x_(k-1)</math:annotation>
  </math:semantics>
</math:math>
</file>

<file path=Object 65/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sub>
                <math:mi>x</math:mi>
                <math:mn>1</math:mn>
              </math:msub>
              <math:mi>,</math:mi>
              <math:msub>
                <math:mo math:stretchy="false">λ</math:mo>
                <math:mn>1</math:mn>
              </math:msub>
              <math:mi>,</math:mi>
              <math:msub>
                <math:mo math:stretchy="false">λ</math:mo>
                <math:mn>2</math:mn>
              </math:msub>
            </math:mrow>
            <math:mo math:stretchy="false">)</math:mo>
          </math:mrow>
          <math:mi>,</math:mi>
          <math:mi>L</math:mi>
          <math:mrow>
            <math:mo math:stretchy="false">(</math:mo>
            <math:mrow>
              <math:msub>
                <math:mi>x</math:mi>
                <math:mn>2</math:mn>
              </math:msub>
              <math:mi>,</math:mi>
              <math:msub>
                <math:mo math:stretchy="false">λ</math:mo>
                <math:mn>1</math:mn>
              </math:msub>
              <math:mi>,</math:mi>
              <math:msub>
                <math:mo math:stretchy="false">λ</math:mo>
                <math:mn>2</math:mn>
              </math:msub>
            </math:mrow>
            <math:mo math:stretchy="false">)</math:mo>
          </math:mrow>
          <math:mi>,</math:mi>
          <math:mn>...</math:mn>
          <math:mi>,</math:mi>
          <math:mi>L</math:mi>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_1 ,%lambda_1 , %lambda_2), L(x_2 ,%lambda_1 , %lambda_2),...,L(x_(k-1),%lambda_1 , %lambda_2)] 
</math:annotation>
  </math:semantics>
</math:math>
</file>

<file path=Object 66/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i>x</math:mi>
                        <math:mn>1,</math:mn>
                      </math:msub>
                      <math:msub>
                        <math:mo math:stretchy="false">λ</math:mo>
                        <math:mn>1</math:mn>
                      </math:msub>
                      <math:mi>,</math:mi>
                      <math:msub>
                        <math:mo math:stretchy="false">λ</math:mo>
                        <math:mn>2</math:mn>
                      </math:msub>
                    </math:mrow>
                    <math:mo math:stretchy="false">)</math:mo>
                  </math:mrow>
                </math:mrow>
              </math:mtr>
              <math:mtr>
                <math:mrow>
                  <math:mrow>
                    <math:mo math:stretchy="false">ω</math:mo>
                    <math:mo math:stretchy="false">≤</math:mo>
                    <math:mi>L</math:mi>
                  </math:mrow>
                  <math:mrow>
                    <math:mo math:stretchy="false">(</math:mo>
                    <math:mrow>
                      <math:msub>
                        <math:mi>x</math:mi>
                        <math:mn>2,</math:mn>
                      </math:msub>
                      <math:msub>
                        <math:mo math:stretchy="false">λ</math:mo>
                        <math:mn>1</math:mn>
                      </math:msub>
                      <math:mi>,</math:mi>
                      <math:msub>
                        <math:mo math:stretchy="false">λ</math:mo>
                        <math:mn>2</math:mn>
                      </math:msub>
                    </math:mrow>
                    <math:mo math:stretchy="false">)</math:mo>
                  </math:mrow>
                </math:mrow>
              </math:mtr>
              <math:mtr>
                <math:mtext>...</math:mtext>
              </math:mtr>
              <math:mtr>
                <math:mrow>
                  <math:mrow>
                    <math:mo math:stretchy="false">ω</math:mo>
                    <math:mo math:stretchy="false">≤</math:mo>
                    <math:mi>L</math:mi>
                  </math:mrow>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tr>
            </math:mtable>
          </math:mrow>
        </math:mrow>
      </math:mtr>
    </math:mtable>
    <math:annotation math:encoding="StarMath 5.0">max_%lambda %omega
newline
{}{}{}{}{} "s.c."
left lline stack {
%omega &lt;= L(x_1,%lambda_1 , %lambda_2)
#
%omega &lt;= L(x_2,%lambda_1 , %lambda_2)
#
"..."
#
%omega &lt;= L(x_(k-1),%lambda_1 , %lambda_2)
}right none</math:annotation>
  </math:semantics>
</math:math>
</file>

<file path=Object 67/content.xml><?xml version="1.0" encoding="utf-8"?>
<!DOCTYPE math  PUBLIC '-//OpenOffice.org//DTD Modified W3C MathML 1.01//EN'  'math.dtd'>
<math:math xmlns:math="http://www.w3.org/1998/Math/MathML">
  <math:semantics>
    <math:mrow>
      <math:msub>
        <math:mo math:stretchy="false">λ</math:mo>
        <math:mn>1</math:mn>
      </math:msub>
      <math:mtext>=</math:mtext>
      <math:msub>
        <math:mo math:stretchy="false">λ</math:mo>
        <math:mn>1k</math:mn>
      </math:msub>
    </math:mrow>
    <math:annotation math:encoding="StarMath 5.0">%lambda_1 "=" %lambda_1k</math:annotation>
  </math:semantics>
</math:math>
</file>

<file path=Object 68/content.xml><?xml version="1.0" encoding="utf-8"?>
<!DOCTYPE math  PUBLIC '-//OpenOffice.org//DTD Modified W3C MathML 1.01//EN'  'math.dtd'>
<math:math xmlns:math="http://www.w3.org/1998/Math/MathML">
  <math:semantics>
    <math:mrow>
      <math:msub>
        <math:mo math:stretchy="false">λ</math:mo>
        <math:mn>2</math:mn>
      </math:msub>
      <math:mtext>=</math:mtext>
      <math:msub>
        <math:mo math:stretchy="false">λ</math:mo>
        <math:mn>2k</math:mn>
      </math:msub>
    </math:mrow>
    <math:annotation math:encoding="StarMath 5.0">%lambda_2 "=" %lambda_2k</math:annotation>
  </math:semantics>
</math:math>
</file>

<file path=Object 69/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70/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1/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72/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73/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4/content.xml><?xml version="1.0" encoding="utf-8"?>
<!DOCTYPE math  PUBLIC '-//OpenOffice.org//DTD Modified W3C MathML 1.01//EN'  'math.dtd'>
<math:math xmlns:math="http://www.w3.org/1998/Math/MathML">
  <math:semantics>
    <math:msub>
      <math:mi>x</math:mi>
      <math:mi>k</math:mi>
    </math:msub>
    <math:annotation math:encoding="StarMath 5.0">x_k</math:annotation>
  </math:semantics>
</math:math>
</file>

<file path=Object 75/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1k, %lambda_2k) &lt;= %omega^"*" &lt;= %omega^"*"_k</math:annotation>
  </math:semantics>
</math:math>
</file>

<file path=Object 76/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1k, %lambda_2k) = %omega^"*" = z^"*" " = "c^t x</math:annotation>
  </math:semantics>
</math:math>
</file>

<file path=Object 7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78/content.xml><?xml version="1.0" encoding="utf-8"?>
<!DOCTYPE math  PUBLIC '-//OpenOffice.org//DTD Modified W3C MathML 1.01//EN'  'math.dtd'>
<math:math xmlns:math="http://www.w3.org/1998/Math/MathML">
  <math:semantics>
    <math:mrow>
      <math:mrow>
        <math:msub>
          <math:mi>c</math:mi>
          <math:mi math:fontstyle="italic">ij</math:mi>
        </math:msub>
        <math:mo math:stretchy="false">=</math:mo>
        <math:msub>
          <math:mi>x</math:mi>
          <math:mi>i</math:mi>
        </math:msub>
      </math:mrow>
      <math:msub>
        <math:mi>x</math:mi>
        <math:mi>j</math:mi>
      </math:msub>
      <math:mi>,</math:mi>
      <math:mo math:stretchy="false">∀</math:mo>
      <math:mi>i</math:mi>
      <math:mi>,</math:mi>
      <math:mrow>
        <math:mi>j</math:mi>
        <math:mo math:stretchy="false">∈</math:mo>
        <math:mrow>
          <math:mo math:stretchy="false">[</math:mo>
          <math:mrow>
            <math:mn>1,</math:mn>
            <math:mi>n</math:mi>
          </math:mrow>
          <math:mo math:stretchy="false">]</math:mo>
        </math:mrow>
      </math:mrow>
    </math:mrow>
    <math:annotation math:encoding="StarMath 5.0">c_ij = x_i x_j , forall i,j in [1, n]</math:annotation>
  </math:semantics>
</math:math>
</file>

<file path=Object 7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content.xml><?xml version="1.0" encoding="utf-8"?>
<!DOCTYPE math  PUBLIC '-//OpenOffice.org//DTD Modified W3C MathML 1.01//EN'  'math.dtd'>
<math:math xmlns:math="http://www.w3.org/1998/Math/MathML">
  <math:semantics>
    <math:mrow>
      <math:mrow>
        <math:mrow>
          <math:mrow>
            <math:mn>0</math:mn>
            <math:mo math:stretchy="false">&lt;</math:mo>
            <math:msub>
              <math:mo math:stretchy="false">ε</math:mo>
              <math:mi>i</math:mi>
            </math:msub>
          </math:mrow>
          <math:mo math:stretchy="false">&lt;</math:mo>
          <math:msub>
            <math:mo math:stretchy="false">δ</math:mo>
            <math:mi>i</math:mi>
          </math:msub>
        </math:mrow>
        <math:mo math:stretchy="false">≤</math:mo>
        <math:mn>1,</math:mn>
      </math:mrow>
      <math:mo math:stretchy="false">∀</math:mo>
      <math:mi>i</math:mi>
    </math:mrow>
    <math:annotation math:encoding="StarMath 5.0">0 &lt; %epsilon_i &lt; %delta_i &lt;= 1, forall i</math:annotation>
  </math:semantics>
</math:math>
</file>

<file path=Object 80/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1/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82/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83/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84/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85/content.xml><?xml version="1.0" encoding="utf-8"?>
<!DOCTYPE math  PUBLIC '-//OpenOffice.org//DTD Modified W3C MathML 1.01//EN'  'math.dtd'>
<math:math xmlns:math="http://www.w3.org/1998/Math/MathML">
  <math:semantics>
    <math:mrow>
      <math:mi>x</math:mi>
      <math:mi>'</math:mi>
      <math:mi>'</math:mi>
    </math:mrow>
    <math:annotation math:encoding="StarMath 5.0">x''</math:annotation>
  </math:semantics>
</math:math>
</file>

<file path=Object 86/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8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math:mi>
          </math:mrow>
          <math:mo math:stretchy="false">)</math:mo>
        </math:mrow>
        <math:mo math:stretchy="false">&lt;</math:mo>
        <math:mi>f</math:mi>
      </math:mrow>
      <math:mrow>
        <math:mo math:stretchy="false">(</math:mo>
        <math:mi>x</math:mi>
        <math:mo math:stretchy="false">)</math:mo>
      </math:mrow>
    </math:mrow>
    <math:annotation math:encoding="StarMath 5.0">f(x'') &lt; f(x)</math:annotation>
  </math:semantics>
</math:math>
</file>

<file path=Object 88/content.xml><?xml version="1.0" encoding="utf-8"?>
<!DOCTYPE math  PUBLIC '-//OpenOffice.org//DTD Modified W3C MathML 1.01//EN'  'math.dtd'>
<math:math xmlns:math="http://www.w3.org/1998/Math/MathML">
  <math:semantics>
    <math:mrow>
      <math:mrow>
        <math:mi>x</math:mi>
        <math:mo math:stretchy="false">=</math:mo>
        <math:mi>x</math:mi>
      </math:mrow>
      <math:mi>'</math:mi>
      <math:mi>'</math:mi>
    </math:mrow>
    <math:annotation math:encoding="StarMath 5.0">x = x''</math:annotation>
  </math:semantics>
</math:math>
</file>

<file path=Object 89/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90/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 = u+ 1</math:annotation>
  </math:semantics>
</math:math>
</file>

<file path=Object 9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3/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94/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95/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96/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9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row>
          <math:mo math:stretchy="false">)</math:mo>
        </math:mrow>
        <math:mo math:stretchy="false">&lt;</math:mo>
        <math:mi>f</math:mi>
      </math:mrow>
      <math:mrow>
        <math:mo math:stretchy="false">(</math:mo>
        <math:mi>x</math:mi>
        <math:mo math:stretchy="false">)</math:mo>
      </math:mrow>
    </math:mrow>
    <math:annotation math:encoding="StarMath 5.0">f(x')&lt;f(x)</math:annotation>
  </math:semantics>
</math:math>
</file>

<file path=Object 98/content.xml><?xml version="1.0" encoding="utf-8"?>
<!DOCTYPE math  PUBLIC '-//OpenOffice.org//DTD Modified W3C MathML 1.01//EN'  'math.dtd'>
<math:math xmlns:math="http://www.w3.org/1998/Math/MathML">
  <math:semantics>
    <math:mrow>
      <math:mrow>
        <math:mi>x</math:mi>
        <math:mo math:stretchy="false">=</math:mo>
        <math:mi>x</math:mi>
      </math:mrow>
      <math:mi>'</math:mi>
    </math:mrow>
    <math:annotation math:encoding="StarMath 5.0">x=x'</math:annotation>
  </math:semantics>
</math:math>
</file>

<file path=Object 99/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o math:stretchy="false">−</math:mo>
              <math:mo math:stretchy="false">γ</math:mo>
            </math:mrow>
          </math:mrow>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i>k</math:mi>
                      <math:mo math:stretchy="false">=</math:mo>
                      <math:mn>1</math:mn>
                    </math:mrow>
                    <math:mi>:</math:mi>
                    <math:mi>M</math:mi>
                  </math:mrow>
                </math:mtd>
                <math:mtd>
                  <math:mrow>
                    <math:mo math:stretchy="false">(</math:mo>
                    <math:mn>3b</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z^"*" = - %gamma
newline

"s.c." left [ matrix {

%gamma^"-" &lt;= %gamma &lt;= %gamma^"+" # (3a)
##
z_k + %gamma - (%xi^k)^T x&lt;=1, k = 1:M # (3b)
##
sum from {i=1} to {M} z_i &gt;= M (1-%alpha) # (3c)
##
%mu^T x = %rho # (3d)
##
sum from {i=1} to {n} x_i = 1, x_i &gt;= 0, 1&lt;=i&lt;=n # (3e)
##
z_i in \{0, 1\}, 1&lt;=i&lt;=n # (3f)
} right none



</math:annotation>
  </math:semantics>
</math:math>
</file>